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3"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2" svg:font-family="'Courier New'" style:font-family-generic="modern" style:font-pitch="fixed"/>
    <style:font-face style:name="Courier New3"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1" fo:font-size="18pt" fo:font-weight="bold" style:letter-kerning="true" style:font-size-asian="18pt" style:font-weight-asian="bold" style:font-name-complex="Arial3" style:font-size-complex="18pt" style:font-weight-complex="bold"/>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paragraph-properties fo:text-align="start" style:justify-single-word="false"/>
    </style:style>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paragraph-properties style:writing-mode="lr-tb"/>
    </style:style>
    <style:style style:name="P123" style:family="paragraph" style:parent-style-name="Text_20_body" style:list-style-name="L10">
      <style:paragraph-properties style:writing-mode="lr-tb"/>
      <style:text-properties fo:language="en" fo:country="non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style:font-name-asian="Times New Roman" style:font-name-complex="Times New Roman"/>
    </style:style>
    <style:style style:name="T7" style:family="text">
      <style:text-properties style:font-name="Arial3"/>
    </style:style>
    <style:style style:name="T8" style:family="text">
      <style:text-properties style:font-name="Arial3" style:font-name-asian="Times New Roman" style:language-asian="zh" style:country-asian="CN" style:font-name-complex="Times New Roman"/>
    </style:style>
    <style:style style:name="T9" style:family="text">
      <style:text-properties style:font-name="Arial3" style:font-name-asian="Times New Roman" style:font-name-complex="Times New Roman"/>
    </style:style>
    <style:style style:name="T10" style:family="text">
      <style:text-properties style:font-name="Arial3" fo:font-size="10pt" fo:language="en" fo:country="US" style:font-size-asian="10pt" style:font-name-complex="Arial3" style:font-size-complex="10pt"/>
    </style:style>
    <style:style style:name="T11" style:family="text">
      <style:text-properties style:font-name="Arial3" fo:font-size="10pt" fo:language="en" fo:country="US" fo:font-style="italic" style:font-size-asian="10pt" style:font-style-asian="italic" style:font-name-complex="Arial3" style:font-size-complex="10pt" style:font-style-complex="italic"/>
    </style:style>
    <style:style style:name="T12"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3"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4" style:family="text">
      <style:text-properties style:font-name="Arial3" fo:font-style="normal" style:font-name-asian="Times New Roman" style:font-style-asian="normal" style:font-name-complex="Times New Roman" style:font-style-complex="normal"/>
    </style:style>
    <style:style style:name="T15" style:family="text">
      <style:text-properties style:font-name="Arial3" fo:font-style="italic"/>
    </style:style>
    <style:style style:name="T16"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17" style:family="text">
      <style:text-properties style:font-name="Arial3" style:font-name-asian="Noto Sans" style:font-name-complex="Noto Sans"/>
    </style:style>
    <style:style style:name="T18" style:family="text">
      <style:text-properties style:font-name="Arial3" style:font-name-asian="Arial3" style:font-name-complex="Arial3"/>
    </style:style>
    <style:style style:name="T19" style:family="text">
      <style:text-properties style:font-name="Arial3" fo:font-weight="normal" style:font-name-asian="Arial3" style:font-weight-asian="normal" style:font-name-complex="Arial3" style:font-weight-complex="normal"/>
    </style:style>
    <style:style style:name="T20" style:family="text">
      <style:text-properties style:font-name="Arial3" fo:font-weight="normal" style:font-name-asian="Times New Roman" style:font-weight-asian="normal" style:font-name-complex="Times New Roman" style:font-weight-complex="normal"/>
    </style:style>
    <style:style style:name="T21" style:family="text">
      <style:text-properties style:font-name="Arial3" fo:language="en" fo:country="US" fo:font-style="normal" style:font-style-asian="normal" style:font-name-complex="Arial3" style:font-style-complex="normal"/>
    </style:style>
    <style:style style:name="T22" style:family="text">
      <style:text-properties style:font-name="Arial3" style:font-size-complex="10pt"/>
    </style:style>
    <style:style style:name="T23" style:family="text">
      <style:text-properties fo:language="en" fo:country="none"/>
    </style:style>
    <style:style style:name="T24" style:family="text">
      <style:text-properties fo:language="en" fo:country="none" fo:font-weight="normal" style:font-weight-asian="normal" style:font-weight-complex="normal"/>
    </style:style>
    <style:style style:name="T25" style:family="text">
      <style:text-properties fo:language="en" fo:country="none" fo:font-style="normal" style:font-style-asian="normal" style:font-style-complex="normal"/>
    </style:style>
    <style:style style:name="T26" style:family="text">
      <style:text-properties fo:language="en" fo:country="none" fo:font-style="normal" style:font-style-asian="italic" style:font-style-complex="italic"/>
    </style:style>
    <style:style style:name="T27" style:family="text">
      <style:text-properties fo:language="en" fo:country="none" fo:font-style="normal" fo:font-weight="normal" style:font-style-asian="normal" style:font-weight-asian="normal" style:font-style-complex="normal" style:font-weight-complex="normal"/>
    </style:style>
    <style:style style:name="T28" style:family="text">
      <style:text-properties fo:language="en" fo:country="none" fo:font-style="italic" style:font-style-asian="italic" style:font-style-complex="italic"/>
    </style:style>
    <style:style style:name="T29" style:family="text">
      <style:text-properties fo:language="en" fo:country="none" style:language-complex="ar" style:country-complex="SA"/>
    </style:style>
    <style:style style:name="T30" style:family="text">
      <style:text-properties fo:language="en" fo:country="none"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style:language-asian="zh" style:country-asian="CN" style:font-weight-asian="normal" style:font-weight-complex="normal"/>
    </style:style>
    <style:style style:name="T33" style:family="text">
      <style:text-properties fo:font-weight="bold" style:font-weight-asian="bold" style:font-weight-complex="bold"/>
    </style:style>
    <style:style style:name="T34" style:family="text">
      <style:text-properties fo:language="en" fo:country="US"/>
    </style:style>
    <style:style style:name="T35" style:family="text">
      <style:text-properties fo:language="en" fo:country="US" style:language-complex="ar" style:country-complex="SA"/>
    </style:style>
    <style:style style:name="T36" style:family="text">
      <style:text-properties fo:language="en" fo:country="US" fo:font-style="italic" style:font-style-asian="italic" style:language-complex="ar" style:country-complex="SA" style:font-style-complex="italic"/>
    </style:style>
    <style:style style:name="T37"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38"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39"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0"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1"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2"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3"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4"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46" style:family="text">
      <style:text-properties style:use-window-font-color="true" style:font-name-asian="Times New Roman" style:language-complex="ar" style:country-complex="SA"/>
    </style:style>
    <style:style style:name="T47" style:family="text">
      <style:text-properties style:use-window-font-color="true" style:font-name="Courier New" fo:font-size="10pt" fo:language="zxx" fo:country="none" fo:background-color="transparent" style:font-name-asian="Courier New1" style:font-size-asian="10pt" style:font-name-complex="Courier New1" style:font-size-complex="12pt" style:language-complex="ar" style:country-complex="SA"/>
    </style:style>
    <style:style style:name="T48" style:family="text">
      <style:text-properties style:use-window-font-color="true" style:font-name="Liberation Sans1" fo:font-style="italic" fo:font-weight="normal" style:font-style-asian="italic" style:font-weight-asian="normal" style:font-size-complex="10pt" style:font-style-complex="italic"/>
    </style:style>
    <style:style style:name="T49" style:family="text">
      <style:text-properties style:use-window-font-color="true" style:font-name="Liberation Sans1" fo:font-weight="normal" style:font-weight-asian="normal" style:font-size-complex="10pt"/>
    </style:style>
    <style:style style:name="T50" style:family="text">
      <style:text-properties style:language-asian="zh" style:country-asian="CN"/>
    </style:style>
    <style:style style:name="T51" style:family="text">
      <style:text-properties fo:font-style="normal" style:font-style-asian="normal" style:font-style-complex="normal"/>
    </style:style>
    <style:style style:name="T52" style:family="text">
      <style:text-properties fo:font-style="normal" style:font-style-asian="normal" style:font-style-complex="italic"/>
    </style:style>
    <style:style style:name="T53" style:family="text">
      <style:text-properties fo:font-style="normal" style:font-style-asian="normal" style:font-weight-asian="normal" style:font-style-complex="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style:font-style-asian="italic" style:font-weight-asian="normal" style:font-style-complex="italic" style:font-weight-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2" style:family="text">
      <style:text-properties fo:font-style="italic" fo:font-weight="normal" style:font-style-asian="normal" style:font-weight-asian="normal" style:font-style-complex="normal" style:font-weight-complex="normal"/>
    </style:style>
    <style:style style:name="T63" style:family="text">
      <style:text-properties fo:font-style="italic" style:language-asian="zh" style:country-asian="CN"/>
    </style:style>
    <style:style style:name="T64" style:family="text">
      <style:text-properties fo:font-style="italic" style:language-asian="zh" style:country-asian="CN" style:font-style-asian="italic" style:font-style-complex="italic"/>
    </style:style>
    <style:style style:name="T65" style:family="text">
      <style:text-properties style:font-name="Arial1" style:font-name-asian="Arial1" style:font-name-complex="Arial1"/>
    </style:style>
    <style:style style:name="T66" style:family="text">
      <style:text-properties style:font-name="Arial1" style:font-name-asian="Times New Roman" style:font-name-complex="Times New Roman"/>
    </style:style>
    <style:style style:name="T67"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68" style:family="text">
      <style:text-properties style:font-name="Arial1" fo:font-style="normal" style:font-name-asian="Arial1" style:font-style-asian="normal" style:font-name-complex="Arial1" style:font-style-complex="normal"/>
    </style:style>
    <style:style style:name="T69" style:family="text">
      <style:text-properties style:font-name="Arial1" fo:font-weight="normal" style:font-name-asian="Arial1" style:font-weight-asian="normal" style:font-name-complex="Arial1" style:font-weight-complex="normal"/>
    </style:style>
    <style:style style:name="T70"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1" style:family="text">
      <style:text-properties style:text-underline-style="solid" style:text-underline-width="auto" style:text-underline-color="font-color"/>
    </style:style>
    <style:style style:name="T72" style:family="text">
      <style:text-properties style:font-name="Noto Sans" style:font-name-asian="Noto Sans" style:font-name-complex="Noto Sans"/>
    </style:style>
    <style:style style:name="T73" style:family="text">
      <style:text-properties style:text-position="0% 100%"/>
    </style:style>
    <style:style style:name="T74" style:family="text">
      <style:text-properties style:text-position="0% 100%" fo:font-style="normal" style:font-style-asian="normal" style:font-style-complex="normal"/>
    </style:style>
    <style:style style:name="T75" style:family="text">
      <style:text-properties style:text-position="0% 100%" fo:font-style="italic" style:font-style-asian="italic" style:font-style-complex="italic"/>
    </style:style>
    <style:style style:name="T76" style:family="text">
      <style:text-properties style:text-position="0% 100%" fo:font-size="10pt"/>
    </style:style>
    <style:style style:name="T77" style:family="text">
      <style:text-properties style:text-position="sub 58%"/>
    </style:style>
    <style:style style:name="T78" style:family="text">
      <style:text-properties style:text-position="sub 58%" fo:font-style="normal" style:font-style-asian="normal" style:font-style-complex="normal"/>
    </style:style>
    <style:style style:name="T79" style:family="text">
      <style:text-properties style:text-position="sub 58%" fo:font-style="italic" style:font-style-asian="italic" style:font-style-complex="italic"/>
    </style:style>
    <style:style style:name="T80" style:family="text">
      <style:text-properties style:text-position="sub 58%" style:font-name="Arial3" style:font-name-asian="Times New Roman" style:font-name-complex="Times New Roman"/>
    </style:style>
    <style:style style:name="T81" style:family="text">
      <style:text-properties style:text-position="sub 58%" fo:font-weight="normal" style:font-weight-asian="normal" style:font-weight-complex="normal"/>
    </style:style>
    <style:style style:name="T82" style:family="text">
      <style:text-properties style:font-weight-asian="normal" style:font-weight-complex="normal"/>
    </style:style>
    <style:style style:name="T83" style:family="text">
      <style:text-properties style:text-position="super 58%"/>
    </style:style>
    <style:style style:name="T84" style:family="text">
      <style:text-properties style:text-position="super 58%" fo:background-color="transparent"/>
    </style:style>
    <style:style style:name="T85" style:family="text">
      <style:text-properties style:text-position="super 58%" fo:font-weight="normal" style:font-weight-asian="normal" style:font-weight-complex="normal"/>
    </style:style>
    <style:style style:name="T86" style:family="text">
      <style:text-properties style:text-position="super 58%" fo:font-style="italic" style:font-style-asian="italic" style:font-style-complex="italic"/>
    </style:style>
    <style:style style:name="T87" style:family="text">
      <style:text-properties style:text-position="super 58%" fo:font-style="normal" style:font-style-asian="normal" style:font-style-complex="normal"/>
    </style:style>
    <style:style style:name="T88" style:family="text">
      <style:text-properties style:text-position="super 58%" fo:font-size="10pt"/>
    </style:style>
    <style:style style:name="T89" style:family="text">
      <style:text-properties style:text-position="super 58%" style:font-name="Arial3"/>
    </style:style>
    <style:style style:name="T90" style:family="text">
      <style:text-properties style:text-position="super 58%" style:language-asian="zh" style:country-asian="CN"/>
    </style:style>
    <style:style style:name="T91" style:family="text">
      <style:text-properties style:text-position="33% 80%"/>
    </style:style>
    <style:style style:name="T92" style:family="text">
      <style:text-properties style:text-position="33% 80%" fo:font-style="italic"/>
    </style:style>
    <style:style style:name="T93" style:family="text">
      <style:text-properties fo:font-size="10pt"/>
    </style:style>
    <style:style style:name="T94" style:family="text">
      <style:text-properties fo:font-size="10pt" style:font-size-asian="10pt" style:font-size-complex="10pt"/>
    </style:style>
    <style:style style:name="T95" style:family="text">
      <style:text-properties style:font-name="Arial2" fo:font-weight="normal" style:font-name-asian="Arial3" style:font-weight-asian="normal" style:font-name-complex="Arial3" style:font-weight-complex="normal"/>
    </style:style>
    <style:style style:name="T96" style:family="text">
      <style:text-properties style:font-name-asian="Arial3" style:font-name-complex="Arial3"/>
    </style:style>
    <style:style style:name="T97" style:family="text">
      <style:text-properties style:text-overline-style="solid" style:text-overline-width="auto" style:text-overline-color="font-color"/>
    </style:style>
    <style:style style:name="T98" style:family="text">
      <style:text-properties fo:color="#000000"/>
    </style:style>
    <style:style style:name="T99" style:family="text">
      <style:text-properties style:font-name="Liberation Sans2"/>
    </style:style>
    <style:style style:name="T100" style:family="text">
      <style:text-properties style:font-name="Liberation Sans" style:font-name-asian="Liberation Sans" style:font-name-complex="Liberation Sans"/>
    </style:style>
    <style:style style:name="T101" style:family="text">
      <style:text-properties style:font-name-asian="Times New Roman" style:font-name-complex="Times New Roman"/>
    </style:style>
    <style:style style:name="T102" style:family="text"/>
    <style:style style:name="T10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88cm" text:min-label-width="0.635cm"/>
        <style:text-properties style:font-name="StarSymbol"/>
      </text:list-level-style-bullet>
      <text:list-level-style-bullet text:level="3" text:style-name="Bullet_20_Symbols" text:bullet-char="–">
        <style:list-level-properties text:space-before="1.376cm" text:min-label-width="0.635cm"/>
        <style:text-properties style:font-name="StarSymbol"/>
      </text:list-level-style-bullet>
      <text:list-level-style-bullet text:level="4" text:style-name="Bullet_20_Symbols" text:bullet-char="–">
        <style:list-level-properties text:space-before="2.064cm" text:min-label-width="0.635cm"/>
        <style:text-properties style:font-name="StarSymbol"/>
      </text:list-level-style-bullet>
      <text:list-level-style-bullet text:level="5" text:style-name="Bullet_20_Symbols" text:bullet-char="–">
        <style:list-level-properties text:space-before="2.752cm" text:min-label-width="0.635cm"/>
        <style:text-properties style:font-name="StarSymbol"/>
      </text:list-level-style-bullet>
      <text:list-level-style-bullet text:level="6" text:style-name="Bullet_20_Symbols" text:bullet-char="–">
        <style:list-level-properties text:space-before="3.44cm" text:min-label-width="0.635cm"/>
        <style:text-properties style:font-name="StarSymbol"/>
      </text:list-level-style-bullet>
      <text:list-level-style-bullet text:level="7" text:style-name="Bullet_20_Symbols" text:bullet-char="–">
        <style:list-level-properties text:space-before="4.128cm" text:min-label-width="0.635cm"/>
        <style:text-properties style:font-name="StarSymbol"/>
      </text:list-level-style-bullet>
      <text:list-level-style-bullet text:level="8" text:style-name="Bullet_20_Symbols" text:bullet-char="–">
        <style:list-level-properties text:space-before="4.815cm" text:min-label-width="0.635cm"/>
        <style:text-properties style:font-name="StarSymbol"/>
      </text:list-level-style-bullet>
      <text:list-level-style-bullet text:level="9" text:style-name="Bullet_20_Symbols" text:bullet-char="–">
        <style:list-level-properties text:space-before="5.503cm" text:min-label-width="0.635cm"/>
        <style:text-properties style:font-name="StarSymbol"/>
      </text:list-level-style-bullet>
      <text:list-level-style-bullet text:level="10" text:style-name="Bullet_20_Symbols" text:bullet-char="–">
        <style:list-level-properties text:space-before="6.191cm" text:min-label-width="0.635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296437559504" text:id="ct2296437559504">
          <text:insertion>
            <office:change-info>
              <dc:creator>Francis Cave</dc:creator>
              <dc:date>2021-12-06T19:55:44</dc:date>
              <text:p>https://issues.oasis-open.org/browse/OFFICE-4096</text:p>
              <text:p/>
              <text:p/>
              <text:p/>
              <text:p/>
              <text:p/>
              <text:p/>
              <text:p/>
              <text:p/>
              <text:p/>
              <text:p/>
              <text:p/>
              <text:p/>
              <text:p/>
              <text:p/>
            </office:change-info>
          </text:insertion>
        </text:changed-region>
        <text:changed-region xml:id="ct2296437580384" text:id="ct2296437580384">
          <text:deletion>
            <office:change-info>
              <dc:creator>Unknown Author</dc:creator>
              <dc:date>2021-11-23T14:59:52</dc:date>
              <text:p>https://issues.oasis-open.org/browse/OFFICE-4096</text:p>
              <text:p/>
              <text:p/>
              <text:p/>
              <text:p/>
              <text:p/>
              <text:p/>
              <text:p/>
              <text:p/>
              <text:p/>
              <text:p/>
              <text:p/>
              <text:p/>
              <text:p/>
              <text:p/>
            </office:change-info>
            <text:p text:style-name="P12"><text:line-break/></text:p>
          </text:deletion>
        </text:changed-region>
        <text:changed-region xml:id="ct2296437569344" text:id="ct2296437569344">
          <text:insertion>
            <office:change-info>
              <dc:creator>Unknown Author</dc:creator>
              <dc:date>2021-11-23T14:59:52</dc:date>
              <text:p>https://issues.oasis-open.org/browse/OFFICE-4096</text:p>
              <text:p/>
              <text:p/>
              <text:p/>
              <text:p/>
              <text:p/>
              <text:p/>
              <text:p/>
              <text:p/>
              <text:p/>
              <text:p/>
              <text:p/>
              <text:p/>
              <text:p/>
              <text:p/>
            </office:change-info>
          </text:insertion>
        </text:changed-region>
        <text:changed-region xml:id="ct2296418740384" text:id="ct2296418740384">
          <text:insertion>
            <office:change-info>
              <dc:creator>Francis Cave</dc:creator>
              <dc:date>2022-03-16T16:03:48</dc:date>
              <text:p>https://issues.oasis-open.org/browse/OFFICE-2164</text:p>
              <text:p/>
              <text:p/>
              <text:p/>
              <text:p/>
              <text:p/>
              <text:p/>
              <text:p/>
              <text:p/>
              <text:p/>
              <text:p/>
              <text:p/>
              <text:p/>
              <text:p/>
              <text:p/>
              <text:p/>
            </office:change-info>
          </text:insertion>
        </text:changed-region>
        <text:changed-region xml:id="ct2296418746144" text:id="ct2296418746144">
          <text:insertion>
            <office:change-info>
              <dc:creator>Francis Cave</dc:creator>
              <dc:date>2022-03-16T16:04:06</dc:date>
              <text:p>https://issues.oasis-open.org/browse/OFFICE-2164</text:p>
              <text:p/>
              <text:p/>
              <text:p/>
              <text:p/>
              <text:p/>
              <text:p/>
              <text:p/>
              <text:p/>
              <text:p/>
              <text:p/>
              <text:p/>
              <text:p/>
              <text:p/>
              <text:p/>
              <text:p/>
            </office:change-info>
          </text:insertion>
        </text:changed-region>
        <text:changed-region xml:id="ct2296418739664" text:id="ct2296418739664">
          <text:insertion>
            <office:change-info>
              <dc:creator>Francis Cave</dc:creator>
              <dc:date>2022-03-16T16:05:10</dc:date>
              <text:p>https://issues.oasis-open.org/browse/OFFICE-2164</text:p>
              <text:p/>
              <text:p/>
              <text:p/>
              <text:p/>
              <text:p/>
              <text:p/>
              <text:p/>
              <text:p/>
              <text:p/>
              <text:p/>
              <text:p/>
              <text:p/>
              <text:p/>
              <text:p/>
              <text:p/>
            </office:change-info>
          </text:insertion>
        </text:changed-region>
        <text:changed-region xml:id="ct2296418733904" text:id="ct2296418733904">
          <text:insertion>
            <office:change-info>
              <dc:creator>Francis Cave</dc:creator>
              <dc:date>2022-03-16T16:06:39</dc:date>
              <text:p>https://issues.oasis-open.org/browse/OFFICE-2164</text:p>
              <text:p/>
              <text:p/>
              <text:p/>
              <text:p/>
              <text:p/>
              <text:p/>
              <text:p/>
              <text:p/>
              <text:p/>
              <text:p/>
              <text:p/>
              <text:p/>
              <text:p/>
              <text:p/>
              <text:p/>
            </office:change-info>
          </text:insertion>
        </text:changed-region>
        <text:changed-region xml:id="ct2296418740624" text:id="ct2296418740624">
          <text:insertion>
            <office:change-info>
              <dc:creator>Francis Cave</dc:creator>
              <dc:date>2022-03-16T16:07:00</dc:date>
              <text:p>https://issues.oasis-open.org/browse/OFFICE-2164</text:p>
              <text:p/>
              <text:p/>
              <text:p/>
              <text:p/>
              <text:p/>
              <text:p/>
              <text:p/>
              <text:p/>
              <text:p/>
              <text:p/>
              <text:p/>
              <text:p/>
              <text:p/>
              <text:p/>
              <text:p/>
            </office:change-info>
          </text:insertion>
        </text:changed-region>
        <text:changed-region xml:id="ct2296418740864" text:id="ct2296418740864">
          <text:insertion>
            <office:change-info>
              <dc:creator>Francis Cave</dc:creator>
              <dc:date>2022-03-16T16:08:13</dc:date>
              <text:p>https://issues.oasis-open.org/browse/OFFICE-2164</text:p>
              <text:p/>
              <text:p/>
              <text:p/>
              <text:p/>
              <text:p/>
              <text:p/>
              <text:p/>
              <text:p/>
              <text:p/>
              <text:p/>
              <text:p/>
              <text:p/>
              <text:p/>
              <text:p/>
              <text:p/>
            </office:change-info>
          </text:insertion>
        </text:changed-region>
        <text:changed-region xml:id="ct2296418746624" text:id="ct2296418746624">
          <text:insertion>
            <office:change-info>
              <dc:creator>Francis Cave</dc:creator>
              <dc:date>2022-03-16T16:09:30</dc:date>
              <text:p>https://issues.oasis-open.org/browse/OFFICE-2164</text:p>
              <text:p/>
              <text:p/>
              <text:p/>
              <text:p/>
              <text:p/>
              <text:p/>
              <text:p/>
              <text:p/>
              <text:p/>
              <text:p/>
              <text:p/>
              <text:p/>
              <text:p/>
              <text:p/>
              <text:p/>
            </office:change-info>
          </text:insertion>
        </text:changed-region>
        <text:changed-region xml:id="ct2296418746864" text:id="ct2296418746864">
          <text:insertion>
            <office:change-info>
              <dc:creator>Francis Cave</dc:creator>
              <dc:date>2022-03-16T16:12:03</dc:date>
              <text:p>https://issues.oasis-open.org/browse/OFFICE-2164</text:p>
              <text:p/>
              <text:p/>
              <text:p/>
              <text:p/>
              <text:p/>
              <text:p/>
              <text:p/>
              <text:p/>
              <text:p/>
              <text:p/>
              <text:p/>
              <text:p/>
              <text:p/>
              <text:p/>
              <text:p/>
            </office:change-info>
          </text:insertion>
        </text:changed-region>
        <text:changed-region xml:id="ct2296418747104" text:id="ct2296418747104">
          <text:insertion>
            <office:change-info>
              <dc:creator>Francis Cave</dc:creator>
              <dc:date>2022-03-16T16:13:18</dc:date>
              <text:p>https://issues.oasis-open.org/browse/OFFICE-2164</text:p>
              <text:p/>
              <text:p/>
              <text:p/>
              <text:p/>
              <text:p/>
              <text:p/>
              <text:p/>
              <text:p/>
              <text:p/>
              <text:p/>
              <text:p/>
              <text:p/>
              <text:p/>
              <text:p/>
              <text:p/>
            </office:change-info>
          </text:insertion>
        </text:changed-region>
        <text:changed-region xml:id="ct2296418743984" text:id="ct2296418743984">
          <text:insertion>
            <office:change-info>
              <dc:creator>Francis Cave</dc:creator>
              <dc:date>2022-03-16T16:14:04</dc:date>
              <text:p>https://issues.oasis-open.org/browse/OFFICE-2164</text:p>
              <text:p/>
              <text:p/>
              <text:p/>
              <text:p/>
              <text:p/>
              <text:p/>
              <text:p/>
              <text:p/>
              <text:p/>
              <text:p/>
              <text:p/>
              <text:p/>
              <text:p/>
              <text:p/>
              <text:p/>
            </office:change-info>
          </text:insertion>
        </text:changed-region>
        <text:changed-region xml:id="ct2296418744944" text:id="ct2296418744944">
          <text:insertion>
            <office:change-info>
              <dc:creator>Francis Cave</dc:creator>
              <dc:date>2022-03-16T16:15:00</dc:date>
              <text:p>https://issues.oasis-open.org/browse/OFFICE-2164</text:p>
              <text:p/>
              <text:p/>
              <text:p/>
              <text:p/>
              <text:p/>
              <text:p/>
              <text:p/>
              <text:p/>
              <text:p/>
              <text:p/>
              <text:p/>
              <text:p/>
              <text:p/>
              <text:p/>
              <text:p/>
            </office:change-info>
          </text:insertion>
        </text:changed-region>
        <text:changed-region xml:id="ct2296418745184" text:id="ct2296418745184">
          <text:insertion>
            <office:change-info>
              <dc:creator>Francis Cave</dc:creator>
              <dc:date>2022-03-16T16:17:04</dc:date>
              <text:p>https://issues.oasis-open.org/browse/OFFICE-2164</text:p>
              <text:p/>
              <text:p/>
              <text:p/>
              <text:p/>
              <text:p/>
              <text:p/>
              <text:p/>
              <text:p/>
              <text:p/>
              <text:p/>
              <text:p/>
              <text:p/>
              <text:p/>
              <text:p/>
              <text:p/>
            </office:change-info>
          </text:insertion>
        </text:changed-region>
        <text:changed-region xml:id="ct2296418737744" text:id="ct2296418737744">
          <text:insertion>
            <office:change-info>
              <dc:creator>Francis Cave</dc:creator>
              <dc:date>2022-03-16T16:18:04</dc:date>
              <text:p>https://issues.oasis-open.org/browse/OFFICE-2164</text:p>
              <text:p/>
              <text:p/>
              <text:p/>
              <text:p/>
              <text:p/>
              <text:p/>
              <text:p/>
              <text:p/>
              <text:p/>
              <text:p/>
              <text:p/>
              <text:p/>
              <text:p/>
              <text:p/>
              <text:p/>
            </office:change-info>
          </text:insertion>
        </text:changed-region>
        <text:changed-region xml:id="ct2296418755744" text:id="ct2296418755744">
          <text:insertion>
            <office:change-info>
              <dc:creator>Francis Cave</dc:creator>
              <dc:date>2022-03-16T16:19:06</dc:date>
              <text:p>https://issues.oasis-open.org/browse/OFFICE-2164</text:p>
              <text:p/>
              <text:p/>
              <text:p/>
              <text:p/>
              <text:p/>
              <text:p/>
              <text:p/>
              <text:p/>
              <text:p/>
              <text:p/>
              <text:p/>
              <text:p/>
              <text:p/>
              <text:p/>
              <text:p/>
            </office:change-info>
          </text:insertion>
        </text:changed-region>
        <text:changed-region xml:id="ct2296418748544" text:id="ct2296418748544">
          <text:insertion>
            <office:change-info>
              <dc:creator>Francis Cave</dc:creator>
              <dc:date>2022-03-16T16:20:09</dc:date>
              <text:p>https://issues.oasis-open.org/browse/OFFICE-2164</text:p>
              <text:p/>
              <text:p/>
              <text:p/>
              <text:p/>
              <text:p/>
              <text:p/>
              <text:p/>
              <text:p/>
              <text:p/>
              <text:p/>
              <text:p/>
              <text:p/>
              <text:p/>
              <text:p/>
              <text:p/>
            </office:change-info>
          </text:insertion>
        </text:changed-region>
        <text:changed-region xml:id="ct2296416283232" text:id="ct2296416283232">
          <text:insertion>
            <office:change-info>
              <dc:creator>Francis Cave</dc:creator>
              <dc:date>2023-04-27T18:25:59</dc:date>
              <text:p>https://issues.oasis-open.org/browse/OFFICE-3915</text:p>
              <text:p/>
              <text:p/>
              <text:p/>
              <text:p/>
              <text:p/>
              <text:p/>
              <text:p/>
              <text:p/>
            </office:change-info>
          </text:insertion>
        </text:changed-region>
        <text:changed-region xml:id="ct2296416288512" text:id="ct2296416288512">
          <text:insertion>
            <office:change-info>
              <dc:creator>Francis Cave</dc:creator>
              <dc:date>2023-04-27T18:26:00</dc:date>
              <text:p>https://issues.oasis-open.org/browse/OFFICE-3915</text:p>
              <text:p/>
              <text:p/>
              <text:p/>
              <text:p/>
              <text:p/>
              <text:p/>
              <text:p/>
              <text:p/>
            </office:change-info>
          </text:insertion>
        </text:changed-region>
        <text:changed-region xml:id="ct2296416277472" text:id="ct2296416277472">
          <text:insertion>
            <office:change-info>
              <dc:creator>Francis Cave</dc:creator>
              <dc:date>2023-04-27T18:26:06</dc:date>
              <text:p>https://issues.oasis-open.org/browse/OFFICE-3915</text:p>
              <text:p/>
              <text:p/>
              <text:p/>
              <text:p/>
              <text:p/>
              <text:p/>
              <text:p/>
              <text:p/>
            </office:change-info>
          </text:insertion>
        </text:changed-region>
        <text:changed-region xml:id="ct2296416283952" text:id="ct2296416283952">
          <text:deletion>
            <office:change-info>
              <dc:creator>Francis Cave</dc:creator>
              <dc:date>2023-04-27T18:38:34</dc:date>
              <text:p>https://issues.oasis-open.org/browse/OFFICE-3915</text:p>
              <text:p/>
              <text:p/>
              <text:p/>
              <text:p/>
              <text:p/>
              <text:p/>
              <text:p/>
            </office:change-info>
            <text:list xml:id="list1968036669" text:style-name="BulletedList">
              <text:list-item>
                <text:p text:style-name="P71"><text:s/>With <text:span text:style-name="Parameter_20_Name">PayType</text:span> = 1 the first payment is made on the same day the loan is taken out.</text:p>
              </text:list-item>
            </text:list>
          </text:deletion>
        </text:changed-region>
        <text:changed-region xml:id="ct2296416281552" text:id="ct2296416281552">
          <text:deletion>
            <office:change-info>
              <dc:creator>Unknown Author</dc:creator>
              <dc:date>2023-01-31T11:15:38</dc:date>
              <text:p>https://issues.oasis-open.org/browse/OFFICE-4113</text:p>
              <text:p/>
              <text:p/>
              <text:p/>
              <text:p/>
              <text:p/>
              <text:p/>
              <text:p/>
              <text:p/>
              <text:p/>
              <text:p/>
            </office:change-info>
            <text:p text:style-name="Text_20_body">Errors are <text:span text:style-name="Strong_20_Emphasis">not</text:span> propagated.</text:p>
          </text:deletion>
        </text:changed-region>
        <text:changed-region xml:id="ct2296416276992" text:id="ct2296416276992">
          <text:insertion>
            <office:change-info>
              <dc:creator>Unknown Author</dc:creator>
              <dc:date>2023-01-31T11:16:02</dc:date>
              <text:p>https://issues.oasis-open.org/browse/OFFICE-4113</text:p>
              <text:p/>
              <text:p/>
              <text:p/>
              <text:p/>
              <text:p/>
              <text:p/>
              <text:p/>
              <text:p/>
              <text:p/>
              <text:p/>
            </office:change-info>
          </text:insertion>
        </text:changed-region>
        <text:changed-region xml:id="ct2296416282032" text:id="ct2296416282032">
          <text:deletion>
            <office:change-info>
              <dc:creator>Unknown Author</dc:creator>
              <dc:date>2023-01-31T11:17:02</dc:date>
              <text:p>https://issues.oasis-open.org/browse/OFFICE-4113</text:p>
              <text:p/>
              <text:p/>
              <text:p/>
              <text:p/>
              <text:p/>
              <text:p/>
              <text:p/>
              <text:p/>
              <text:p/>
              <text:p/>
            </office:change-info>
            <text:p text:style-name="P22">; errors do <text:span text:style-name="T57">not</text:span> propagate</text:p>
          </text:deletion>
        </text:changed-region>
        <text:changed-region xml:id="ct2296416277232" text:id="ct2296416277232">
          <text:deletion>
            <office:change-info>
              <dc:creator>Unknown Author</dc:creator>
              <dc:date>2023-01-31T11:17:26</dc:date>
              <text:p>https://issues.oasis-open.org/browse/OFFICE-4113</text:p>
              <text:p/>
              <text:p/>
              <text:p/>
              <text:p/>
              <text:p/>
              <text:p/>
              <text:p/>
              <text:p/>
              <text:p/>
              <text:p/>
            </office:change-info>
            <text:p text:style-name="P22"><text:s/>(and not propagated as an Error)</text:p>
          </text:deletion>
        </text:changed-region>
        <text:changed-region xml:id="ct2296416282272" text:id="ct2296416282272">
          <text:deletion>
            <office:change-info>
              <dc:creator>Unknown Author</dc:creator>
              <dc:date>2023-01-31T11:18:23</dc:date>
              <text:p>https://issues.oasis-open.org/browse/OFFICE-4113</text:p>
              <text:p/>
              <text:p/>
              <text:p/>
              <text:p/>
              <text:p/>
              <text:p/>
              <text:p/>
              <text:p/>
              <text:p/>
              <text:p/>
            </office:change-info>
            <text:p text:style-name="P22">Note that unlike most functions, </text:p>
          </text:deletion>
        </text:changed-region>
        <text:changed-region xml:id="ct2296416277712" text:id="ct2296416277712">
          <text:insertion>
            <office:change-info>
              <dc:creator>Unknown Author</dc:creator>
              <dc:date>2023-01-31T11:18:24</dc:date>
              <text:p>https://issues.oasis-open.org/browse/OFFICE-4113</text:p>
              <text:p/>
              <text:p/>
              <text:p/>
              <text:p/>
              <text:p/>
              <text:p/>
              <text:p/>
              <text:p/>
              <text:p/>
              <text:p/>
            </office:change-info>
          </text:insertion>
        </text:changed-region>
        <text:changed-region xml:id="ct2296416291392" text:id="ct2296416291392">
          <text:deletion>
            <office:change-info>
              <dc:creator>Unknown Author</dc:creator>
              <dc:date>2023-01-31T11:18:23</dc:date>
              <text:p>https://issues.oasis-open.org/browse/OFFICE-4113</text:p>
              <text:p/>
              <text:p/>
              <text:p/>
              <text:p/>
              <text:p/>
              <text:p/>
              <text:p/>
              <text:p/>
              <text:p/>
              <text:p/>
            </office:change-info>
            <text:p text:style-name="P22">t</text:p>
          </text:deletion>
        </text:changed-region>
        <text:changed-region xml:id="ct2296416289952" text:id="ct2296416289952">
          <text:deletion>
            <office:change-info>
              <dc:creator>Unknown Author</dc:creator>
              <dc:date>2023-01-31T11:19:04</dc:date>
              <text:p>https://issues.oasis-open.org/browse/OFFICE-4113</text:p>
              <text:p/>
              <text:p/>
              <text:p/>
              <text:p/>
              <text:p/>
              <text:p/>
              <text:p/>
              <text:p/>
              <text:p/>
              <text:p/>
            </office:change-info>
            <text:p text:style-name="Text_20_body">Error results of the referred formula cell are not propagated.</text:p>
          </text:deletion>
        </text:changed-region>
        <text:changed-region xml:id="ct2296416291152" text:id="ct2296416291152">
          <text:insertion>
            <office:change-info>
              <dc:creator>Unknown Author</dc:creator>
              <dc:date>2023-01-31T11:19:15</dc:date>
              <text:p>https://issues.oasis-open.org/browse/OFFICE-4113</text:p>
              <text:p/>
              <text:p/>
              <text:p/>
              <text:p/>
              <text:p/>
              <text:p/>
              <text:p/>
              <text:p/>
              <text:p/>
              <text:p/>
            </office:change-info>
          </text:insertion>
        </text:changed-region>
        <text:changed-region xml:id="ct2296418651328" text:id="ct2296418651328">
          <text:insertion>
            <office:change-info>
              <dc:creator>Unknown Author</dc:creator>
              <dc:date>2021-11-23T17:13:59</dc:date>
              <text:p>https://issues.oasis-open.org/browse/OFFICE-4001</text:p>
              <text:p/>
              <text:p/>
              <text:p/>
              <text:p/>
              <text:p/>
              <text:p/>
              <text:p/>
              <text:p/>
              <text:p/>
              <text:p/>
              <text:p/>
              <text:p/>
              <text:p/>
              <text:p/>
              <text:p/>
              <text:p/>
              <text:p/>
            </office:change-info>
          </text:insertion>
        </text:changed-region>
        <text:changed-region xml:id="ct2296418658528" text:id="ct2296418658528">
          <text:insertion>
            <office:change-info>
              <dc:creator>Unknown Author</dc:creator>
              <dc:date>2021-11-23T17:14:00</dc:date>
              <text:p>https://issues.oasis-open.org/browse/OFFICE-4001</text:p>
              <text:p/>
              <text:p/>
              <text:p/>
              <text:p/>
              <text:p/>
              <text:p/>
              <text:p/>
              <text:p/>
              <text:p/>
              <text:p/>
              <text:p/>
              <text:p/>
              <text:p/>
              <text:p/>
              <text:p/>
              <text:p/>
              <text:p/>
            </office:change-info>
          </text:insertion>
        </text:changed-region>
        <text:changed-region xml:id="ct2296418649648" text:id="ct2296418649648">
          <text:deletion>
            <office:change-info>
              <dc:creator>Unknown Author</dc:creator>
              <dc:date>2023-01-31T11:20:05</dc:date>
              <text:p>https://issues.oasis-open.org/browse/OFFICE-4113</text:p>
              <text:p/>
              <text:p/>
              <text:p/>
              <text:p/>
              <text:p/>
              <text:p/>
              <text:p/>
              <text:p/>
              <text:p/>
              <text:p/>
            </office:change-info>
            <text:p text:style-name="Text_20_body">Note that t</text:p>
          </text:deletion>
        </text:changed-region>
        <text:changed-region xml:id="ct2296418651568" text:id="ct2296418651568">
          <text:insertion>
            <office:change-info>
              <dc:creator>Unknown Author</dc:creator>
              <dc:date>2023-01-31T11:20:09</dc:date>
              <text:p>https://issues.oasis-open.org/browse/OFFICE-4113</text:p>
              <text:p/>
              <text:p/>
              <text:p/>
              <text:p/>
              <text:p/>
              <text:p/>
              <text:p/>
              <text:p/>
              <text:p/>
              <text:p/>
            </office:change-info>
          </text:insertion>
        </text:changed-region>
        <text:changed-region xml:id="ct2296418647968" text:id="ct2296418647968">
          <text:deletion>
            <office:change-info>
              <dc:creator>Unknown Author</dc:creator>
              <dc:date>2023-01-31T11:20:36</dc:date>
              <text:p>https://issues.oasis-open.org/browse/OFFICE-4113</text:p>
              <text:p/>
              <text:p/>
              <text:p/>
              <text:p/>
              <text:p/>
              <text:p/>
              <text:p/>
              <text:p/>
              <text:p/>
              <text:p/>
            </office:change-info>
            <text:p text:style-name="Text_20_body">Note that t</text:p>
          </text:deletion>
        </text:changed-region>
        <text:changed-region xml:id="ct2296418659008" text:id="ct2296418659008">
          <text:insertion>
            <office:change-info>
              <dc:creator>Unknown Author</dc:creator>
              <dc:date>2023-01-31T11:20:38</dc:date>
              <text:p>https://issues.oasis-open.org/browse/OFFICE-4113</text:p>
              <text:p/>
              <text:p/>
              <text:p/>
              <text:p/>
              <text:p/>
              <text:p/>
              <text:p/>
              <text:p/>
              <text:p/>
              <text:p/>
            </office:change-info>
          </text:insertion>
        </text:changed-region>
        <text:changed-region xml:id="ct2296418651808" text:id="ct2296418651808">
          <text:insertion>
            <office:change-info>
              <dc:creator>Unknown Author</dc:creator>
              <dc:date>2021-11-23T17:14:45</dc:date>
              <text:p>https://issues.oasis-open.org/browse/OFFICE-4001</text:p>
              <text:p/>
              <text:p/>
              <text:p/>
              <text:p/>
              <text:p/>
              <text:p/>
              <text:p/>
              <text:p/>
              <text:p/>
              <text:p/>
              <text:p/>
              <text:p/>
              <text:p/>
              <text:p/>
              <text:p/>
              <text:p/>
              <text:p/>
            </office:change-info>
          </text:insertion>
        </text:changed-region>
        <text:changed-region xml:id="ct2296418649408" text:id="ct2296418649408">
          <text:insertion>
            <office:change-info>
              <dc:creator>Unknown Author</dc:creator>
              <dc:date>2021-11-23T17:15:06</dc:date>
              <text:p>https://issues.oasis-open.org/browse/OFFICE-4001</text:p>
              <text:p/>
              <text:p/>
              <text:p/>
              <text:p/>
              <text:p/>
              <text:p/>
              <text:p/>
              <text:p/>
              <text:p/>
              <text:p/>
              <text:p/>
              <text:p/>
              <text:p/>
              <text:p/>
              <text:p/>
              <text:p/>
              <text:p/>
            </office:change-info>
          </text:insertion>
        </text:changed-region>
        <text:changed-region xml:id="ct2296418644128" text:id="ct2296418644128">
          <text:insertion>
            <office:change-info>
              <dc:creator>Unknown Author</dc:creator>
              <dc:date>2021-11-23T17:15:23</dc:date>
              <text:p>https://issues.oasis-open.org/browse/OFFICE-4001</text:p>
              <text:p/>
              <text:p/>
              <text:p/>
              <text:p/>
              <text:p/>
              <text:p/>
              <text:p/>
              <text:p/>
              <text:p/>
              <text:p/>
              <text:p/>
              <text:p/>
              <text:p/>
              <text:p/>
              <text:p/>
              <text:p/>
              <text:p/>
            </office:change-info>
          </text:insertion>
        </text:changed-region>
        <text:changed-region xml:id="ct2296418652048" text:id="ct2296418652048">
          <text:insertion>
            <office:change-info>
              <dc:creator>Unknown Author</dc:creator>
              <dc:date>2021-11-23T17:18:11</dc:date>
              <text:p>https://issues.oasis-open.org/browse/OFFICE-4001</text:p>
              <text:p/>
              <text:p/>
              <text:p/>
              <text:p/>
              <text:p/>
              <text:p/>
              <text:p/>
              <text:p/>
              <text:p/>
              <text:p/>
              <text:p/>
              <text:p/>
              <text:p/>
              <text:p/>
              <text:p/>
              <text:p/>
              <text:p/>
            </office:change-info>
          </text:insertion>
        </text:changed-region>
        <text:changed-region xml:id="ct2296418650608" text:id="ct2296418650608">
          <text:deletion>
            <office:change-info>
              <dc:creator>Unknown Author</dc:creator>
              <dc:date>2023-01-27T16:54:03</dc:date>
              <text:p>https://issues.oasis-open.org/browse/OFFICE-4139</text:p>
              <text:p/>
              <text:p/>
              <text:p/>
              <text:p/>
              <text:p/>
              <text:p/>
              <text:p/>
              <text:p/>
              <text:p/>
              <text:p/>
              <text:p/>
              <text:p/>
            </office:change-info>
            <text:p text:style-name="Text_20_body">In most cases it will be arbitrary and just plain wrong due to binary search algorithms.</text:p>
          </text:deletion>
        </text:changed-region>
        <text:changed-region xml:id="ct2296418650848" text:id="ct2296418650848">
          <text:deletion>
            <office:change-info>
              <dc:creator>Francis Cave</dc:creator>
              <dc:date>2023-04-26T13:19:16</dc:date>
              <text:p>https://issues.oasis-open.org/browse/OFFICE-4143</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296418645568" text:id="ct2296418645568">
          <text:deletion>
            <office:change-info>
              <dc:creator>Unknown Author</dc:creator>
              <dc:date>2023-01-27T16:49:23</dc:date>
              <text:p>https://issues.oasis-open.org/browse/OFFICE-4139</text:p>
              <text:p/>
              <text:p/>
              <text:p/>
              <text:p/>
              <text:p/>
              <text:p/>
              <text:p/>
              <text:p/>
              <text:p/>
              <text:p/>
              <text:p/>
              <text:p/>
            </office:change-info>
            <text:p text:style-name="Text_20_body">In most cases it will be arbitrary and just plain wrong due to binary search algorithms.</text:p>
          </text:deletion>
        </text:changed-region>
        <text:changed-region xml:id="ct2296418633248" text:id="ct2296418633248">
          <text:insertion>
            <office:change-info>
              <dc:creator>Francis Cave</dc:creator>
              <dc:date>2021-12-06T17:37:32</dc:date>
              <text:p>https://issues.oasis-open.org/browse/OFFICE-3851</text:p>
              <text:p/>
              <text:p/>
              <text:p/>
              <text:p/>
              <text:p/>
              <text:p/>
              <text:p/>
              <text:p/>
              <text:p/>
              <text:p/>
              <text:p/>
              <text:p/>
              <text:p/>
              <text:p/>
              <text:p/>
              <text:p/>
              <text:p/>
              <text:p/>
            </office:change-info>
          </text:insertion>
        </text:changed-region>
        <text:changed-region xml:id="ct2296418639728" text:id="ct2296418639728">
          <text:insertion>
            <office:change-info>
              <dc:creator>Francis Cave</dc:creator>
              <dc:date>2022-04-24T22:21:45</dc:date>
              <text:p>https://issues.oasis-open.org/browse/OFFICE-3851</text:p>
              <text:p/>
              <text:p/>
              <text:p/>
              <text:p/>
              <text:p/>
              <text:p/>
              <text:p/>
              <text:p/>
              <text:p/>
              <text:p/>
            </office:change-info>
          </text:insertion>
        </text:changed-region>
        <text:changed-region xml:id="ct2296418628208" text:id="ct2296418628208">
          <text:insertion>
            <office:change-info>
              <dc:creator>Francis Cave</dc:creator>
              <dc:date>2021-12-06T17:37:57</dc:date>
              <text:p>https://issues.oasis-open.org/browse/OFFICE-3851</text:p>
              <text:p/>
              <text:p/>
              <text:p/>
              <text:p/>
              <text:p/>
              <text:p/>
              <text:p/>
              <text:p/>
              <text:p/>
              <text:p/>
              <text:p/>
              <text:p/>
              <text:p/>
              <text:p/>
              <text:p/>
              <text:p/>
              <text:p/>
              <text:p/>
            </office:change-info>
          </text:insertion>
        </text:changed-region>
        <text:changed-region xml:id="ct2296418633728" text:id="ct2296418633728">
          <text:deletion>
            <office:change-info>
              <dc:creator>Francis Cave</dc:creator>
              <dc:date>2021-12-06T17:39:20</dc:date>
              <text:p>https://issues.oasis-open.org/browse/OFFICE-3851</text:p>
              <text:p/>
              <text:p/>
              <text:p/>
              <text:p/>
              <text:p/>
              <text:p/>
              <text:p/>
              <text:p/>
              <text:p/>
              <text:p/>
              <text:p/>
              <text:p/>
              <text:p/>
              <text:p/>
              <text:p/>
              <text:p/>
              <text:p/>
              <text:p/>
            </office:change-info>
            <text:p text:style-name="Table_20_Contents"><text:span text:style-name="code"><text:s/>("at")</text:span></text:p>
          </text:deletion>
        </text:changed-region>
        <text:changed-region xml:id="ct2296418640688" text:id="ct2296418640688">
          <text:deletion>
            <office:change-info>
              <dc:creator>Unknown Author</dc:creator>
              <dc:date>2021-11-23T16:39:35</dc:date>
              <text:p>https://issues.oasis-open.org/browse/OFFICE-3851</text:p>
              <text:p/>
              <text:p/>
              <text:p/>
              <text:p/>
              <text:p/>
              <text:p/>
              <text:p/>
              <text:p/>
              <text:p/>
              <text:p/>
              <text:p/>
              <text:p/>
              <text:p/>
              <text:p/>
              <text:p/>
              <text:p/>
              <text:p/>
              <text:p/>
            </office:change-info>
            <text:p text:style-name="Table_20_Contents">A</text:p>
          </text:deletion>
        </text:changed-region>
        <text:changed-region xml:id="ct2296418628448" text:id="ct2296418628448">
          <text:insertion>
            <office:change-info>
              <dc:creator>Unknown Author</dc:creator>
              <dc:date>2021-11-23T16:39:35</dc:date>
              <text:p>https://issues.oasis-open.org/browse/OFFICE-3851</text:p>
              <text:p/>
              <text:p/>
              <text:p/>
              <text:p/>
              <text:p/>
              <text:p/>
              <text:p/>
              <text:p/>
              <text:p/>
              <text:p/>
              <text:p/>
              <text:p/>
              <text:p/>
              <text:p/>
              <text:p/>
              <text:p/>
              <text:p/>
              <text:p/>
            </office:change-info>
          </text:insertion>
        </text:changed-region>
        <text:changed-region xml:id="ct2296418638288" text:id="ct2296418638288">
          <text:insertion>
            <office:change-info>
              <dc:creator>Unknown Author</dc:creator>
              <dc:date>2021-11-23T16:39:47</dc:date>
              <text:p>https://issues.oasis-open.org/browse/OFFICE-3851</text:p>
              <text:p/>
              <text:p/>
              <text:p/>
              <text:p/>
              <text:p/>
              <text:p/>
              <text:p/>
              <text:p/>
              <text:p/>
              <text:p/>
              <text:p/>
              <text:p/>
              <text:p/>
              <text:p/>
              <text:p/>
              <text:p/>
              <text:p/>
              <text:p/>
            </office:change-info>
          </text:insertion>
        </text:changed-region>
        <text:changed-region xml:id="ct2296418635408" text:id="ct2296418635408">
          <text:insertion>
            <office:change-info>
              <dc:creator>Unknown Author</dc:creator>
              <dc:date>2021-11-23T16:40:01</dc:date>
              <text:p>https://issues.oasis-open.org/browse/OFFICE-3851</text:p>
              <text:p/>
              <text:p/>
              <text:p/>
              <text:p/>
              <text:p/>
              <text:p/>
              <text:p/>
              <text:p/>
              <text:p/>
              <text:p/>
              <text:p/>
              <text:p/>
              <text:p/>
              <text:p/>
              <text:p/>
              <text:p/>
              <text:p/>
              <text:p/>
            </office:change-info>
          </text:insertion>
        </text:changed-region>
        <text:changed-region xml:id="ct2296418629648" text:id="ct2296418629648">
          <text:insertion>
            <office:change-info>
              <dc:creator>Unknown Author</dc:creator>
              <dc:date>2021-11-23T16:43:26</dc:date>
              <text:p>https://issues.oasis-open.org/browse/OFFICE-3851</text:p>
              <text:p/>
              <text:p/>
              <text:p/>
              <text:p/>
              <text:p/>
              <text:p/>
              <text:p/>
              <text:p/>
              <text:p/>
              <text:p/>
              <text:p/>
              <text:p/>
              <text:p/>
              <text:p/>
              <text:p/>
              <text:p/>
              <text:p/>
              <text:p/>
            </office:change-info>
          </text:insertion>
        </text:changed-region>
        <text:changed-region xml:id="ct2296418640448" text:id="ct2296418640448">
          <text:insertion>
            <office:change-info>
              <dc:creator>Unknown Author</dc:creator>
              <dc:date>2021-11-29T18:19:42</dc:date>
              <text:p>https://issues.oasis-open.org/browse/OFFICE-3851</text:p>
              <text:p/>
              <text:p/>
              <text:p/>
              <text:p/>
              <text:p/>
              <text:p/>
              <text:p/>
              <text:p/>
              <text:p/>
              <text:p/>
              <text:p/>
              <text:p/>
              <text:p/>
              <text:p/>
              <text:p/>
              <text:p/>
              <text:p/>
              <text:p/>
            </office:change-info>
          </text:insertion>
        </text:changed-region>
        <text:changed-region xml:id="ct2296418629168" text:id="ct2296418629168">
          <text:insertion>
            <office:change-info>
              <dc:creator>Unknown Author</dc:creator>
              <dc:date>2021-11-29T18:18:54</dc:date>
              <text:p>https://issues.oasis-open.org/browse/OFFICE-3851</text:p>
              <text:p/>
              <text:p/>
              <text:p/>
              <text:p/>
              <text:p/>
              <text:p/>
              <text:p/>
              <text:p/>
              <text:p/>
              <text:p/>
              <text:p/>
              <text:p/>
              <text:p/>
              <text:p/>
              <text:p/>
              <text:p/>
              <text:p/>
              <text:p/>
            </office:change-info>
          </text:insertion>
        </text:changed-region>
        <text:changed-region xml:id="ct2296418629408" text:id="ct2296418629408">
          <text:insertion>
            <office:change-info>
              <dc:creator>Unknown Author</dc:creator>
              <dc:date>2021-11-23T16:43:34</dc:date>
              <text:p>https://issues.oasis-open.org/browse/OFFICE-3851</text:p>
              <text:p/>
              <text:p/>
              <text:p/>
              <text:p/>
              <text:p/>
              <text:p/>
              <text:p/>
              <text:p/>
              <text:p/>
              <text:p/>
              <text:p/>
              <text:p/>
              <text:p/>
              <text:p/>
              <text:p/>
              <text:p/>
              <text:p/>
              <text:p/>
            </office:change-info>
          </text:insertion>
        </text:changed-region>
        <text:changed-region xml:id="ct2296467939968" text:id="ct2296467939968">
          <text:deletion>
            <office:change-info>
              <dc:creator>Unknown Author</dc:creator>
              <dc:date>2023-01-31T11:22:27</dc:date>
              <text:p>https://issues.oasis-open.org/browse/OFFICE-4114</text:p>
              <text:p/>
              <text:p/>
              <text:p/>
              <text:p/>
              <text:p/>
              <text:p/>
              <text:p/>
              <text:p/>
              <text:p/>
              <text:p/>
            </office:change-info>
            <text:list xml:id="list2002465422" text:style-name="Appendix">
              <text:list-item>
                <text:p text:style-name="P70">Changes From Previous Specification Versions (Non Normative)</text:p>
              </text:list-item>
              <text:list-item>
                <text:p text:style-name="P70"/>
              </text:list-item>
            </text:list>
          </text:deletion>
        </text:changed-region>
        <text:changed-region xml:id="ct2296467946208" text:id="ct2296467946208">
          <text:insertion>
            <office:change-info>
              <dc:creator>Francis Cave</dc:creator>
              <dc:date>2022-03-16T16:02:10</dc:date>
              <text:p>Appendix A - editorial</text:p>
              <text:p/>
              <text:p/>
              <text:p/>
              <text:p/>
              <text:p/>
              <text:p/>
              <text:p/>
              <text:p/>
              <text:p/>
              <text:p/>
              <text:p/>
              <text:p/>
              <text:p/>
              <text:p/>
            </office:change-info>
          </text:insertion>
        </text:changed-region>
        <text:changed-region xml:id="ct2296467935648" text:id="ct2296467935648">
          <text:insertion>
            <office:change-info>
              <dc:creator>Francis Cave</dc:creator>
              <dc:date>2022-03-16T16:29:55</dc:date>
              <text:p>Appendix A - editorial</text:p>
              <text:p/>
              <text:p/>
              <text:p/>
              <text:p/>
              <text:p/>
              <text:p/>
              <text:p/>
              <text:p/>
              <text:p/>
              <text:p/>
              <text:p/>
              <text:p/>
              <text:p/>
              <text:p/>
            </office:change-info>
          </text:insertion>
        </text:changed-region>
        <text:changed-region xml:id="ct2296467942368" text:id="ct2296467942368">
          <text:insertion>
            <office:change-info>
              <dc:creator>Francis Cave</dc:creator>
              <dc:date>2022-03-16T16:30:00</dc:date>
              <text:p>Appendix A - editorial</text:p>
              <text:p/>
              <text:p/>
              <text:p/>
              <text:p/>
              <text:p/>
              <text:p/>
              <text:p/>
              <text:p/>
              <text:p/>
              <text:p/>
              <text:p/>
              <text:p/>
              <text:p/>
              <text:p/>
            </office:change-info>
          </text:insertion>
        </text:changed-region>
        <text:changed-region xml:id="ct2296467940208" text:id="ct2296467940208">
          <text:insertion>
            <office:change-info>
              <dc:creator>Francis Cave</dc:creator>
              <dc:date>2022-03-16T15:56:35</dc:date>
              <text:p>Appendix A - editorial</text:p>
              <text:p/>
              <text:p/>
              <text:p/>
              <text:p/>
              <text:p/>
              <text:p/>
              <text:p/>
              <text:p/>
              <text:p/>
              <text:p/>
              <text:p/>
              <text:p/>
              <text:p/>
              <text:p/>
            </office:change-info>
          </text:insertion>
        </text:changed-region>
        <text:changed-region xml:id="ct2296467942848" text:id="ct2296467942848">
          <text:insertion>
            <office:change-info>
              <dc:creator>Unknown Author</dc:creator>
              <dc:date>2023-01-31T11:24:00</dc:date>
              <text:p>Appendix A - editorial</text:p>
              <text:p/>
              <text:p/>
              <text:p/>
              <text:p/>
              <text:p/>
              <text:p/>
              <text:p/>
              <text:p/>
              <text:p/>
              <text:p/>
            </office:change-info>
          </text:insertion>
        </text:changed-region>
        <text:changed-region xml:id="ct2296467937328" text:id="ct2296467937328">
          <text:insertion>
            <office:change-info>
              <dc:creator>Francis Cave</dc:creator>
              <dc:date>2022-03-16T15:39:59</dc:date>
              <text:p>Appendix A - editorial</text:p>
              <text:p/>
              <text:p/>
              <text:p/>
              <text:p/>
              <text:p/>
              <text:p/>
              <text:p/>
              <text:p/>
              <text:p/>
              <text:p/>
              <text:p/>
              <text:p/>
              <text:p/>
              <text:p/>
            </office:change-info>
          </text:insertion>
        </text:changed-region>
        <text:changed-region xml:id="ct2296467948368" text:id="ct2296467948368">
          <text:insertion>
            <office:change-info>
              <dc:creator>Francis Cave</dc:creator>
              <dc:date>2022-03-16T15:40:01</dc:date>
              <text:p>Appendix A - editorial</text:p>
              <text:p/>
              <text:p/>
              <text:p/>
              <text:p/>
              <text:p/>
              <text:p/>
              <text:p/>
              <text:p/>
              <text:p/>
              <text:p/>
              <text:p/>
              <text:p/>
              <text:p/>
              <text:p/>
            </office:change-info>
          </text:insertion>
        </text:changed-region>
        <text:changed-region xml:id="ct2296467947648" text:id="ct2296467947648">
          <text:insertion>
            <office:change-info>
              <dc:creator>Francis Cave</dc:creator>
              <dc:date>2022-03-16T15:42:04</dc:date>
              <text:p>Appendix A - editorial</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9">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9">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9">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2">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34953159123301" text:continue-list="list1968036669" text:style-name="BulletedList">
        <text:list-item>
          <text:p text:style-name="P84"><text:soft-page-break/><text:span text:style-name="T58">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58">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58">Open Document Format for Office Applications (OpenDocument) Version 1.3. Part 3: OpenDocument Schema</text:span><text:span text:style-name="T51">.</text:span> <text:a xlink:type="simple" xlink:href="https://docs.oasis-open.org/office/OpenDocument/v1.3/os/part3-schema/OpenDocument-v1.3-os-part3-schema.html" text:style-name="Internet_20_link" text:visited-style-name="Visited_20_Internet_20_Link"><text:span text:style-name="T99">https://docs.oasis-open.org/office/OpenDocument/v1.3/os/part3-schema/OpenDocument-v1.3-os-part3-schema.html</text:span></text:a>.</text:p>
        </text:list-item>
        <text:list-item>
          <text:p text:style-name="P83"><text:span text:style-name="T58">Open Document Format for Office Applications (OpenDocument) Version 1.3. Part 4: Recalculated Formula (OpenFormula) Format</text:span>.<text:span text:style-name="T51">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8">OASIS Open Document Format for Office Applications (OpenDocument) Version 1.2</text:span><text:span text:style-name="T49">.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9">.</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7">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130344586"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492540934"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712949508"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5">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7">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7">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3">space defined by </text:span><text:span text:style-name="T23"><text:reference-ref text:reference-format="text" text:ref-name="nref-unicode">[UNICODE]</text:reference-ref></text:span><text:span text:style-name="T23"><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34953850246417" text:continue-list="list2712949508"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4">;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4">;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2">Note:</text:span></text:span><text:span text:style-name="T31"> This specification does not mandate a user interface for international characters, so a resource-constrained application </text:span><text:span text:style-name="ISO_20_Keyword">may</text:span><text:span text:style-name="T31"> choose to not show the traditional glyp</text:span><text:span text:style-name="T43">h </text:span><text:span text:style-name="T31">(e.g., it may show the </text:span><text:span text:style-name="T31"><text:reference-ref text:reference-format="text" text:ref-name="nref-unicode">[UNICODE]</text:reference-ref></text:span><text:span text:style-name="T31"><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34953908798403" text:continue-list="list234953850246417"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4">;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34952709379750" text:continue-list="list234953908798403" text:style-name="Processor_20_Conformance">
        <text:list-item text:start-value="1">
          <text:p text:style-name="P93">It <text:span text:style-name="ISO_20_Keyword">shall</text:span> <text:span text:style-name="T31">implement</text:span> the syntax defined in these sections on syntax:<text:span text:style-name="T31">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1">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1">array formulas, an</text:span><text:span text:style-name="T43">d </text:span><text:span text:style-name="GroupDefinition"><text:span text:style-name="T31">Sheet-local Named Expressions</text:span></text:span><text:span text:style-name="T31">.</text:span></text:p>
        </text:list-item>
      </text:list>
      <text:p text:style-name="Text_20_body"><text:span text:style-name="GroupDefinition">It shall implement the following functions as defined in this specification:</text:span><text:span text:style-name="GroupDefinition"><text:span text:style-name="T31">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4">;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3">Note 1:</text:span> In practice, for nearly all documents the differences are irrelevant. The primary variances and differences from OpenFormula and some existing applications are:</text:p>
      <text:list xml:id="list234952559053177" text:continue-list="list234953159123301" text:style-name="BulletedList">
        <text:list-item text:start-value="1">
          <text:p text:style-name="Bullet_20_List">Some conversions between types are not required to be automatic. In particular, applications <text:span text:style-name="ISO_20_Keyword">may</text:span><text:span text:style-name="T31">, but </text:span><text:span text:style-name="ISO_20_Keyword">need not</text:span><text:span text:style-name="T31">,</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7">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1">shall</text:span> be evaluated by application of the following rules: </text:p>
      <text:list xml:id="list24808859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390560107"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3">shall</text:span> be evaluated according to their definitions by applying the following rules:</text:p>
      <text:list xml:id="list234953432276723" text:continue-list="list390560107" text:style-name="Numbering_20_1">
        <text:list-item text:start-value="1">
          <text:p text:style-name="P95"><text:span text:style-name="T31">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779773273"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7">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34953021935716" text:continue-list="list234953432276723"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7">automatic recalculation</text:span>) or on user command (this is termed <text:span text:style-name="T57">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7">always</text:span> recalculate formulas including such functions whenever a recalculation occurs. Functions that are <text:span text:style-name="T57">always</text:span> recalculated whenever a recalculation occurs are termed <text:span text:style-name="T57">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8">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35628390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5">shall</text:span></text:span> be able to represent fractional values (they <text:span text:style-name="ISO_20_Keyword"><text:span text:style-name="T35">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5">shall</text:span> yield TRUE for the ISNUMBER <text:reference-ref text:reference-format="chapter" text:ref-name="ISNUMBER">6.13.22</text:reference-ref><text:s/>function. </text:p>
      <text:p text:style-name="Note"><text:span text:style-name="T33">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7">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7">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7">real part</text:span> and an <text:span text:style-name="T57">imaginary part.</text:span> In mathematics, complex numbers are often written as <text:span text:style-name="T57">x</text:span> + <text:span text:style-name="T57">iy</text:span>, where <text:span text:style-name="T57">x</text:span> (the real part) and <text:span text:style-name="T57">y</text:span> (the imaginary part) are real numbers and <text:span text:style-name="T57">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57">re</text:span><text:span text:style-name="T92">i</text:span><text:span text:style-name="T91">θ</text:span> = <text:span text:style-name="T57">r</text:span>cos(θ) + <text:span text:style-name="T57">ir</text:span>sin(θ), where <text:span text:style-name="T57">r</text:span> is the <text:span text:style-name="T57">modulus</text:span> of the complex number (a real number) and θ is the <text:span text:style-name="T57">argument</text:span> or <text:span text:style-name="T57">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7">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4">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3">Note 1:</text:span></text:span><text:span text:style-name="T54">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3">Note 2:</text:span></text:span><text:span text:style-name="T54">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7">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7">Scalar</text:span> value is a value that has a <text:span text:style-name="T57">single</text:span> value. A reference to more than one cell is <text:span text:style-name="T57">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4115385115"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296438019392">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29643802020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296438016128">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296438021568">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296438019664">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922329724"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3">th</text:span>.<text:span text:style-name="T37"> </text:span>This is not an error.<text:span text:style-name="T37"> <text:s/></text:span>The above functions work on such dates as well, e.g., day(February 30<text:span text:style-name="T83">th</text:span>) == 30.</text:p>
      <text:h text:style-name="Heading_20_4" text:outline-level="4"><text:reference-mark text:name="Basis-ProcedureA"/>Procedure A</text:h>
      <text:list xml:id="list1574264468"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199956041"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528568347"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1212855253" text:style-name="Example_20_Numbering">
        <text:list-item>
          <text:p text:style-name="P100">Return 360</text:p>
        </text:list-item>
      </text:list>
      <text:h text:style-name="Heading_20_4" text:outline-level="4"><text:reference-mark text:name="Basis-ProcedureE"/>Procedure E</text:h>
      <text:list xml:id="list234953978744003" text:continue-list="list1212855253"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458193148"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8">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7">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7">database</text:span> is a rectangular organized set of data.<text:span text:style-name="T37"> </text:span>Any database has a set of one or more <text:span text:style-name="T57">fields</text:span> that determine the structure of the database. A database has a set of zero or more <text:span text:style-name="T57">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7">field</text:span> is a value that selects a field in a database; it is also called a <text:span text:style-name="T57">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8">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234953971954810"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7">,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3">Formulas may start with a '=' (EQUALS SIGN, U+003D), which if present may be followed by a “forced recalculate” marker '=' (EQUALS SIGN, U+003D), followed by an expression. If the second '=' (EQUALS SIGN, U+003D) is present, this formula is a "forced recalculation" formula.</text:span><text:span text:style-name="T45"> </text:span><text:span text:style-name="T23">If a formula is marked as a "forced recalculation" formula, then it </text:span><text:span text:style-name="ISO_20_Keyword"><text:span text:style-name="T23">should</text:span></text:span><text:span text:style-name="T23">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3">Whitespace* </text:span>(</text:p>
      <text:p text:style-name="SyntaxBNF"><text:tab/>Number |</text:p>
      <text:p text:style-name="P50"><text:tab/>String |</text:p>
      <text:p text:style-name="P50"><text:tab/>Array |</text:p>
      <text:p text:style-name="P50"><text:tab/>PrefixOp Expression |</text:p>
      <text:p text:style-name="SyntaxBNF"><text:tab/> <text:span text:style-name="T23">Expression PostfixOp |</text:span></text:p>
      <text:p text:style-name="SyntaxBNF"><text:tab/> <text:span text:style-name="T23">Expression InfixOp Expression |</text:span></text:p>
      <text:p text:style-name="SyntaxBNF"><text:tab/> <text:span text:style-name="T23">'(' Expression ')' |</text:span></text:p>
      <text:p text:style-name="SyntaxBNF"><text:tab/> <text:span text:style-name="T23">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3">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3">(FULL STOP, U+002E) </text:span>dot as the decimal separator. Optional "E" or "e" denotes scientific notation. Syntactically, negative numbers are positive numbers with a prefix "-" (HYPHEN-MINUS, U+002D) operator.<text:span text:style-name="T37"> </text:span>A constant number<text:span text:style-name="T31"> is of type Number.</text:span></text:p>
      <text:p text:style-name="SyntaxBNF">Number ::= StandardNumber |</text:p>
      <text:p text:style-name="SyntaxBNF"><text:s text:c="3"/><text:span text:style-name="T23">'.' [0-9]+ ([eE] [-+]? [0-9]+)?</text:span></text:p>
      <text:p text:style-name="SyntaxBNF">StandardNumber ::= [0-9]+ ('.' [0-9]+)? ([eE] [-+]? [0-9]+)?</text:p>
      <text:p text:style-name="Text_20_body"><text:soft-page-break/>Evaluators <text:span text:style-name="ISO_20_Keyword"><text:span text:style-name="T29">should</text:span></text:span> <text:span text:style-name="T23">be able to read the </text:span><text:span text:style-name="SyntaxRule"><text:span text:style-name="T34">Number</text:span></text:span><text:span text:style-name="SyntaxRule"> </text:span><text:span text:style-name="T23">format, which accepts a decimal fraction that starts with decimal point '.' (FULL STOP, U+002E), without a leading zero. Evaluators </text:span><text:span text:style-name="ISO_20_Keyword"><text:span text:style-name="T29">shall</text:span></text:span> <text:span text:style-name="T23">write numbers only using the </text:span><text:span text:style-name="SyntaxRule"><text:span text:style-name="T34">StandardNumber</text:span></text:span><text:span text:style-name="SyntaxRule"> </text:span><text:span text:style-name="T23">format, which requires a leading digit, and</text:span> <text:span text:style-name="ISO_20_Keyword"><text:span text:style-name="T29">shall not</text:span></text:span> <text:span text:style-name="T23">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3">Constant strings are surrounded by double-quote characters (QUOTATION MARK, U+0022); a literal double-quote character '"' (QUOTATION MARK, U+0022) as string content is escaped by duplicating it. </text:span><text:s/><text:span text:style-name="T23">A constant string</text:span><text:span text:style-name="T24">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3">'&amp;'</text:span></text:p>
      <text:p text:style-name="Text_20_body">There are three predefined reference operators:<text:span text:style-name="T23">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29643800905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2964379231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2964380098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29643801014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296438020480">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2964380104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296438018304">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2964380147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2964380106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296438011232">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296438013408">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3">Note 2:</text:span></text:span><text:span text:style-name="T23"> Prefix “+” and “-“ are defined to be right-associative. However, note that typical applications which implement at most the operators defined in this specification (as specified) </text:span><text:span text:style-name="ISO_20_Keyword"><text:span text:style-name="T23">may</text:span></text:span><text:span text:style-name="T24"> implement them as left-associative, because the calculated results will be identical.</text:span></text:p>
      <text:p text:style-name="Text_20_body"><text:span text:style-name="Note_20_Label"><text:span text:style-name="T23">Note 3:</text:span></text:span><text:span text:style-name="T23"> Precedence can be overridden by using parentheses, so "=2+3*4" computes to 14 but "=(2+3)*4" computes 20. Implementations </text:span><text:span text:style-name="Emphasis">should</text:span> <text:span text:style-name="T23">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3">'_' | '.' | CombiningCharXML)*</text:span></text:p>
      <text:p text:style-name="Text_20_body">Where LetterXML, DigitXML, and CombiningCharXML are Letter, Digit, and CombiningChar as they are defined in<text:span text:style-name="T23"> </text:span><text:span text:style-name="T23"><text:reference-ref text:reference-format="text" text:ref-name="nref-xml1.0">[XML1.0]</text:reference-ref></text:span>.</text:p>
      <text:p text:style-name="Text_20_body">Function names are case-insensitive.</text:p>
      <text:p text:style-name="Text_20_body"><text:span text:style-name="T23">Function calls </text:span><text:span text:style-name="ISO_20_Keyword"><text:span text:style-name="T23">shall</text:span></text:span><text:span text:style-name="T23">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5">s need</text:span><text:span text:style-name="T23"> no</text:span><text:span text:style-name="T45">t </text:span><text:span text:style-name="T23">accept empty parameters unless otherwise noted:</text:span></text:p>
      <text:p text:style-name="SyntaxBNF">ParameterList ::= /* empty */ |</text:p>
      <text:p text:style-name="SyntaxBNF"><text:tab/> <text:span text:style-name="T23">Parameter (Separator EmptyOrParameter )* |</text:span></text:p>
      <text:p text:style-name="SyntaxBNF"><text:tab/> <text:span text:style-name="T23">Separator EmptyOrParameter /* First param empty */</text:span></text:p>
      <text:p text:style-name="SyntaxBNF"><text:tab/> <text:span text:style-name="T23">(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3">References always begin with '[' (LEFT SQUARE BRACKET, U+005B); this disambiguates cell addresses from function names and named expressions. </text:span><text:span text:style-name="SyntaxRule">SheetName</text:span>s <text:span text:style-name="T23">include single-quote“'” (APOSTROPHE, U+0027) characters by doubling them and having the entire name surrounded by single-quotes</text:span><text:span text:style-name="T24">.</text:span><text:span text:style-name="T23"> Column labels </text:span><text:span text:style-name="ISO_20_Keyword"><text:span text:style-name="T29">shall</text:span></text:span><text:span text:style-name="T23"> be in uppercase. The syntax supports whole-row and whole-column references. A reference</text:span><text:span text:style-name="T24">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4">A reference with an explicit row or column value beyond the capabilities of an evaluator </text:span><text:span text:style-name="ISO_20_Keyword"><text:span text:style-name="T23">shall</text:span></text:span><text:span text:style-name="T24"> be computed as an Error, and not as a reference.</text:span></text:p>
      <text:p text:style-name="Text_20_body"><text:span text:style-name="T23">Note that references can include a single embedded “:” separator. <text:s/>Evaluators </text:span><text:span text:style-name="ISO_20_Keyword"><text:span text:style-name="T23">should</text:span></text:span><text:span text:style-name="T24"> use references with embedded “:” separators inside the [..] markers, instead of the general-purpose “:” operator, when saving files, and, where there is a choice of cells to join, evaluators </text:span><text:span text:style-name="ISO_20_Keyword"><text:span text:style-name="T23">should</text:span></text:span><text:span text:style-name="T24">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7">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3">Cells on the same sheet as the formula cell are examined </text:span><text:span text:style-name="Strong_20_Emphasis"><text:span text:style-name="T23">column-wise</text:span></text:span><text:span text:style-name="T23"> from left to right whether they contain the text of </text:span><text:span text:style-name="SyntaxRule"><text:span text:style-name="T23">QuotedLabel</text:span></text:span><text:span text:style-name="T23"> (without the quotes). If more than one cell match, the distance and direction from the formula cell's position is taken into account. The distance is calculated by </text:span><text:span text:style-name="Teletype"><text:span text:style-name="T23">Distance= ColumnDifference*ColumnDifference+ RowDifference*Row Difference </text:span></text:span><text:span text:style-name="T23">using an idealized layout of square cells. For the direction, during the run two independent match positions are remembered each time Distance is smaller than a previous Distance: </text:span><text:span text:style-name="T28">Match2</text:span><text:span text:style-name="T23"> for positions right of and/or below the formula position </text:span><text:soft-page-break/><text:span text:style-name="T23">(FormulaColumn &lt; MatchColumn || FormulaRow &lt; MatchRow), </text:span><text:span text:style-name="T28">Match1</text:span><text:span text:style-name="T23"> for all others (not right of and not below). Match1 also holds the very first match, in case there is only one match or all matches are somewhere below or right of the formula cell. After having found the smallest distances the conditions are:</text:span></text:p>
      <text:list xml:id="list1891606304" text:style-name="L10">
        <text:list-item>
          <text:p text:style-name="P102">If Match1 has the smallest distance, that match is taken.</text:p>
        </text:list-item>
        <text:list-item>
          <text:p text:style-name="P123">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8">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296438025648">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296438027824">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296438026736">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296438030816">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29643802592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29643802510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296438028912">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29643803244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29643802619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296438029456">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29643802972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29643803000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296438033264">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296438030272">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29643803163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29643803217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3">Evaluators supporting named expressions </text:span><text:span text:style-name="ISO_20_Keyword"><text:span text:style-name="T23">shall</text:span></text:span><text:span text:style-name="T24"> support Simple Named Expressions that are global to all the sheets in a (spreadsheet) document in the current document. This is a named expression without a </text:span><text:span text:style-name="SyntaxRule"><text:span text:style-name="T24">Source</text:span></text:span><text:span text:style-name="T24">, </text:span><text:span text:style-name="SyntaxRule"><text:span text:style-name="T24">QuotedSheetName</text:span></text:span><text:span text:style-name="T24">, or </text:span><text:span text:style-name="SyntaxRule"><text:span text:style-name="T24">SubtableCell</text:span></text:span><text:span text:style-name="T24">.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4">Evaluators </text:span><text:span text:style-name="ISO_20_Keyword"><text:span text:style-name="T23">may</text:span></text:span><text:span text:style-name="T24"> support </text:span><text:span text:style-name="T23">Sheet-local Named Expressions that are local (attached) to individual sheets. In that case, a non-empty </text:span><text:span text:style-name="SyntaxRule"><text:span text:style-name="T23">QuotedSheetName</text:span></text:span><text:span text:style-name="T23"> can be used to reference a sheet-specific named expression. The most specific named expression for a given expression is used. If the </text:span><text:span text:style-name="SyntaxRule"><text:span text:style-name="T23">QuotedSheetName</text:span></text:span><text:span text:style-name="T23">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3">QuotedSheetName</text:span></text:span><text:span text:style-name="T23">,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3">If a sheetname is not empty, it </text:span><text:span text:style-name="ISO_20_Keyword"><text:span text:style-name="T23">shall</text:span></text:span><text:span text:style-name="T24"> be quoted using the single-quote character “'” (APOSTROPHE, U+0027). While both </text:span><text:span text:style-name="SyntaxRule"><text:span text:style-name="T24">Source</text:span></text:span><text:span text:style-name="SyntaxRule"><text:span text:style-name="T23"> </text:span></text:span><text:span text:style-name="T24">and </text:span><text:span text:style-name="SyntaxRule"><text:span text:style-name="T24">QuotedSheetName</text:span></text:span><text:span text:style-name="SyntaxRule"><text:span text:style-name="T23"> </text:span></text:span><text:span text:style-name="T24">can begin with the single-quote character, they are distinguished: after the closing single-quote character, a non-empty source </text:span><text:span text:style-name="ISO_20_Keyword"><text:span text:style-name="T23">shall</text:span></text:span><text:span text:style-name="T24"> have the '#' (NUMBER SIGN, U+0023) character as the next non-whitespace character; a non-empty sheetname </text:span><text:span text:style-name="ISO_20_Keyword"><text:span text:style-name="T23">shall</text:span></text:span><text:span text:style-name="T24">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905859795"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296446514016">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29644651374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29644651564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29644651972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296446511024">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296446511296">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296446511568">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29644652217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3">An unknown Error name </text:span><text:span text:style-name="ISO_20_Keyword"><text:span text:style-name="T29">shall</text:span></text:span><text:span text:style-name="T23"> be mapped into an Error supported by the evaluator when read (e.g., the application's equivalent of #NAME?), though an evaluator </text:span><text:span text:style-name="ISO_20_Keyword"><text:span text:style-name="T23">may</text:span></text:span><text:span text:style-name="T24"> warn the user if this has or will take place. It</text:span><text:span text:style-name="T23"> is desirable to preserve the original specific Error name when writing an Error back out, where possible, but </text:span><text:span text:style-name="T24">for Errors other than #N/A</text:span><text:span text:style-name="T23"> evaluators </text:span><text:span text:style-name="ISO_20_Keyword"><text:span text:style-name="T23">may</text:span></text:span><text:span text:style-name="T24"> write a different Error for a formula than they did when reading it. Whitespace </text:span><text:span text:style-name="ISO_20_Keyword"><text:span text:style-name="T23">shall not</text:span></text:span><text:span text:style-name="T24"> be included in an Error name.</text:span></text:p>
      <text:p text:style-name="Text_20_body"><text:span text:style-name="T24">Evaluators </text:span><text:span text:style-name="ISO_20_Keyword"><text:span text:style-name="T23">should</text:span></text:span><text:span text:style-name="T24">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1"> accept a matrix with one or more rows, each with one or more columns, with the same number of columns in each row, with constant values for each expression.</text:span> Evaluators<text:span text:style-name="T23"> that do not support inline arrays, or cannot support a particular use permitted by this syntax, </text:span><text:span text:style-name="ISO_20_Keyword"><text:span text:style-name="T23">should</text:span></text:span><text:span text:style-name="T24"> compute an Error value for such arrays. An inline array is of type Array.</text:span></text:p>
      <text:p text:style-name="Note"><text:span text:style-name="Note_20_Label"><text:span text:style-name="T30">Note:</text:span></text:span><text:span text:style-name="T24"> Expression authors should be aware that use of </text:span><text:span text:style-name="SyntaxRule"><text:span text:style-name="T31">Expression</text:span></text:span><text:span text:style-name="T24"> other than constant </text:span><text:span text:style-name="SyntaxRule"><text:span text:style-name="T31">Number</text:span></text:span><text:span text:style-name="T24"> or constant </text:span><text:span text:style-name="SyntaxRule"><text:span text:style-name="T31">String</text:span></text:span><text:span text:style-name="T24">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4">For calculation purposes, whitespace is ignored unless it is inside the contents of string constants or text surrounded by single quotes. Evaluators </text:span><text:span text:style-name="ISO_20_Keyword"><text:span text:style-name="T23">shall</text:span></text:span><text:span text:style-name="T23"> </text:span><text:span text:style-name="T24">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3">shall</text:span></text:span><text:span text:style-name="T23"> </text:span><text:span text:style-name="T24">be ignored following the initial equal sign(s). Whitespace </text:span><text:span text:style-name="ISO_20_Keyword"><text:span text:style-name="T23">shall</text:span></text:span><text:span text:style-name="T23"> </text:span><text:span text:style-name="T24">be ignored just before a function name, but whitespace </text:span><text:span text:style-name="ISO_20_Keyword"><text:span text:style-name="T23">shall not</text:span></text:span><text:span text:style-name="T23"> </text:span><text:span text:style-name="T24">separate a function name from its initial opening parenthesis. Whitespace </text:span><text:span text:style-name="ISO_20_Keyword"><text:span text:style-name="T23">shall</text:span></text:span><text:span text:style-name="T23"> not </text:span><text:span text:style-name="T24">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3">shall not</text:span></text:span><text:span text:style-name="T23"> </text:span><text:span text:style-name="T24">write formulas with whitespace embedded in any unquoted identifier, constant Number, or constant Error. <text:s/>Evaluators </text:span><text:span text:style-name="ISO_20_Keyword"><text:span text:style-name="T23">shall</text:span></text:span><text:span text:style-name="T23"> treat</text:span><text:span text:style-name="T24"> SPACE (U+0020), CHARACTER TABULATION (U+0009), LINE FEED (U+000A), and CARRIAGE RETURN (U+000D) as whitespace characters.</text:span></text:p>
      <text:p text:style-name="Text_20_body"><text:span text:style-name="T23">An embedded line break </text:span><text:span text:style-name="ISO_20_Keyword"><text:span text:style-name="T23">shall</text:span></text:span> <text:span text:style-name="T23">be represented by a single LINE FEED character (U+000A), </text:span><text:span text:style-name="T28">not</text:span> <text:span text:style-name="T23">by a carriage return-linefeed pair. When embedded in an XML attribute the linefeed character is represented as “&amp;#x0A;”.</text:span></text:p>
      <text:p text:style-name="Text_20_body"><text:soft-page-break/><text:span text:style-name="T23">Evaluators </text:span><text:span text:style-name="ISO_20_Keyword"><text:span text:style-name="T29">should</text:span></text:span><text:span text:style-name="T23"> retain whitespace entered by the original formula creator and use it when saving or presenting the formula, and </text:span><text:span text:style-name="ISO_20_Keyword"><text:span text:style-name="T29">should not</text:span></text:span><text:span text:style-name="T23">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1">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7">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1"> extend functions by permitting fewer or additional parameters, which documents </text:span><text:span text:style-name="ISO_20_Keyword">may</text:span><text:span text:style-name="T31"> use. Extended functions may result in a lack of interoperability.</text:span></text:p>
      <text:list xml:id="list234954182745578"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2">Note: </text:span></text:span><text:span text:style-name="T31">Functions and operators are defined by mathematical formulas or by an OpenFormula formula. Formulas define the </text:span><text:span text:style-name="T60">correct result, </text:span><text:span text:style-name="T31">and </text:span><text:span text:style-name="T60">not</text:span><text:span text:style-name="T54"> the algorithm for calculation. Since computing systems have limited precision and range of numbers, some functions </text:span><text:span text:style-name="T60">cannot</text:span><text:span text:style-name="T54"> or </text:span><text:span text:style-name="T60">should not</text:span><text:span text:style-name="T54"> be naively </text:span><text:soft-page-break/><text:span text:style-name="T54">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7">expected type</text:span>. The expected type can be one of the base types, identified above. It can also be of some <text:span text:style-name="T57">conversion type</text:span> that controls conversion, e.g., <text:span text:style-name="T57">Any</text:span> means that no conversion is done (it can be of any type); <text:span text:style-name="T57">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234953141566016" text:continue-list="list234954182745578"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34954253015332" text:continue-list="list234953141566016"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58">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234953492673166" text:continue-list="list234954253015332"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7">r </text:span>may return 0, an Error value, or the results of its attempt to convert the Text value to a Number (and fall back to 0 or <text:soft-page-break/>Error if it fails to do so). Evaluator<text:span text:style-name="T37">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5">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234954710281697"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7">only</text:span> includes the values of type Number or Error. Thus, Empty cells and Text that <text:span text:style-name="T57">could</text:span> be converted into a value are <text:span text:style-name="T57">not</text:span> included in a number sequence. If the Logical type is a distinguished type from the Number type, it <text:span text:style-name="ISO_20_Keyword"><text:span text:style-name="T35">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7">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34953520797756" text:continue-list="list234954710281697"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34953678545367" text:continue-list="list234953520797756"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3495357116332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234954220868514" text:continue-list="list234953571163325"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7">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34954711745437"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234952870704089" text:continue-list="list234954711745437"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234953658451908" text:continue-list="list234952870704089"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234953565896916" text:continue-list="list234953658451908"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7">The functions defined under </text:span><text:span text:style-name="T39">standard operators</text:span><text:span text:style-name="T37">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7">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7">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7">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8">≠”</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8">op</text:span> <text:span text:style-name="Value_20_Type">Scalar</text:span> <text:span text:style-name="Parameter_20_Name">Right</text:span></text:p>
      <text:p text:style-name="Text_20_body"><text:tab/>where <text:span text:style-name="T58">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7">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4">If </text:span><text:span text:style-name="Parameter_20_Name">Left</text:span><text:span text:style-name="T54"> or </text:span><text:span text:style-name="Parameter_20_Name">Right</text:span><text:span text:style-name="T54"> are not of type Reference or ReferenceList, an Error </text:span><text:span text:style-name="ISO_20_Keyword">shall</text:span><text:span text:style-name="T54">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7">,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text:reference-mark-start text:name="DDE_LINK3"/><text:reference-mark-start text:name="DDE_LINK4"/>Infix Operator Reference Concatenation ("~") (aka Union)<text:bookmark-end text:name="__RefHeading__1018036_715980110"/><text:reference-mark-end text:name="DDE_LINK4"/><text:reference-mark-end text:name="DDE_LINK3"/><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7">not</text:span> the same as a union in set theory; duplicate references to cells are <text:span text:style-name="T57">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4">If </text:span><text:span text:style-name="Parameter_20_Name"><text:span text:style-name="T82">Left</text:span></text:span><text:span text:style-name="T54"> or </text:span><text:span text:style-name="Parameter_20_Name"><text:span text:style-name="T82">Right</text:span></text:span><text:span text:style-name="T54"> are not of type Reference or ReferenceList, an Error </text:span><text:span text:style-name="ISO_20_Keyword">shall</text:span><text:span text:style-name="T54">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7">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8">M</text:span> rows and <text:span text:style-name="T58">N</text:span> columns is defined by</text:p>
      <text:p text:style-name="Formula"><text:soft-page-break/><office:annotation office:name="__Annotation__47282_319448816">
     <dc:creator>Francis Cave</dc:creator>
     <dc:date>2021-12-06T19:55:44.722000000</dc:date>
     <text:p text:style-name="P124"><text:span text:style-name="T103">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296437559504"/><office:annotation-end office:name="__Annotation__47282_319448816"/><text:change-end text:change-id="ct2296437559504"/></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296437580384"/><text:change-start text:change-id="ct2296437569344"/></text:p>
      <text:p text:style-name="P12"><text:change-end text:change-id="ct2296437569344"/>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58">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8"><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58"><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4">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32"><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36"><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6">T</text:span> of a matrix <text:span text:style-name="Parameter_20_Name">A</text:span>, i.e. rows and columns of the matrix are exchanged.</text:p>
      <text:p text:style-name="Formula"><draw:frame draw:style-name="fr8" draw:name="Object81" text:anchor-type="as-char" svg:width="5.955cm" svg:height="2.609cm" draw:z-index="37"><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left shift of value <text:span text:style-name="Parameter_20_Name">X</text:span> by <text:span text:style-name="Parameter_20_Name">N</text:span> bit positions:</text:p>
      <text:list xml:id="list234954136446055" text:continue-list="list234953565896916"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right shift of value <text:span text:style-name="Parameter_20_Name">X</text:span> by <text:span text:style-name="Parameter_20_Name">N</text:span> bit positions:</text:p>
      <text:list xml:id="list234954744174576" text:continue-list="list234954136446055"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3">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8"><draw:object xlink:href="./Object 18" xlink:type="simple" xlink:show="embed" xlink:actuate="onLoad"/><draw:image xlink:href="./ObjectReplacements/Object 18" xlink:type="simple" xlink:show="embed" xlink:actuate="onLoad"/>
    </draw:frame><text:s/>; if <text:span text:style-name="Parameter_20_Name">X</text:span> = r(cos<text:span text:style-name="T8">φ</text:span> + isin<text:span text:style-name="T8">φ), the absolute value = r.</text:span></text:p>
      <text:p text:style-name="Text_20_body"><text:span text:style-name="Label">See also</text:span> <text:span text:style-name="T32">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2">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8">φ</text:span> + isin<text:span text:style-name="T8">φ)</text:span>, a or b is not 0 and -π &lt; φ ≤ π, then the complex argument is <text:span text:style-name="T8">φ</text:span>. <text:span text:style-name="T8">φ is expressed by radians. If </text:span><text:span text:style-name="Parameter_20_Name"><text:span text:style-name="T50">X</text:span></text:span><text:span text:style-name="T8"> = 0, then IMARGUMENT(</text:span><text:span text:style-name="Parameter_20_Name"><text:span text:style-name="T50">X</text:span></text:span><text:span text:style-name="T8">) is implementation-defined and either 0 or an error.</text:span></text:p>
      <text:p text:style-name="Text_20_body"><text:span text:style-name="Label">See also</text:span> <text:span text:style-name="T32">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8">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2">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3">Summary: </text:span>Returns the hyperbolic cosine of a complex number.</text:p>
      <text:p text:style-name="Text_20_body"><text:span text:style-name="T33">Syntax:</text:span> IMCOS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 </text:span>None </text:p>
      <text:p text:style-name="Text_20_body"><text:soft-page-break/><text:span text:style-name="T33">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2">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2">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9"><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40"><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COMPLEX(LN(IMABS(<text:span text:style-name="Parameter_20_Name">X</text:span>)); IMARGUMENT(<text:span text:style-name="Parameter_20_Name">X</text:span>)) <text:span text:style-name="T8">.</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0">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2">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2">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3">Summary: </text:span>Returns the hyperbolic sine of a complex number.</text:p>
      <text:p text:style-name="Text_20_body"><text:span text:style-name="T33">Syntax:</text:span> IMSIN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text:span> None </text:p>
      <text:p text:style-name="Text_20_body"><text:span text:style-name="T33">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2">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0">See also</text:span></text:span><text:span text:style-name="Label"> </text:span><text:span text:style-name="T50">IMCOSH </text:span><text:span text:style-name="T50"><text:reference-ref text:reference-format="chapter" text:ref-name="IMCOSH">6.8.8</text:reference-ref></text:span><text:span text:style-name="T50">, IMDIV </text:span><text:span text:style-name="T50"><text:reference-ref text:reference-format="chapter" text:ref-name="IMDIV">6.8.12</text:reference-ref></text:span><text:span text:style-name="T50">, SECH </text:span><text:span text:style-name="T50"><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2">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3"> </text:span><text:span text:style-name="Parameter_20_Name"><text:span text:style-name="T50">N</text:span></text:span> }<text:span text:style-name="T8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7">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7">≤</text:span> <text:span text:style-name="Parameter_20_Name">Year</text:span> <text:span text:style-name="T37">≤</text:span> 9956; 1 <text:span text:style-name="T37">≤</text:span> <text:span text:style-name="Parameter_20_Name">Month</text:span> <text:span text:style-name="T37">≤</text:span> 12; 1 <text:span text:style-name="T37">≤</text:span> <text:span text:style-name="Parameter_20_Name">Day</text:span> <text:span text:style-name="T37">≤</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7">evaluator </text:span><text:span text:style-name="T57">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4023497036"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2889958590"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296418740384"/></text:p>
      <text:h text:style-name="Heading_20_3" text:outline-level="3"><text:bookmark-start text:name="__RefHeading___Toc89437_1592888470"/><text:change-end text:change-id="ct2296418740384"/><text:change-start text:change-id="ct2296418746144"/>EASTERSUNDAY<text:bookmark-end text:name="__RefHeading___Toc89437_1592888470"/></text:h>
      <text:p text:style-name="Text_20_body"><text:change-end text:change-id="ct2296418746144"/><text:change-start text:change-id="ct2296418739664"/><text:span text:style-name="Label">Summary:</text:span> Returns the date of Easter Sunday in the Gregorian Calendar in<text:change-end text:change-id="ct2296418739664"/><text:change-start text:change-id="ct2296418733904"/> <text:span text:style-name="Parameter_20_Name">Year</text:span> if given, otherwise returns the date of the next Easter<text:change-end text:change-id="ct2296418733904"/><text:change-start text:change-id="ct2296418740624"/>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296418740624"/><text:change-start text:change-id="ct2296418740864"/>EASTERSUNDAY( [ <text:change-end text:change-id="ct2296418740864"/><text:change-start text:change-id="ct2296418746624"/><text:span text:style-name="Value_20_Type">Integer</text:span> <text:span text:style-name="Parameter_20_Name">Year</text:span> ] )<text:change-end text:change-id="ct2296418746624"/><text:change-start text:change-id="ct2296418746864"/></text:p>
      <text:p text:style-name="Text_20_body"><text:span text:style-name="Label">Returns:</text:span> <text:span text:style-name="Value_20_Type">Date</text:span></text:p>
      <text:p text:style-name="Text_20_body"><text:span text:style-name="Label">Constraints:</text:span> <text:change-end text:change-id="ct2296418746864"/><text:change-start text:change-id="ct2296418747104"/>158<text:span text:style-name="T5">3</text:span> <text:span text:style-name="T100">≤</text:span><text:span text:style-name="T6"> </text:span><text:span text:style-name="Parameter_20_Name">Year</text:span><text:change-end text:change-id="ct2296418747104"/><text:change-start text:change-id="ct2296418743984"/><text:span text:style-name="T6"> </text:span><text:span text:style-name="T100">≤</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296418743984"/><text:change-start text:change-id="ct2296418744944"/><text:span text:style-name="T6">wing algorithm</text:span><text:change-end text:change-id="ct2296418744944"/><text:change-start text:change-id="ct2296418745184"/><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2296418745184"/><text:change-start text:change-id="ct2296418737744"/><text:span text:style-name="T6">ATE(</text:span><text:span text:style-name="code"><text:span text:style-name="T101">Year</text:span></text:span><text:span text:style-name="T101">; </text:span><text:span text:style-name="code"><text:span text:style-name="T101">month</text:span></text:span><text:span text:style-name="T101">; </text:span><text:span text:style-name="code"><text:span text:style-name="T101">day</text:span></text:span><text:span text:style-name="T6">).</text:span><text:change-end text:change-id="ct2296418737744"/><text:change-start text:change-id="ct2296418755744"/></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296418755744"/><text:change-start text:change-id="ct2296418748544"/><text:span text:style-name="T6">.</text:span><text:change-end text:change-id="ct2296418748544"/></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58">rounding</text:span> to the nearest second. Note that this returns an <text:span text:style-name="T57">integer</text:span>, without a fractional part. Note also that this <text:span text:style-name="T57">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1">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2">Hours</text:span></text:span><text:span text:style-name="T31">, Minutes, and Seconds may be any number (they </text:span><text:span text:style-name="ISO_20_Keyword">shall not</text:span> <text:span text:style-name="T31">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7">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004142271"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296446578208">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296446589904">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29644658092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296446581200">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7">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8">Offset</text:span> parameter. If <text:span text:style-name="T58">Offset</text:span> is negative, the offset will return a date prior to <text:span text:style-name="Parameter_20_Name">Date</text:span>. If <text:span text:style-name="T58">Offset</text:span> is positive, a date later <text:span text:style-name="Parameter_20_Name">Date</text:span> is returned. If <text:span text:style-name="T58">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7">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7">HOST-NULL-YEAR</text:span></text:span>.</text:p>
      <text:p text:style-name="Text_20_body"><text:span text:style-name="T37">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2">B</text:span></text:span><text:span text:style-name="T54">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7">Evaluators</text:span> <text:span text:style-name="ISO_20_Keyword">may</text:span><text:span text:style-name="T31"> choose to not perform this function on every recalculation, but instead cache an answer and require a separate action to re-perform these requests. </text:span><text:span text:style-name="T43">Evaluators </text:span><text:span text:style-name="ISO_20_Keyword">shall</text:span><text:span text:style-name="T31">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29644660948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29644659697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296446604048">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29644660296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7">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296446606224">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296446607040">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29644659670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29644660132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296446597248">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34953975977792" text:continue-list="list234952559053177"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8">: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34953913150403"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5">≤</text:span> <text:span text:style-name="Parameter_20_Name"><text:span text:style-name="T58">F</text:span></text:span><text:span text:style-name="Parameter_20_Name">irstPeriodEndDate</text:span>; <text:span text:style-name="Parameter_20_Name">Salvage</text:span> <text:span text:style-name="T65">≥</text:span> 0; <text:span text:style-name="Parameter_20_Name">Period</text:span> <text:span text:style-name="T65">≥</text:span> 0; <text:span text:style-name="Parameter_20_Name">Rate</text:span> &gt; 0</text:p>
      <text:p text:style-name="P10"><text:span text:style-name="Label">Semantics:</text:span> Calculates the amortization value for the French accounting system using linear depreciation.</text:p>
      <text:list xml:id="list234953438357778" text:continue-numbering="true" text:style-name="BulletedList">
        <text:list-item>
          <text:p text:style-name="Bullet_20_List"><text:span text:style-name="Parameter_20_Name">Cost</text:span><text:span text:style-name="T25">: The value of the asset at the date of aquisition.</text:span></text:p>
        </text:list-item>
        <text:list-item>
          <text:p text:style-name="Bullet_20_List"><text:span text:style-name="Parameter_20_Name">PurchaseDate</text:span><text:span text:style-name="T25">: The date of aquisition.</text:span></text:p>
        </text:list-item>
        <text:list-item>
          <text:p text:style-name="Bullet_20_List"><text:span text:style-name="Parameter_20_Name">FirstPeriodEndDate</text:span><text:span text:style-name="T28">: </text:span><text:span text:style-name="T25">The end date of the first depreciation period.</text:span></text:p>
        </text:list-item>
        <text:list-item>
          <text:p text:style-name="Bullet_20_List"><text:span text:style-name="Parameter_20_Name">Salvage</text:span><text:span text:style-name="T25">: The value of the asset at the end of the depreciation life time.</text:span></text:p>
        </text:list-item>
        <text:list-item>
          <text:p text:style-name="Bullet_20_List"><text:span text:style-name="Parameter_20_Name">Period</text:span><text:span text:style-name="T25">: W</text:span>hich period the depreciation should be calculated for<text:span text:style-name="T25">.</text:span></text:p>
        </text:list-item>
        <text:list-item>
          <text:p text:style-name="Bullet_20_List"><text:span text:style-name="Parameter_20_Name">Rate</text:span><text:span text:style-name="T25">: The rate of depreciation.</text:span></text:p>
        </text:list-item>
        <text:list-item>
          <text:p text:style-name="Bullet_20_List"><text:span text:style-name="Parameter_20_Name">B</text:span><text:span text:style-name="T25">: </text:span><text:span text:style-name="T26">Indicates the day-count convention to use in the calculation. </text:span><text:span text:style-name="T26"><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73"><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74"><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75"><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76"><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296446598608">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29644661057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29644659969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29644660595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8"><text:line-break/></text:span><text:span text:style-name="Label">Semantics:</text:span> Calculate the number of days from the beginning of the coupon period to the settlement date.</text:p>
      <text:list xml:id="list23495401087991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296446607856">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296446595072">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296446604320">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296446595344">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8"><text:line-break/></text:span><text:span text:style-name="Label">Semantics:</text:span> Calculates the number of days in the coupon period containing the settlement date.</text:p>
      <text:list xml:id="list23495474907083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296446595616">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29644660268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296446604592">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29644661792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34953653617852"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1">See also </text:span></text:span><text:span text:style-name="T51">COUPDAYBS </text:span><text:span text:style-name="T51"><text:reference-ref text:reference-format="chapter" text:ref-name="COUPDAYBS">6.12.5</text:reference-ref></text:span><text:span text:style-name="T51"><text:s/>, COUPDAYS </text:span><text:span text:style-name="T51"><text:reference-ref text:reference-format="chapter" text:ref-name="COUPDAYS">6.12.6</text:reference-ref></text:span><text:span text:style-name="T51"><text:s/>, COUPNCD </text:span><text:span text:style-name="T51"><text:reference-ref text:reference-format="chapter" text:ref-name="COUPNCD">6.12.7</text:reference-ref></text:span><text:span text:style-name="T51"><text:s/>, </text:span><text:span text:style-name="T27">COUPNUM</text:span><text:span text:style-name="T51"> </text:span><text:span text:style-name="T51"><text:reference-ref text:reference-format="chapter" text:ref-name="COUPNUM">6.12.9</text:reference-ref></text:span><text:span text:style-name="T51"><text:s/>, COUPPCD </text:span><text:span text:style-name="T51"><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296446599968">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296446618192">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296446613296">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29644661628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after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Text_20_body"><text:span text:style-name="Label"><text:span text:style-name="T25">See also:</text:span></text:span><text:span text:style-name="T25"> COUPDAYSNC </text:span><text:span text:style-name="T25"><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296446614928">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296446612752">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29644661873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296446614112">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umber of coupons in the interval between the </text:span><text:span text:style-name="Parameter_20_Name">Settlement</text:span> <text:span text:style-name="T25">and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296446614384">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29644661982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296446615744">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29644650259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prior to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4">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1">≤</text:span> <text:span text:style-name="Parameter_20_Name">Start</text:span> <text:span text:style-name="T41">≤</text:span> <text:span text:style-name="Parameter_20_Name">End</text:span> <text:span text:style-name="T41">≤</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296446616560">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29644649796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29644649416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1">Semantics:</text:span></text:span><text:span text:style-name="T51"> Calculates the cumulative interest payment.</text:span></text:p>
      <text:list xml:id="list234953457010645"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77"><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5">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296446497424">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296446501232">
          <table:table-cell table:style-name="Table366.A2" office:value-type="string">
            <text:p text:style-name="P35">0</text:p>
          </table:table-cell>
          <table:table-cell table:style-name="Table366.B3" office:value-type="string">
            <text:p text:style-name="P34">due at the end</text:p>
          </table:table-cell>
        </table:table-row>
        <table:table-row table:style-name="TableLine229644649824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296446491440">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296446506400">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296446492256">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1">Semantics:</text:span></text:span><text:span text:style-name="T51"> Calculates the cumulative principal payment.</text:span></text:p>
      <text:list xml:id="list234953337519305"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78"><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4">PPMT</text:span> <text:reference-ref text:reference-format="chapter" text:ref-name="PPMT">6.12.37</text:reference-ref><text:s/><text:span text:style-name="T24">,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1">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6">≥</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0">Calculate the depreciation allowance of an asset with an initial value of </text:span><text:span text:style-name="Parameter_20_Name">Cost</text:span><text:span text:style-name="T10">, an expected useful </text:span><text:span text:style-name="Parameter_20_Name">LifeTime</text:span><text:span text:style-name="T10">, and a final </text:span><text:span text:style-name="Parameter_20_Name">Salvage</text:span><text:span text:style-name="T10"> value at a specified </text:span><text:span text:style-name="Parameter_20_Name">Period</text:span><text:span text:style-name="T11"> </text:span><text:span text:style-name="T10">of time, using the fixed-declining balance method. </text:span>The parameters are:</text:p>
      <text:list xml:id="list234954965594402" text:continue-list="list234954744174576"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4">t</text:span><text:span text:style-name="T10">he time period for which you want to find the depreciation allowance, in the same units as </text:span><text:span text:style-name="Parameter_20_Name">LifeTime</text:span><text:span text:style-name="T10">.</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9"><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80"><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7">≤</text:span> <text:span text:style-name="Parameter_20_Name">LifeTime</text:span>, the residual value is calculated by</text:p>
      <text:p text:style-name="Formula"><draw:frame draw:style-name="fr2" draw:name="Object121" text:anchor-type="as-char" svg:width="5.974cm" svg:height="0.54cm" draw:z-index="81"><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8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8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7">≥</text:span> 0, <text:span text:style-name="Parameter_20_Name">Salvage</text:span> <text:span text:style-name="T37">≥</text:span> 0, <text:span text:style-name="Parameter_20_Name">Salvage</text:span> <text:span text:style-name="T37">≤</text:span> <text:span text:style-name="Parameter_20_Name">Cost</text:span>, 1 <text:span text:style-name="T37">≤</text:span> <text:span text:style-name="Parameter_20_Name">Period</text:span> <text:span text:style-name="T37">≤</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34954124453632" text:continue-list="list234954965594402"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7"><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7">depreciation_of_period = MIN( book_value_at_start_of_ period * </text:span><text:span text:style-name="T39">r</text:span><text:span text:style-name="T36">ate</text:span><text:span text:style-name="T37">; book_value_at_start_of_ period - </text:span><text:span text:style-name="Parameter_20_Name">Salvage</text:span><text:span text:style-name="T37"> )</text:span></text:p>
      <text:p text:style-name="Text_20_body"><text:span text:style-name="T37">Thus the asset depreciates at </text:span><text:span text:style-name="T39">rate</text:span><text:span text:style-name="T37"> until the book value is </text:span><text:span text:style-name="Parameter_20_Name">Salvage</text:span><text:span text:style-name="T35"> value</text:span><text:span text:style-name="T37">.</text:span></text:p>
      <text:p text:style-name="Formula"><draw:frame draw:style-name="fr2" draw:name="Object54" text:anchor-type="as-char" svg:width="12.42cm" svg:height="1.139cm" draw:z-index="88"><draw:object xlink:href="./Object 57" xlink:type="simple" xlink:show="embed" xlink:actuate="onLoad"/><draw:image xlink:href="./ObjectReplacements/Object 57" xlink:type="simple" xlink:show="embed" xlink:actuate="onLoad"/>
    </draw:frame></text:p>
      <text:p text:style-name="Text_20_body"><text:span text:style-name="T37">To allow also non-integer </text:span><text:span text:style-name="Parameter_20_Name">Period</text:span><text:span text:style-name="T37"> values this algorithm may be used:</text:span></text:p>
      <text:p text:style-name="Formula"><text:soft-page-break/><draw:frame draw:style-name="fr2" draw:name="Object153" text:anchor-type="as-char" svg:width="6.033cm" svg:height="12.471cm" draw:z-index="89"><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3">Semantics:</text:span></text:span><text:span text:style-name="T28"> Calculates the discount rate of a security.</text:span></text:p>
      <text:list xml:id="list234955069800665" text:continue-list="list234953337519305"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0"><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3">Semantics:</text:span></text:span><text:span text:style-name="T28"> </text:span><text:span text:style-name="T25">Converts a fractional dollar representation into a decimal representation.</text:span></text:p>
      <text:list xml:id="list234953261435395"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91"><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4">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34953496371968"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92"><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4"> </text:span>DOLLARDE <text:reference-ref text:reference-format="chapter" text:ref-name="DOLLARDE">6.12.16</text:reference-ref>, <text:span text:style-name="T24">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acaulay duration, given:</text:p>
      <text:list xml:id="list234954728303215" text:continue-numbering="true" text:style-name="BulletedList">
        <text:list-item>
          <text:p text:style-name="P71"><text:span text:style-name="Parameter_20_Name">Settlement</text:span><text:span text:style-name="T58">: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7">≥</text:span> 0; <text:span text:style-name="Parameter_20_Name">Payments</text:span> &gt; 0</text:p>
      <text:p text:style-name="Text_20_body"><text:span text:style-name="Label"><text:span text:style-name="T23">Semantics:</text:span></text:span><text:span text:style-name="T25">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34954389895697"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9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4">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34954452080862" text:continue-list="list23495412445363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9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34953852700200" text:continue-list="list234954389895697"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34954770670432"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34954515626337" text:continue-list="list234954452080862"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 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34953430645545" text:continue-list="list234954515626337" text:style-name="BulletedList">
        <text:list-item text:start-value="1">
          <text:p text:style-name="P71"><text:span text:style-name="Parameter_20_Name">Settlement</text:span><text:span text:style-name="T58">: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13.16cm" svg:height="2.17cm" draw:z-index="9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34954698246428" text:continue-list="list234953430645545"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8"><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9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296416283232"/>=<text:change-end text:change-id="ct2296416283232"/><text:change-start text:change-id="ct2296416288512"/> 0<text:change-end text:change-id="ct2296416288512"/>] [ ; <text:span text:style-name="Value_20_Type">Number</text:span> <text:span text:style-name="Parameter_20_Name">PayType</text:span> <text:change-start text:change-id="ct2296416277472"/><text:s/>= 0<text:change-end text:change-id="ct2296416277472"/>]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34953523135384" text:continue-list="list234954698246428"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01"><draw:object xlink:href="./Object 91" xlink:type="simple" xlink:show="embed" xlink:actuate="onLoad"/><draw:image xlink:href="./ObjectReplacements/Object 91" xlink:type="simple" xlink:show="embed" xlink:actuate="onLoad"/>
    </draw:frame></text:p>
      <text:p text:style-name="Text_20_body"><text:span text:style-name="T37">Evaluators</text:span> claiming to support the “Medium” or “Large” set <text:span text:style-name="ISO_20_Keyword"><text:span text:style-name="T35">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3">+</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02"><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34953794439124" text:continue-list="list23495352313538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34953238584597" text:continue-list="list23495379443912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34953430701314" text:continue-list="list234953238584597"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34954442924624" text:continue-list="list23495343070131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34954986035857" text:continue-list="list234954442924624"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oft-page-break/><text:span text:style-name="Parameter_20_Name">SpecifiedValue</text:span>: The value, that should be reached.</text:p>
        </text:list-item>
      </text:list>
      <text:p text:style-name="P9"><draw:frame draw:style-name="fr2" draw:name="Object208" text:anchor-type="as-char" svg:width="10.008cm" svg:height="1.078cm" draw:z-index="103"><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4">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34954457653835" text:continue-list="list23495498603585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change text:change-id="ct2296416283952"/></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04"><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5"><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34954578513506" text:continue-list="list234954457653835"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7">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6"><draw:object xlink:href="./Object 150" xlink:type="simple" xlink:show="embed" xlink:actuate="onLoad"/><draw:image xlink:href="./ObjectReplacements/Object 150" xlink:type="simple" xlink:show="embed" xlink:actuate="onLoad"/>
    </draw:frame></text:p>
      <text:p text:style-name="P17">The parameters are:</text:p>
      <text:list xml:id="list234954042752132" text:continue-list="list23495457851350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34953466211501" text:continue-list="list23495404275213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7">≥</text:span> 0, <text:span text:style-name="Parameter_20_Name">AnnualYield</text:span> <text:span text:style-name="T37">≥</text:span> 0</text:p>
      <text:p text:style-name="Text_20_body"><text:span text:style-name="Label">Semantics:</text:span> The parameters are:</text:p>
      <text:list xml:id="list234953202918951" text:continue-list="list23495346621150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34955003141724" text:continue-list="list234953202918951"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7"><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08"><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34955215934614" text:continue-list="list234955003141724"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9"><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34953777645769"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0"><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11"><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34953122420046" text:continue-list="list234953777645769"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7">e </text:span>Sum-of-the-Years'-Digits method. The parameters are:</text:p>
      <text:list xml:id="list234955034428723" text:continue-list="list234953122420046"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item>
          <text:p text:style-name="Bullet_20_List"><text:span text:style-name="Parameter_20_Name">Period</text:span>: the period for which the depreciation value is <text:span text:style-name="T37">specified</text:span>.</text:p>
        </text:list-item>
      </text:list>
      <text:p text:style-name="Formula"><draw:frame draw:style-name="fr2" draw:name="Object83" text:anchor-type="as-char" svg:width="8.643cm" svg:height="1.028cm" draw:z-index="112"><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234954231329215" text:continue-list="list234955034428723"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13"><draw:object xlink:href="./Object 231" xlink:type="simple" xlink:show="embed" xlink:actuate="onLoad"/><draw:image xlink:href="./ObjectReplacements/Object 231" xlink:type="simple" xlink:show="embed" xlink:actuate="onLoad"/>
    </draw:frame></text:p>
      <text:p text:style-name="P2">where <text:span text:style-name="T58">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34954497678409" text:continue-list="list234954231329215"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34954032082570" text:continue-list="list234954497678409"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34954532296973" text:continue-list="list234954770670432"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4">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34954763047616" text:continue-list="list234954032082570"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8">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4">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7">≥</text:span> <text:span text:style-name="Parameter_20_Name">Dates</text:span>[1]</text:p>
      <text:p text:style-name="Text_20_body"><text:span text:style-name="Label">Semantics:</text:span> Compute the net present value for a series of cash flows which is not necessarily periodic. The parameters are:</text:p>
      <text:list xml:id="list234953213238790" text:continue-list="list234954763047616"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8">and</text:span> <text:span text:style-name="Parameter_20_Name">Dates</text:span> arrays differ, evaluators shall match value and date pairs row-wise starting from top left.</text:p>
        </text:list-item>
      </text:list>
      <text:p text:style-name="P74">With N being the number of elements <text:span text:style-name="T38">in </text:span><text:span text:style-name="Parameter_20_Name"><text:span text:style-name="T50">Values</text:span></text:span><text:span text:style-name="T38"> and </text:span><text:span text:style-name="Parameter_20_Name"><text:span text:style-name="T50">Dates</text:span></text:span><text:span text:style-name="T38"> each, the formula is:</text:span></text:p>
      <text:p text:style-name="P75"><draw:frame draw:style-name="fr2" draw:name="Object180" text:anchor-type="as-char" svg:width="5.613cm" svg:height="1.515cm" draw:z-index="114"><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34953671255801" text:continue-list="list234953213238790"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oft-page-break/><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34955102517799" text:continue-list="list23495367125580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5"><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34954751607338" text:continue-list="list23495510251779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34954556629577" text:continue-list="list234954751607338"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296450884336">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296450877264">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296450882704">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296450886784">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296450875904">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296450877536">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296450879440">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296450878080">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296450887328">
          <table:table-cell table:style-name="Table16.A2" office:value-type="string">
            <text:p text:style-name="P36">FORMAT</text:p>
          </table:table-cell>
          <table:table-cell table:style-name="Table16.B2" office:value-type="string">
            <text:p text:style-name="Table_20_Contents">Returns a <text:span text:style-name="T50">text</text:span> string <text:span text:style-name="T50">which</text:span> <text:span text:style-name="T50">shows</text:span> the number format <text:span text:style-name="T50">of the cell</text:span>.</text:p>
            <text:p text:style-name="Table_20_Contents"><text:soft-page-break/>,<text:span text:style-name="T50">(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0">To indicate t</text:span>he number of decimal places after the decimal separator<text:span text:style-name="T50">, </text:span>a number <text:span text:style-name="T50">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0">in the cell have </text:span>color <text:span text:style-name="T50">setting</text:span></text:p>
            <text:p text:style-name="Table_20_Contents">() (brackets) at the end = <text:span text:style-name="T50">this cell has the format settings with parentheses for positive or all values</text:span></text:p>
          </table:table-cell>
        </table:table-row>
        <table:table-row table:style-name="TableLine229645087155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29645087563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29645088324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29645087971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296450883520">
          <table:table-cell table:style-name="Table16.A2" office:value-type="string">
            <text:p text:style-name="Text_20_body">PREFIX</text:p>
          </table:table-cell>
          <table:table-cell table:style-name="Table16.B2" office:value-type="string">
            <text:p text:style-name="Table_20_Contents">Returns <text:span text:style-name="T50">single character text strings corresponding to </text:span>the alignment of the cell.</text:p>
            <text:p text:style-name="Table_20_Contents"><text:span text:style-name="T24">“'” (APOSTROPHE, U+0027)</text:span> = left align<text:span text:style-name="T50">ment</text:span></text:p>
            <text:p text:style-name="Table_20_Contents">'"' (QUOTATION MARK, U+0022) = right align<text:span text:style-name="T50">ment</text:span></text:p>
            <text:p text:style-name="Table_20_Contents">“^” (CIRCUMFLEX ACCENT, U+005E) = centered <text:span text:style-name="T50">alignment</text:span></text:p>
            <text:p text:style-name="Table_20_Contents">“\” (REVERSE SOLIDUS, U+005C) = <text:span text:style-name="T50">filled alignment</text:span></text:p>
            <text:p text:style-name="Table_20_Contents">otherwise, returns empty string "".</text:p>
          </table:table-cell>
        </table:table-row>
      </table:table>
      <text:list xml:id="list234953648539799" text:continue-list="list234954532296973" text:style-name="BulletedList">
        <text:list-item text:start-value="1">
          <text:p text:style-name="P71"/>
        </text:list-item>
      </text:list>
      <text:h text:style-name="Heading_20_3" text:outline-level="3"><text:bookmark-start text:name="__RefHeading___Toc1134095_2705524876"/><text:soft-page-break/><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296416281552"/><text:change-start text:change-id="ct2296416276992"/>This function does <text:span text:style-name="Emphasis">not</text:span> propagate Error values.<text:change-end text:change-id="ct2296416276992"/> It is implementation-defined what happens if 0 parameters are passed, but it <text:span text:style-name="ISO_20_Keyword">should</text:span><text:span text:style-name="T31">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7">not</text:span> considered blank. Errors contained in a range are considered a non-blank value for purposes of the count<text:change text:change-id="ct2296416282032"/>. Constant expressions or formulas are allowed; these are evaluated and if they produce an Error value the Error value is counted as one non-blank value<text:change text:change-id="ct2296416277232"/>. It is implementation-defined what happens if 0 parameters are passed, but it <text:span text:style-name="ISO_20_Keyword">should</text:span><text:span text:style-name="T31">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1">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296416282272"/><text:change-start text:change-id="ct2296416277712"/>T<text:change-end text:change-id="ct2296416277712"/><text:change text:change-id="ct2296416291392"/>his function does <text:span text:style-name="T57">not</text:span> propagate Error values. Receiving a <text:span text:style-name="T57">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296416289952"/><text:change-start text:change-id="ct2296416291152"/>This function does <text:span text:style-name="Emphasis">not</text:span> propagate Error values.<text:change-end text:change-id="ct2296416291152"/></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7">Evaluators</text:span> <text:span text:style-name="ISO_20_Keyword">shall</text:span><text:span text:style-name="T31">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29645087536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29645088052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296450893856">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296450890592">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29645089712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ext:soft-page-break/>
        <table:table-row table:style-name="TableLine229645089848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296450904192">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296450900112">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296450898208">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29645089249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296450891136">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7">Evaluators</text:span> <text:span text:style-name="ISO_20_Keyword">may</text:span><text:span text:style-name="T31">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7">not</text:span> considered blank. This function does <text:span text:style-name="T57">not</text:span> propagate Error values<text:change-start text:change-id="ct2296418651328"/>,<text:change-end text:change-id="ct2296418651328"/><text:change-start text:change-id="ct2296418658528"/> but returns FALSE in such cases<text:change-end text:change-id="ct2296418658528"/>.</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296418649648"/><text:change-start text:change-id="ct2296418651568"/>T<text:change-end text:change-id="ct2296418651568"/>his function does <text:span text:style-name="T57">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296418647968"/><text:change-start text:change-id="ct2296418659008"/>T<text:change-end text:change-id="ct2296418659008"/>his function does <text:span text:style-name="T57">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7">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7">not</text:span> propagate Error values<text:change-start text:change-id="ct2296418651808"/>, but returns FALSE in such cases<text:change-end text:change-id="ct2296418651808"/>.</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7">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7">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7">not</text:span> propagate Error values<text:change-start text:change-id="ct2296418649408"/>, but returns TRUE in such cases<text:change-end text:change-id="ct229641864940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7">Evaluators</text:span> need not have a distinguished Logical type; in such evaluators, ISNUMBER(TRUE()) is TRUE. This function does <text:span text:style-name="T57">not</text:span> propagate Error values<text:change-start text:change-id="ct2296418644128"/>, but returns FALSE in such cases<text:change-end text:change-id="ct2296418644128"/>.</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8">not</text:span> then examine the value being referenced. Some functions and operators return references, and thus ISREF will return TRUE when given their results.<text:span text:style-name="T54"> </text:span><text:span text:style-name="Parameter_20_Name">X</text:span><text:span text:style-name="T54"> may be a </text:span>ReferenceList<text:span text:style-name="T54">, in which case ISREF returns TRUE. This function does </text:span><text:span text:style-name="T62">not</text:span><text:span text:style-name="T54">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7">not</text:span> propagate Error values<text:change-start text:change-id="ct2296418652048"/>, but returns FALSE in such cases<text:change-end text:change-id="ct2296418652048"/>.</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234954051351150" text:continue-list="list234953021935716"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1">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29645089875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29645089929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29645089576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29645089984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296450890864">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296450905824">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7">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7">evaluator </text:span><text:span text:style-name="ISO_20_Keyword"><text:span text:style-name="T35">shall</text:span></text:span> accept numbers matching this regular expression (which does not include a decimal point character) and convert it into a Number. If the value ends in %, it <text:span text:style-name="ISO_20_Keyword"><text:span text:style-name="T35">shall</text:span></text:span> divide the number by 100:</text:p>
      <text:p text:style-name="Code">[+-]? [0-9]+([eE][+-]?[0-9]+)?)%?</text:p>
      <text:p text:style-name="Text_20_body">VALUE <text:span text:style-name="ISO_20_Keyword">shall</text:span><text:span text:style-name="T31"> accept text representations of numbers in the current locale. In</text:span> the en_US locale, an <text:span text:style-name="T37">evaluator </text:span><text:span text:style-name="ISO_20_Keyword"><text:span text:style-name="T35">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5">shall</text:span></text:span> divide the number by 100):</text:p>
      <text:p text:style-name="Code">[+-]?\$?([0-9]+(,[0-9]{3})*)?(\.[0-9]+)?(([eE][+-]?[0-9]+)|%)?</text:p>
      <text:p text:style-name="Text_20_body">E<text:span text:style-name="T37">valuators </text:span><text:span text:style-name="ISO_20_Keyword"><text:span text:style-name="T35">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7">Evaluators</text:span> <text:span text:style-name="ISO_20_Keyword"><text:span text:style-name="T35">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7">Evaluators</text:span> <text:span text:style-name="ISO_20_Keyword">should</text:span><text:span text:style-name="T31">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2"> shall, when running in the en_US locale, accept the format MM/DD/YYYY .</text:span></text:p>
      <text:p text:style-name="Text_20_body"><text:span text:style-name="T42">In addition, in locale en_US, evaluators </text:span><text:span text:style-name="ISO_20_Keyword"><text:span text:style-name="T35">shall</text:span></text:span><text:span text:style-name="T54">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29645089222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29645090500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29645089168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29645090392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5">may</text:span></text:span> be supported, but it may also be used for years less than 100 .</text:p>
          </table:table-cell>
        </table:table-row>
        <table:table-row table:style-name="TableLine2296450905280">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29645090092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style-name="TableLine2296450894672">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29645089195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7">Evaluators</text:span> <text:span text:style-name="ISO_20_Keyword"><text:span text:style-name="T35">should</text:span></text:span> support other locales. Many conversions will vary by locale, including the decimal point (comma or period), names of months, date formats (MM/DD vs. DD/MM), and so on. Dates in particular vary by locale.</text:p>
      <text:p text:style-name="Text_20_body"><text:span text:style-name="T37">Evaluators</text:span> <text:span text:style-name="ISO_20_Keyword">shall</text:span> support the datetime format, which is a date followed by a time, using <text:span text:style-name="T58">either</text:span> the space character or the literal “T” character as the separator (the “T” is from ISO 8601). <text:span text:style-name="T37">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1"> be accepted. The result of accepting a datetime format </text:span><text:span text:style-name="ISO_20_Keyword">shall</text:span><text:span text:style-name="T31"> be a representation of that specific time (without removing either the date or the time of day, unlike DATEVALUE or TIMEVALUE).</text:span></text:p>
      <text:p text:style-name="Text_20_body"><text:span text:style-name="T37">Evaluators</text:span> <text:span text:style-name="ISO_20_Keyword">may</text:span><text:span text:style-name="T31"> accept other</text:span> formats that will convert to numbers, and those conversions <text:span text:style-name="ISO_20_Keyword">may</text:span><text:span text:style-name="T3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7">≥</text:span> 1, <text:span text:style-name="Parameter_20_Name">Column</text:span> <text:span text:style-name="T37">≥</text:span> 1, 1 <text:span text:style-name="T37">≤</text:span> A<text:span text:style-name="T58">bs</text:span> <text:span text:style-name="T37">≤</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8">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4">The value of </text:span><text:span text:style-name="Parameter_20_Name"><text:span text:style-name="T82">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3">+</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3">*</text:span> )</text:p>
      <text:p text:style-name="Text_20_body"><text:span text:style-name="Note_20_Label">Note:</text:span> This version of the syntax is distinguished by the parameter <text:span text:style-name="Parameter_20_Name">Table</text:span> being the <text:span text:style-name="T58">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7">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7">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8">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7">shall</text:span> be present. Each of the other entries specifies a constraint in the form <text:span text:style-name="T58">FieldName</text:span>[<text:span text:style-name="T58">Member</text:span>] (with literal characters “[“ (LEFT SQUARE BRACKET, U+005B) and “]” (RIGHT SQUARE BRACKET U+005D)), or only Member if the member name is unique within all fields that are used in the data pilot table. A function name can be added in the form <text:span text:style-name="T58">FieldName</text:span>[<text:span text:style-name="T58">Member</text:span>;<text:span text:style-name="T58">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1;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7">≤</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296418650608"/></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0, <text:span text:style-name="Parameter_20_Name">Column</text:span> <text:span text:style-name="T37">≥</text:span> 0,<text:line-break/>1 <text:span text:style-name="T37">≤</text:span> <text:span text:style-name="Parameter_20_Name">AreaNumber</text:span> <text:span text:style-name="T37">≤</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296418650848"/>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7">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7">shall</text:span> be sorted in ascending order; if provided, <text:span text:style-name="Parameter_20_Name">Results</text:span> <text:span text:style-name="T37">shall</text:span> have the same length as <text:span text:style-name="Parameter_20_Name">Searched</text:span>. <text:span text:style-name="T37">The</text:span> searched portion of <text:span text:style-name="Parameter_20_Name">Searched</text:span> <text:span text:style-name="ISO_20_Keyword">shall not</text:span> include Logical values. Evaluators may evaluate expressions <text:span text:style-name="T37">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7">≤</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7">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7">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34953399097190"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7">≤</text:span> <text:span text:style-name="Parameter_20_Name">MatchType</text:span> <text:span text:style-name="T37">≤</text:span> 1; The searched portion of <text:span text:style-name="Parameter_20_Name">SearchRegion</text:span> <text:span text:style-name="ISO_20_Keyword">shall not</text:span> include Logical values. Evaluators may evaluate expressions <text:span text:style-name="T37">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34953655503951" text:continue-list="list234953399097190"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7">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9">not</text:span> need to examine every value in linear order. <text:span text:style-name="Parameter_20_Name">MatchType</text:span> defaults to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34954430478981" text:continue-list="list234953648539799"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1">all</text:span> formula expressions it depends on while replacing <text:span text:style-name="T71">all</text:span> references to <text:span text:style-name="Parameter_20_Name">RowCell</text:span> with references to <text:span text:style-name="Parameter_20_Name">RowReplacement</text:span> respectively <text:span text:style-name="T59">all</text:span> references to <text:span text:style-name="Parameter_20_Name">ColumnCell</text:span> with references to <text:span text:style-name="Parameter_20_Name">ColumnReplacement</text:span>.</text:p>
      <text:p text:style-name="P22"><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8">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8">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58"> </text:span>; <text:span text:style-name="Value_20_Type">Integer</text:span> <text:span text:style-name="Parameter_20_Name">RowOffset</text:span><text:span text:style-name="T58">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oft-page-break/><text:span text:style-name="Label">Constraints:</text:span> <text:span text:style-name="Parameter_20_Name">NewWidth</text:span> &gt; 0; <text:span text:style-name="Parameter_20_Name">NewHeight</text:span> &gt; 0<text:line-break/>The modified reference <text:span text:style-name="T37">shall</text:span> be in a valid range, starting from column/row one to the maximum column/row.</text:p>
      <text:p text:style-name="P46"><text:span text:style-name="Label">Semantics:</text:span> Shifts <text:span text:style-name="T51">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7">≥</text:span> 1; The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From a sequence of identical values <text:span text:style-name="T37">≤</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296418645568"/></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4">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6">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057278941" text:style-name="L15">
        <text:list-item>
          <text:p text:style-name="P107">IF(<text:span text:style-name="Parameter_20_Name">Condition</text:span>)</text:p>
        </text:list-item>
      </text:list>
      <text:p text:style-name="P3">Two parameters:</text:p>
      <text:list xml:id="list1514714833"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3">Three parameters:</text:p>
      <text:list xml:id="list3149189486"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1"> returns</text:span> TRUE. W<text:span text:style-name="T54">hen given one parameter, this has the effect of converting that one parameter into a Logical value. When given zero parameters, evaluators </text:span><text:span text:style-name="ISO_20_Keyword">may</text:span><text:span text:style-name="T54">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7">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4">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7">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7">≤</text:span> <text:span text:style-name="Parameter_20_Name">N</text:span> <text:span text:style-name="T37">≤</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6"><draw:object xlink:href="./Object 64" xlink:type="simple" xlink:show="embed" xlink:actuate="onLoad"/><draw:image xlink:href="./ObjectReplacements/Object 64" xlink:type="simple" xlink:show="embed" xlink:actuate="onLoad"/>
    </draw:frame></text:p>
      <text:p text:style-name="Text_20_body">Returns a principal value 0 <text:span text:style-name="T65">≤</text:span><text:span text:style-name="T9"> result </text:span><text:span text:style-name="T65">≤</text:span><text:span text:style-name="T9"> </text:span><text:span text:style-name="T66">π</text:span><text:span text:style-name="T9">.</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7"><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6">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8"><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7">≤</text:span> <text:span text:style-name="Parameter_20_Name">N</text:span> <text:span text:style-name="T37">≤</text:span> 1.</text:p>
      <text:p text:style-name="Text_20_body"><text:span text:style-name="Label">Semantics:</text:span> Computes the arc sine of a number, in radians.</text:p>
      <text:p text:style-name="Formula"><draw:frame draw:style-name="fr2" draw:name="Object65" text:anchor-type="as-char" svg:width="8.886cm" svg:height="1.004cm" draw:z-index="119"><draw:object xlink:href="./Object 65" xlink:type="simple" xlink:show="embed" xlink:actuate="onLoad"/><draw:image xlink:href="./ObjectReplacements/Object 65" xlink:type="simple" xlink:show="embed" xlink:actuate="onLoad"/>
    </draw:frame></text:p>
      <text:p text:style-name="P31">Returns a principal value -<text:span text:style-name="T66">π</text:span>/2 <text:span text:style-name="T65">≤</text:span><text:span text:style-name="T9"> result </text:span><text:span text:style-name="T65">≤</text:span><text:span text:style-name="T9"> </text:span><text:span text:style-name="T66">π</text:span><text:span text:style-name="T9">/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0"><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6">π</text:span>/2 &lt; result &lt; <text:span text:style-name="T66">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5">≠</text:span><text:span text:style-name="T9"> </text:span>0 or y <text:span text:style-name="T65">≠</text:span><text:span text:style-name="T9">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6">π</text:span> to +<text:span text:style-name="T66">π</text:span>. ATAN2(0;0) is implementation-defined, evaluators may return 0 or an Error.</text:p>
      <text:p text:style-name="Text_20_body"><text:soft-page-break/>Returns a principal value -<text:span text:style-name="T66">π</text:span> &lt; result ≤ <text:span text:style-name="T66">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21"><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8">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Kn(x).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R</text:span> <text:span text:style-name="T37">≥</text:span> 0, <text:span text:style-name="Parameter_20_Name">R</text:span> <text:span text:style-name="T37">≤</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22"><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M</text:span> <text:span text:style-name="T37">≥</text:span> 0, <text:span text:style-name="Parameter_20_Name">N</text:span> <text:span text:style-name="T37">≥</text:span> <text:span text:style-name="Parameter_20_Name">M</text:span>; Evaluators may evaluate expressions where <text:span text:style-name="Parameter_20_Name">N</text:span> <text:span text:style-name="T37">≥</text:span> 0, <text:span text:style-name="Parameter_20_Name">M</text:span> <text:span text:style-name="T37">≥</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23"><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7">shall</text:span> be legal units, and <text:span text:style-name="T37">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8">unit symbol</text:span> , optionally preceded by a <text:span text:style-name="T58">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1">Evaluators</text:span> claiming to implement this function <text:span text:style-name="ISO_20_Keyword">shall</text:span> <text:span text:style-name="T54">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3">2</text:span><text:span text:style-name="T73">; normally </text:span><text:span text:style-name="T75">not</text:span><text:span text:style-name="T74">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1">U.S. survey/statute acre (using U.S. survey/statute feet), exactly 4046+13525426/15499969 m</text:span> <text:span text:style-name="T87">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6">*</text:span></text:p>
          </table:table-cell>
          <table:table-cell table:style-name="Table18.C2" office:value-type="string">
            <text:p text:style-name="Table_20_Contents">Square angstrom (an Angstrom is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3">2</text:span><text:span text:style-name="T73">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3">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3">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8">not</text:span><text:span text:style-name="T51"> a U.S. survey/statute mile (see “survey_mi”) nor a nautical mile (see “Nmi”), but this </text:span><text:span text:style-name="T58">is</text:span><text:span text:style-name="T51">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8">not</text:span><text:span text:style-name="T51">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1">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1">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text:soft-page-break/>(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6">†</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6">†</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296418633248"/>(<text:span text:style-name="code">"at"</text:span>)<text:change-end text:change-id="ct2296418633248"/><text:change-start text:change-id="ct2296418639728"/> *<text:change-end text:change-id="ct2296418639728"/></text:p>
          </table:table-cell>
          <table:table-cell table:style-name="Table18.C2" office:value-type="string">
            <text:p text:style-name="Table_20_Contents"><text:change-start text:change-id="ct2296418628208"/><text:span text:style-name="T33">Note:</text:span> "at" has been implemented inconsistently to mean either Standard atmosphere or Technical atmosphere and is now deprecated. Use either "atm" or "SI_at".<text:change-end text:change-id="ct2296418628208"/></text:p>
          </table:table-cell>
        </table:table-row>
        <table:table-row table:style-name="Table18.1">
          <table:covered-table-cell/>
          <table:table-cell table:style-name="Table18.A2" office:value-type="string">
            <text:p text:style-name="Table_20_Contents"><text:span text:style-name="code">"atm"</text:span><text:change text:change-id="ct2296418633728"/> *</text:p>
          </table:table-cell>
          <table:table-cell table:style-name="Table18.C2" office:value-type="string">
            <text:p text:style-name="Table_20_Contents"><text:change text:change-id="ct2296418640688"/><text:change-start text:change-id="ct2296418628448"/>S<text:span text:style-name="T3">tandard a</text:span><text:change-end text:change-id="ct2296418628448"/>tmosphere<text:change-start text:change-id="ct2296418638288"/> = <text:change-end text:change-id="ct2296418638288"/><text:change-start text:change-id="ct2296418635408"/>1.0132510E+5 Pa<text:change-end text:change-id="ct2296418635408"/></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296418629648"/><text:span text:style-name="code">"SI_at"</text:span><text:change-end text:change-id="ct2296418629648"/><text:change-start text:change-id="ct2296418640448"/><text:span text:style-name="code"><text:span text:style-name="T99"> </text:span></text:span><text:change-end text:change-id="ct2296418640448"/><text:change-start text:change-id="ct2296418629168"/><text:span text:style-name="code"><text:span text:style-name="T99">*</text:span></text:span><text:change-end text:change-id="ct2296418629168"/></text:p>
          </table:table-cell>
          <table:table-cell table:style-name="Table18.C2" office:value-type="string">
            <text:p text:style-name="Table_20_Contents"><text:change-start text:change-id="ct2296418629408"/>Technical atmosphere = 9.8066510E+4 Pa<text:change-end text:change-id="ct2296418629408"/></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8">not</text:span><text:span text:style-name="T51">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1">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8">not</text:span><text:span text:style-name="T51"> the same as the U.S. dry quart (1.101220 liters), </text:span><text:span text:style-name="T58">nor</text:span><text:span text:style-name="T51">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1">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9">Evaluators shall support decimal prefixes for unit symbols marked with * and binary prefixes for unit symbols marked with †</text:span><text:span text:style-name="T95">. Evaluators should not support prefixes for other unit symbols.</text:span></text:p>
      <text:p text:style-name="Text_20_body"><text:span text:style-name="T19">The unit symbols in parentheses are deprecated unit symbols; evaluators </text:span><text:span text:style-name="ISO_20_Keyword">shall</text:span> <text:span text:style-name="T19">support these unit symbols.</text:span></text:p>
      <text:p text:style-name="Text_20_body"><text:span text:style-name="T42">Evaluators</text:span><text:span text:style-name="T54"> </text:span><text:span text:style-name="ISO_20_Keyword">should</text:span><text:span text:style-name="T31"> </text:span><text:span text:style-name="T54">use internationally-standardized unit name abbreviations for such additions where possible. </text:span><text:span text:style-name="T42">Evaluators</text:span><text:span text:style-name="T54"> </text:span><text:span text:style-name="ISO_20_Keyword">may</text:span> <text:span text:style-name="T54">support the obsolete symbols “p” and “P” as unit names for Pascals.</text:span></text:p>
      <text:p text:style-name="P2">For purposes of this function, a year is exactly 365.25 days long.</text:p>
      <text:p text:style-name="Text_20_body"><text:span text:style-name="T37">Evaluators</text:span> claiming to support this function <text:span text:style-name="ISO_20_Keyword">shall</text:span><text:span text:style-name="T31"> permit the unit decimal prefixes specified in </text:span><text:span text:style-name="T31"><text:sequence-ref text:reference-format="text" text:ref-name="refTable24">Table 25 - Decimal Prefixes for use in CONVERT</text:sequence-ref></text:span><text:span text:style-name="T31"><text:s/>to be prepended to any unit symbol marked with * in </text:span><text:span text:style-name="T31"><text:sequence-ref text:reference-format="text" text:ref-name="refTable23">Table 24 - Unit names</text:sequence-ref></text:span><text:span text:style-name="T31">. Adding a unit prefix indicates multiplication of the (scalar) unit by the given prefix value; for example km indicates kilometres, an</text:span><text:span text:style-name="T43">d </text:span><text:span text:style-name="T31">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29645095288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296450942816">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296450953696">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296450953968">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296450955328">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29645095614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296450956416">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296450964304">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29645097572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29645096131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29645095995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29645095913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296450975456">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296450961856">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29645096838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9">µ</text:span></text:p>
          </table:table-cell>
          <table:table-cell table:style-name="Table19.C2" office:value-type="string">
            <text:p text:style-name="P38">1E-06</text:p>
          </table:table-cell>
        </table:table-row>
        <table:table-row table:style-name="TableLine229645096920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29645095940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296450969744">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29645096212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29645095968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296450974096">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2">Note: </text:span></text:span><text:span text:style-name="T31">The prefix “e” for 10</text:span> <text:span text:style-name="T85">1</text:span> <text:span text:style-name="T31">is nonstandard and included for backward compatibility with legacy applications and documents.</text:span></text:p>
      <text:p text:style-name="Text_20_body"><text:span text:style-name="T54">The unit names marked with </text:span><text:span text:style-name="T12">† in </text:span><text:span text:style-name="T12"><text:sequence-ref text:reference-format="text" text:ref-name="refTable23">Table 24 - Unit names</text:sequence-ref></text:span><text:span text:style-name="T12"><text:s/>(see the Information Unit group) </text:span><text:span text:style-name="ISO_20_Keyword">shall</text:span><text:span text:style-name="T12"> also support the following binary prefixes </text:span><text:span text:style-name="T54">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296450963488">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296450970016">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296450971376">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style-name="TableLine2296450960224">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296450966480">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29645097164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29645096376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296450971920">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29645097056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7">Evaluators</text:span> <text:span text:style-name="ISO_20_Keyword">may</text:span><text:span text:style-name="T3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24"><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5"><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text:span text:style-name="T9">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6"><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6">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7"><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8"><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8">: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7">shall</text:span> be known to the <text:span text:style-name="T37">evaluator</text:span>. <text:span text:style-name="Parameter_20_Name">TriangulationPrecision</text:span> <text:span text:style-name="T37">shall</text:span> be <text:span text:style-name="T37">≥</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1">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296450972736">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296450962400">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296450965120">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29645095886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296450967840">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296450965392">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29645096321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296450968112">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29645099259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29645098824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29645098960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29645098796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29645098851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296450981440">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296450979264">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29645098524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296450986064">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1">≥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 the factorial</text:p>
      <text:p text:style-name="Formula"><draw:frame draw:style-name="fr2" draw:name="Object56" text:anchor-type="as-char" svg:width="4.838cm" svg:height="0.483cm" draw:z-index="13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text:p>
      <text:p text:style-name="Formula"><draw:frame draw:style-name="fr2" draw:name="Object57" text:anchor-type="as-char" svg:width="4.856cm" svg:height="0.483cm" draw:z-index="132"><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3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4">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3">+</text:span><text:span text:style-name="T84">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7">≥</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4">+</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7">≥</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3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7">1</text:span>, a<text:span text:style-name="T77">2</text:span>, ..., a<text:span text:style-name="T77">n</text:span>). Multinomial is defined as FACT(a<text:span text:style-name="T77">1</text:span><text:span text:style-name="T73"> </text:span>+ a<text:span text:style-name="T77">2</text:span><text:span text:style-name="T73"> </text:span>+...+ a<text:span text:style-name="T77">n</text:span>) / (FACT(a<text:span text:style-name="T77">1</text:span>) * FACT(a<text:span text:style-name="T77">2</text:span>) *...* FACT(a<text:span text:style-name="T77">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6">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6">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34955683283339" text:continue-list="list234954430478981"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7">≤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5">≠</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8">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7">≤</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8">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5">≠</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3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6">π</text:span><text:span text:style-name="T9">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7">≥ </text:span>0</text:p>
      <text:p text:style-name="Text_20_body"><text:span text:style-name="Label">Semantics:</text:span> Returns the square root of a non-negative number after it was first multiplied by <text:span text:style-name="T66">π</text:span>, that is, SQRT(<text:span text:style-name="Parameter_20_Name">N</text:span> * PI()).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34955499239391"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296450991504">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29645099068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296450990960">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29645097681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296450977904">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29645097817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296450992320">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296450978448">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296450987696">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296450985792">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296450980624">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296450998304">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1">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43"><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44"><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45"><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46"><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7"><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1"> to the nearest multiple of the second parameter, </text:span><text:span text:style-name="T60">significance</text:span><text:span text:style-name="T31">.</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1"> to the nearest multiple of the second parameter, </text:span><text:span text:style-name="T60">significance</text:span><text:span text:style-name="T31">.</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1">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7">≥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1">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7">shall</text:span> round away from zero. Note that if <text:span text:style-name="Parameter_20_Name">X</text:span> is a Number, and <text:span text:style-name="Parameter_20_Name">Digits</text:span> <text:span text:style-name="T37">≤</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3">+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1"> For a list </text:span></text:span><text:span text:style-name="Parameter_20_Name"><text:span text:style-name="T82">N</text:span></text:span><text:span text:style-name="Label"><text:span text:style-name="T31"> containing n numbers </text:span></text:span><text:span text:style-name="Label"><text:span text:style-name="T60">x</text:span></text:span><text:span text:style-name="Label"><text:span text:style-name="T81">1</text:span></text:span><text:span text:style-name="Label"><text:span text:style-name="T31"> to </text:span></text:span><text:span text:style-name="Label"><text:span text:style-name="T60">x</text:span></text:span><text:span text:style-name="Label"><text:span text:style-name="T81">n</text:span></text:span><text:span text:style-name="Label"><text:span text:style-name="T31">, with average </text:span></text:span><text:span text:style-name="Label"><text:span text:style-name="T61">x</text:span></text:span><text:span text:style-name="Label"><text:span text:style-name="T31">, AVEDEV(</text:span></text:span><text:span text:style-name="Parameter_20_Name"><text:span text:style-name="T82">N</text:span></text:span><text:span text:style-name="Label"><text:span text:style-name="T31">) is equal to:</text:span></text:span></text:p>
      <text:p text:style-name="Formula"><draw:frame draw:style-name="fr2" draw:name="Object2" text:anchor-type="as-char" svg:width="2.533cm" svg:height="1.139cm" draw:z-index="148"><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7">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8"> (</text:span><text:span text:style-name="T58"><text:reference-ref text:reference-format="chapter" text:ref-name="Criterion">4.11.8</text:reference-ref></text:span><text:span text:style-name="T58">)</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49"><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0"><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1"><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2"><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text:span><text:span text:style-name="T65">≤</text:span><text:span text:style-name="T9">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7">≤ </text:span><text:span text:style-name="Parameter_20_Name">P</text:span> <text:span text:style-name="T37">≤ </text:span>1, 0 <text:span text:style-name="T37">≤ </text:span><text:span text:style-name="Parameter_20_Name">S</text:span> <text:span text:style-name="T37">≤ </text:span><text:span text:style-name="Parameter_20_Name">S2</text:span> <text:span text:style-name="T37">≤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53"><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8"> </text:span>)</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P</text:span> <text:span text:style-name="T37">≤</text:span> 1; 0 <text:span text:style-name="T37">≤</text:span> <text:span text:style-name="Parameter_20_Name">S</text:span> <text:span text:style-name="T37">≤</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5">≤</text:span><text:span text:style-name="T9"> 0</text:span> and the value</text:p>
      <text:p text:style-name="Text_20_body"><text:soft-page-break/><draw:frame draw:style-name="fr2" draw:name="Object33" text:anchor-type="as-char" svg:width="3.309cm" svg:height="1.796cm" draw:z-index="154"><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5">≤ 0</text:span> and the value</text:p>
      <text:p text:style-name="Formula"><draw:frame draw:style-name="fr2" draw:name="Object22" text:anchor-type="as-char" svg:width="2.154cm" svg:height="1.796cm" draw:z-index="155"><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5">≤</text:span><text:span text:style-name="T9"> 0</text:span> and the value</text:p>
      <text:p text:style-name="Formula"><draw:frame draw:style-name="fr2" draw:name="Object26" text:anchor-type="as-char" svg:width="3.309cm" svg:height="1.796cm" draw:z-index="156"><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 </text:span>.</text:p>
      <text:p text:style-name="Text_20_body"><text:soft-page-break/><text:span text:style-name="Label">Semantics:</text:span> CHISQINV returns the unique number x <text:span text:style-name="T65">≥</text:span><text:span text:style-name="T9">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34955238163595" text:continue-list="list234955499239391" text:style-name="BulletedList">
        <text:list-item text:start-value="1">
          <text:p text:style-name="P71"><text:span text:style-name="Parameter_20_Name">A</text:span><text:span text:style-name="T58">: </text:span>actual observation data.</text:p>
        </text:list-item>
        <text:list-item>
          <text:p text:style-name="P71"><text:span text:style-name="Parameter_20_Name">E</text:span><text:span text:style-name="T58">: </text:span>expected values.</text:p>
        </text:list-item>
      </text:list>
      <text:p text:style-name="Text_20_body">First a Chi square statistic is calculated:</text:p>
      <text:p text:style-name="P14"><draw:frame draw:style-name="fr2" draw:name="Object197" text:anchor-type="as-char" svg:width="5.66cm" svg:height="4.812cm" draw:z-index="157"><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8"><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7">≥</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9"><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0"><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1"><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7">≥ </text:span>0, 0 <text:span text:style-name="T37">≤</text:span> <text:span text:style-name="Parameter_20_Name">SP</text:span> <text:span text:style-name="T37">≤</text:span> 1, 0 <text:span text:style-name="T37">≤</text:span> <text:span text:style-name="Parameter_20_Name">Alpha</text:span> <text:span text:style-name="T37">≤</text:span> 1</text:p>
      <text:p text:style-name="Text_20_body"><text:span text:style-name="Label">Semantics:</text:span></text:p>
      <text:list xml:id="list234954941511788" text:continue-list="list234955683283339"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2"><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63"><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64"><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list xml:id="list234954941788259" text:continue-numbering="true" text:style-name="BulletedList">
        <text:list-item>
          <text:p text:style-name="P71"><text:span text:style-name="Parameter_20_Name">R</text:span><text:span text:style-name="T78">1</text:span><text:span text:style-name="T74">:</text:span> the degrees of freedom in the numerator of the F distribution.</text:p>
        </text:list-item>
        <text:list-item>
          <text:p text:style-name="Bullet_20_List"><text:span text:style-name="Parameter_20_Name">R</text:span><text:span text:style-name="T77">2</text:span><text:span text:style-name="T74">:</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7">1</text:span> = 1 and <text:span text:style-name="Parameter_20_Name">X</text:span> = 0, and the value</text:p>
      <text:p text:style-name="Formula"><draw:frame draw:style-name="fr2" draw:name="Object5" text:anchor-type="as-char" svg:width="6.724cm" svg:height="2.69cm" draw:z-index="165"><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7">1</text:span> = 1, then the density function has a pole at <text:span text:style-name="Parameter_20_Name">X</text:span> = 0, the subterm <draw:frame draw:style-name="fr2" draw:name="Object215" text:anchor-type="as-char" svg:width="2.226cm" svg:height="0.854cm" draw:z-index="166"><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7"><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68"><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7"> </text:span>r<text:span text:style-name="T78">1</text:span>; r<text:span text:style-name="T78">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8">1</text:span>;<text:span text:style-name="Parameter_20_Name">R</text:span><text:span text:style-name="T78">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R</text:span><text:span text:style-name="T77">1</text:span> and <text:span text:style-name="Parameter_20_Name">R</text:span><text:span text:style-name="T77">2</text:span> are positive integers</text:p>
      <text:p text:style-name="P12"><text:span text:style-name="Label">Semantics:</text:span> FINV returns the unique non-negative number x such that 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8">1</text:span>;<text:span text:style-name="Parameter_20_Name">R</text:span><text:span text:style-name="T78">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8">1</text:span><text:span text:style-name="T74"> </text:span>;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5">≤ 1</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 LEGACY.FINV returns the unique non-negative number x such that LEGACY.FDIST(x;<text:span text:style-name="Parameter_20_Name">R</text:span><text:span text:style-name="T78">1</text:span>;<text:span text:style-name="Parameter_20_Name">R</text:span><text:span text:style-name="T78">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9"><draw:object xlink:href="./Object 93" xlink:type="simple" xlink:show="embed" xlink:actuate="onLoad"/><draw:image xlink:href="./ObjectReplacements/Object 93" xlink:type="simple" xlink:show="embed" xlink:actuate="onLoad"/>
    </draw:frame></text:p>
      <text:p text:style-name="Text_20_body">where <text:span text:style-name="T58">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0"><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Y</text:span></text:span><text:span text:style-name="T31">) = COLUMNS(</text:span><text:span text:style-name="Parameter_20_Name"><text:span text:style-name="T82">Data_X</text:span></text:span><text:span text:style-name="T31">), ROWS(</text:span><text:span text:style-name="Parameter_20_Name"><text:span text:style-name="T82">Data_Y</text:span></text:span><text:span text:style-name="T31">) = ROWS(</text:span><text:span text:style-name="Parameter_20_Name"><text:span text:style-name="T82">Data_X</text:span></text:span><text:span text:style-name="T31">)</text:span></text:p>
      <text:p text:style-name="Text_20_body"><text:span text:style-name="Label">Semantics:</text:span></text:p>
      <text:list xml:id="list234954669578251" text:continue-numbering="true" text:style-name="BulletedList">
        <text:list-item>
          <text:p text:style-name="P71"><text:span text:style-name="Parameter_20_Name">Value</text:span><text:span text:style-name="T54">:</text:span> the x-value, for which the y-value on the linear regression is to be returned.</text:p>
        </text:list-item>
        <text:list-item>
          <text:p text:style-name="Bullet_20_List"><text:span text:style-name="Parameter_20_Name">Data_Y</text:span><text:span text:style-name="T54">:</text:span> the array or range of known y-values.</text:p>
        </text:list-item>
        <text:list-item>
          <text:p text:style-name="Bullet_20_List"><text:span text:style-name="Parameter_20_Name">Data_X</text:span><text:span text:style-name="T54">:</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1">Values in </text:span><text:span text:style-name="Parameter_20_Name"><text:span text:style-name="T82">Bins</text:span></text:span><text:span text:style-name="T31"> shall be sorted in ascending order and </text:span><text:span text:style-name="Parameter_20_Name"><text:span text:style-name="T82">Bins</text:span></text:span><text:span text:style-name="T31"> shall be a column vector. Evaluators may accept unsorted values in bins.</text:span></text:p>
      <text:p text:style-name="Text_20_body"><text:span text:style-name="Label">Semantics:</text:span> <text:span text:style-name="T51">Counts the number of values for each interval given by the border values in </text:span><text:span text:style-name="Parameter_20_Name">Bins</text:span> <text:span text:style-name="T51">.<text:line-break/>The values in </text:span><text:span text:style-name="Parameter_20_Name">Bins</text:span> <text:span text:style-name="T51">determine the upper boundaries of the intervals. The intervals include th</text:span><text:span text:style-name="T41">e </text:span><text:span text:style-name="T51">upper boundarie. The returned array is a column vector and has one more element than </text:span><text:span text:style-name="Parameter_20_Name">Bins</text:span> <text:span text:style-name="T51">; the last element represents the number of all elements greater than the last value in </text:span><text:span text:style-name="Parameter_20_Name">Bins</text:span> <text:span text:style-name="T51">. If </text:span><text:span text:style-name="Parameter_20_Name">Bins</text:span> <text:span text:style-name="T51">is empty, all values in </text:span><text:span text:style-name="Parameter_20_Name">Data</text:span> <text:span text:style-name="T51">are counted. The values in the result array are ordered matching the original order of </text:span><text:span text:style-name="Parameter_20_Name">Bins</text:span> <text:span text:style-name="T51">. If the values in </text:span><text:span text:style-name="Parameter_20_Name">Bins</text:span> <text:span text:style-name="T51">are not sorted in ascending order, they are sorted internally to form category intervals and the counts of </text:span><text:span text:style-name="Parameter_20_Name">Data</text:span> <text:span text:style-name="T51">values are "unsorted" to the original order of </text:span><text:span text:style-name="Parameter_20_Name">Bins</text:span><text:span text:style-name="T51">.</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8">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7">shall</text:span> both contain at least 2 numbers and <text:span text:style-name="T37">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1"><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2"><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73"><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74"><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75"><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76"><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7"><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8"><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1">FTEST returns twice the minimum of the values</text:span></text:span><text:span text:style-name="Label"> </text:span><text:span text:style-name="Label"><draw:frame draw:style-name="fr3" draw:name="Object413" text:anchor-type="as-char" svg:y="-0.425cm" svg:width="0.838cm" svg:height="0.531cm" draw:z-index="179"><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1">and</text:span></text:span><text:span text:style-name="Label"> </text:span><text:span text:style-name="Label"><draw:frame draw:style-name="fr3" draw:name="Object414" text:anchor-type="as-char" svg:y="-0.425cm" svg:width="1.401cm" svg:height="0.531cm" draw:z-index="180"><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7">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1"><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2"><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α</text:span> &gt; 0, <text:span text:style-name="Parameter_20_Name">β</text:span><text:span text:style-name="T7"> &gt; 0</text:span></text:p>
      <text:p text:style-name="P12"><text:span text:style-name="Label">Semantics:</text:span> GAMMAINV returns the unique number X <text:span text:style-name="T65">≥</text:span><text:span text:style-name="T9">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7">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83"><draw:object xlink:href="./Object 151" xlink:type="simple" xlink:show="embed" xlink:actuate="onLoad"/><draw:image xlink:href="./ObjectReplacements/Object 151" xlink:type="simple" xlink:show="embed" xlink:actuate="onLoad"/>
    </draw:frame></text:p>
      <text:p text:style-name="Text_20_body">where <text:span text:style-name="T58">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list xml:id="list234954037336303" text:continue-numbering="true" text:style-name="BulletedList">
        <text:list-item>
          <text:p text:style-name="P71"><text:span text:style-name="Parameter_20_Name">KnownY</text:span>: The set of known y-values to be used to determine the regression equation</text:p>
        </text:list-item>
        <text:list-item>
          <text:p text:style-name="P71"><text:soft-page-break/><text:span text:style-name="Parameter_20_Name">KnownX</text:span>: The set of known x-values to be used to determine the regression equation. If omitted or an empty parameter, it is set to the sequence <text:span text:style-name="T41">1,2,3,…</text:span>,<text:span text:style-name="T58">k</text:span> , where </text:p>
        </text:list-item>
      </text:list>
      <text:p text:style-name="P14"><text:span text:style-name="T58">k</text:span> = ROWS(<text:span text:style-name="Parameter_20_Name">KnownY</text:span>) <text:span text:style-name="T68">∙</text:span><text:span text:style-name="T14"> COLUMNS(</text:span><text:span text:style-name="Parameter_20_Name">KnownY</text:span><text:span text:style-name="T14">)</text:span></text:p>
      <text:list xml:id="list234955021746811"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8">a</text:span> is equal to 0.</text:p>
      <text:p text:style-name="Text_20_body"><text:span text:style-name="T54">LOGEST(</text:span><text:span text:style-name="Parameter_20_Name"><text:span text:style-name="T82">KnownY</text:span></text:span><text:span text:style-name="T60"> </text:span><text:span text:style-name="T54">; </text:span><text:span text:style-name="Parameter_20_Name">KnownX</text:span><text:span text:style-name="T54">; </text:span><text:span text:style-name="Parameter_20_Name">Const</text:span><text:span text:style-name="T54">; FALSE) either returns an error or an array with 1 row and </text:span><text:span text:style-name="T60">n</text:span><text:span text:style-name="T54">+1 columns. If it returns an error then so does GROWTH. If it returns an array, we call the entries in that array </text:span><text:span text:style-name="T54"><draw:frame draw:style-name="fr2" draw:name="Object387" text:anchor-type="as-char" svg:width="2.986cm" svg:height="0.529cm" draw:z-index="184"><draw:object xlink:href="./Object 429" xlink:type="simple" xlink:show="embed" xlink:actuate="onLoad"/><draw:image xlink:href="./ObjectReplacements/Object 429" xlink:type="simple" xlink:show="embed" xlink:actuate="onLoad"/>
      <svg:desc>formula</svg:desc>
     </draw:frame></text:span><text:span text:style-name="T54">.</text:span></text:p>
      <text:p text:style-name="Text_20_body"><text:span text:style-name="T54">Let </text:span><text:span text:style-name="T54"><draw:frame draw:style-name="fr3" draw:name="Object388" text:anchor-type="as-char" svg:y="-0.4cm" svg:width="0.619cm" svg:height="0.529cm" draw:z-index="185"><draw:object xlink:href="./Object 430" xlink:type="simple" xlink:show="embed" xlink:actuate="onLoad"/><draw:image xlink:href="./ObjectReplacements/Object 430"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text:span text:style-name="T82">KnownY</text:span></text:span><text:span text:style-name="T60"> </text:span><text:span text:style-name="T54">) = COLUMNS(</text:span><text:span text:style-name="Parameter_20_Name">KnownX</text:span><text:span text:style-name="T54">) and ROWS(</text:span><text:span text:style-name="Parameter_20_Name"><text:span text:style-name="T82">KnownY</text:span></text:span><text:span text:style-name="T60"> </text:span><text:span text:style-name="T54">) = ROWS(</text:span><text:span text:style-name="Parameter_20_Name">KnownX</text:span><text:span text:style-name="T54">), then GROWTH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3" draw:name="Object389" text:anchor-type="as-char" svg:y="-0.45cm" svg:width="1.259cm" svg:height="0.596cm" draw:z-index="186"><draw:object xlink:href="./Object 431" xlink:type="simple" xlink:show="embed" xlink:actuate="onLoad"/><draw:image xlink:href="./ObjectReplacements/Object 431" xlink:type="simple" xlink:show="embed" xlink:actuate="onLoad"/>
      <svg:desc>formula</svg:desc>
     </draw:frame></text:span><text:span text:style-name="T54">.</text:span></text:p>
      <text:p text:style-name="Text_20_body"><text:span text:style-name="T54">Otherwise, if COLUMNS(</text:span><text:span text:style-name="Parameter_20_Name"><text:span text:style-name="T82">KnownY</text:span></text:span><text:span text:style-name="T60"> </text:span><text:span text:style-name="T54">) = 1 and ROWS(</text:span><text:span text:style-name="Parameter_20_Name"><text:span text:style-name="T82">KnownY</text:span></text:span><text:span text:style-name="T60"> </text:span><text:span text:style-name="T54">) = ROWS(</text:span><text:span text:style-name="T60">KnownX</text:span><text:span text:style-name="T54">) and COLUMNS(</text:span><text:span text:style-name="Parameter_20_Name">KnownX</text:span><text:span text:style-name="T54">) = COLUMNS(</text:span><text:span text:style-name="Parameter_20_Name">NewX</text:span><text:span text:style-name="T54">), then GROWTH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3" draw:name="Object390" text:anchor-type="as-char" svg:y="-0.7cm" svg:width="2cm" svg:height="1.138cm" draw:z-index="187"><draw:object xlink:href="./Object 432" xlink:type="simple" xlink:show="embed" xlink:actuate="onLoad"/><draw:image xlink:href="./ObjectReplacements/Object 432" xlink:type="simple" xlink:show="embed" xlink:actuate="onLoad"/>
      <svg:desc>formula</svg:desc>
     </draw:frame></text:span><text:span text:style-name="T54">.</text:span></text:p>
      <text:p text:style-name="Text_20_body"><text:span text:style-name="Label"><text:span text:style-name="T54">Otherwise, if COLUMNS(</text:span></text:span><text:span text:style-name="Label"><text:span text:style-name="Parameter_20_Name"><text:span text:style-name="T82">KnownY</text:span></text:span></text:span><text:span text:style-name="Label"><text:span text:style-name="T60"> </text:span></text:span><text:span text:style-name="Label"><text:span text:style-name="T54">) = COLUMNS(</text:span></text:span><text:span text:style-name="Parameter_20_Name">KnownX</text:span><text:span text:style-name="Label"><text:span text:style-name="T54">) and ROWS(</text:span></text:span><text:span text:style-name="Label"><text:span text:style-name="Parameter_20_Name"><text:span text:style-name="T82">KnownY</text:span></text:span></text:span><text:span text:style-name="Label"><text:span text:style-name="T60"> </text:span></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GROWTH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3" draw:name="Object383" text:anchor-type="as-char" svg:y="-0.7cm" svg:width="1.96cm" svg:height="1.138cm" draw:z-index="188"><draw:object xlink:href="./Object 425" xlink:type="simple" xlink:show="embed" xlink:actuate="onLoad"/><draw:image xlink:href="./ObjectReplacements/Object 425"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5"> 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9"><draw:object xlink:href="./Object 152" xlink:type="simple" xlink:show="embed" xlink:actuate="onLoad"/><draw:image xlink:href="./ObjectReplacements/Object 152" xlink:type="simple" xlink:show="embed" xlink:actuate="onLoad"/>
    </draw:frame></text:p>
      <text:p text:style-name="Text_20_body">where a<text:span text:style-name="T77">1</text:span>,a<text:span text:style-name="T77">2</text:span>,...,a<text:span text:style-name="T77">n</text:span> are the numbers of the sequence <text:span text:style-name="T58">N</text:span> and <text:span text:style-name="T58">n</text:span> is a result of calling COUNT(<text:span text:style-name="T58">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7">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X</text:span> <text:span text:style-name="T37">≤</text:span> <text:span text:style-name="Parameter_20_Name">T</text:span> <text:span text:style-name="T37">≤</text:span> <text:span text:style-name="Parameter_20_Name">N</text:span>, 0 <text:span text:style-name="T37">≤</text:span> <text:span text:style-name="Parameter_20_Name">M</text:span> <text:span text:style-name="T37">≤</text:span> <text:span text:style-name="Parameter_20_Name">N</text:span></text:p>
      <text:p text:style-name="Text_20_body"><text:span text:style-name="Label">Semantics:</text:span></text:p>
      <text:list xml:id="list234954751803572" text:continue-numbering="true" text:style-name="BulletedList">
        <text:list-item>
          <text:p text:style-name="P71"><text:soft-page-break/><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8">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0"><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1"><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2"><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7">INTERCEPT( </text:span><text:span text:style-name="Value_20_Type">ForceArray</text:span> <text:span text:style-name="Value_20_Type">Array</text:span> <text:span text:style-name="Parameter_20_Name">Data_Y</text:span><text:span text:style-name="T7"> ; </text:span><text:span text:style-name="Value_20_Type">ForceArray</text:span> <text:span text:style-name="Value_20_Type">Array</text:span> <text:span text:style-name="Parameter_20_Name">Data_X</text:span><text:span text:style-name="T7"> )</text:span></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X</text:span></text:span><text:span text:style-name="T31">) = COLUMNS(</text:span><text:span text:style-name="Parameter_20_Name"><text:span text:style-name="T82">Data_Y</text:span></text:span><text:span text:style-name="T31">), ROWS(</text:span><text:span text:style-name="Parameter_20_Name"><text:span text:style-name="T82">Data_X</text:span></text:span><text:span text:style-name="T31">) = ROWS(</text:span><text:span text:style-name="Parameter_20_Name"><text:span text:style-name="T82">Data_Y</text:span></text:span><text:span text:style-name="T31">)</text:span></text:p>
      <text:p text:style-name="Text_20_body"><text:span text:style-name="Label">Semantics:</text:span></text:p>
      <text:p text:style-name="Text_20_body"><text:span text:style-name="Label"><text:span text:style-name="T31">INTERCEPT returns the intercept (a) calculated as described in </text:span></text:span><text:span text:style-name="Label"><text:span text:style-name="T31"><text:reference-ref text:reference-format="chapter" text:ref-name="LINEST">6.18.41</text:reference-ref></text:span></text:span><text:span text:style-name="Label"><text:span text:style-name="T31"><text:s/>for the function call LINEST(</text:span></text:span><text:span text:style-name="Parameter_20_Name">Data_Y</text:span><text:span text:style-name="Label"><text:span text:style-name="T31">,</text:span></text:span><text:span text:style-name="Parameter_20_Name">Data_X</text:span><text:span text:style-name="Label"><text:span text:style-name="T31">,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1">KURT( { </text:span><text:span text:style-name="Value_20_Type">NumberSequenceList</text:span> <text:span text:style-name="Parameter_20_Name"><text:span text:style-name="T82">X</text:span></text:span><text:span text:style-name="T31"> }</text:span><text:span text:style-name="T85">+</text:span> <text:span text:style-name="T31">)</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7">≥ </text:span>4, STDEV(<text:span text:style-name="Parameter_20_Name">X</text:span>) <text:span text:style-name="T65">≠</text:span> 0</text:p>
      <text:p text:style-name="P19"><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93"><draw:object xlink:href="./Object 47" xlink:type="simple" xlink:show="embed" xlink:actuate="onLoad"/><draw:image xlink:href="./ObjectReplacements/Object 47" xlink:type="simple" xlink:show="embed" xlink:actuate="onLoad"/>
    </draw:frame></text:p>
      <text:p text:style-name="P3">where <text:span text:style-name="T58">s</text:span> is the sample standard deviation, and <text:span text:style-name="T58">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234955229790670"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1">1,2,3,…</text:span>,<text:span text:style-name="T58">k</text:span> ,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text:span text:style-name="T58">a</text:span> is equal to 0.</text:p>
      <text:list xml:id="list234954880845651"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LINEST returns an error.</text:span></text:p>
      <text:p text:style-name="Text_20_body">The result created by LINEST if STATS<text:span text:style-name="T58"> </text:span>is TRUE is given in <text:sequence-ref text:reference-format="text" text:ref-name="refTable28">Table 29 - LINEST</text:sequence-ref>. If STATS<text:span text:style-name="T58">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296451016256">
          <table:table-cell table:style-name="Table243.A1" office:value-type="string">
            <text:p text:style-name="P35"><text:span text:style-name="T58">b</text:span><text:span text:style-name="T79">n</text:span></text:p>
          </table:table-cell>
          <table:table-cell table:style-name="Table243.A1" office:value-type="string">
            <text:p text:style-name="P35"><text:span text:style-name="T58">b</text:span><text:span text:style-name="T79">n-1</text:span></text:p>
          </table:table-cell>
          <table:table-cell table:style-name="Table243.A1" office:value-type="string">
            <text:p text:style-name="P35">…</text:p>
          </table:table-cell>
          <table:table-cell table:style-name="Table243.A1" office:value-type="string">
            <text:p text:style-name="P35"><text:span text:style-name="T58">b</text:span><text:span text:style-name="T77">1</text:span></text:p>
          </table:table-cell>
          <table:table-cell table:style-name="Table243.E1" office:value-type="string">
            <text:p text:style-name="P37">a</text:p>
          </table:table-cell>
        </table:table-row>
        <table:table-row table:style-name="TableLine2296451031216">
          <table:table-cell table:style-name="Table243.A2" office:value-type="string">
            <text:p text:style-name="P35"><text:span text:style-name="T80"><draw:frame draw:style-name="fr2" draw:name="Object321" text:anchor-type="as-char" svg:width="0.607cm" svg:height="0.568cm" draw:z-index="194"><draw:object xlink:href="./Object 325" xlink:type="simple" xlink:show="embed" xlink:actuate="onLoad"/><draw:image xlink:href="./ObjectReplacements/Object 325" xlink:type="simple" xlink:show="embed" xlink:actuate="onLoad"/>
         <svg:desc>formula</svg:desc>
        </draw:frame></text:span><text:span text:style-name="T80"><text:s/></text:span></text:p>
          </table:table-cell>
          <table:table-cell table:style-name="Table243.A2" office:value-type="string">
            <text:p text:style-name="P35"><text:span text:style-name="T80"><draw:frame draw:style-name="fr2" draw:name="Object322" text:anchor-type="as-char" svg:width="0.811cm" svg:height="0.568cm" draw:z-index="195"><draw:object xlink:href="./Object 326" xlink:type="simple" xlink:show="embed" xlink:actuate="onLoad"/><draw:image xlink:href="./ObjectReplacements/Object 326" xlink:type="simple" xlink:show="embed" xlink:actuate="onLoad"/>
         <svg:desc>formula</svg:desc>
        </draw:frame></text:span><text:span text:style-name="T80"><text:s/></text:span></text:p>
          </table:table-cell>
          <table:table-cell table:style-name="Table243.A2" office:value-type="string">
            <text:p text:style-name="P35">…</text:p>
          </table:table-cell>
          <table:table-cell table:style-name="Table243.A2" office:value-type="string">
            <text:p text:style-name="P35"><text:span text:style-name="T80"><draw:frame draw:style-name="fr2" draw:name="Object323" text:anchor-type="as-char" svg:width="0.603cm" svg:height="0.568cm" draw:z-index="196"><draw:object xlink:href="./Object 327" xlink:type="simple" xlink:show="embed" xlink:actuate="onLoad"/><draw:image xlink:href="./ObjectReplacements/Object 327" xlink:type="simple" xlink:show="embed" xlink:actuate="onLoad"/>
         <svg:desc>formula</svg:desc>
        </draw:frame></text:span><text:span text:style-name="T80"><text:s/></text:span></text:p>
          </table:table-cell>
          <table:table-cell table:style-name="Table243.E2" office:value-type="string">
            <text:p text:style-name="P35"><text:span text:style-name="T80"><draw:frame draw:style-name="fr2" draw:name="Object324" text:anchor-type="as-char" svg:width="0.524cm" svg:height="0.531cm" draw:z-index="197"><draw:object xlink:href="./Object 328" xlink:type="simple" xlink:show="embed" xlink:actuate="onLoad"/><draw:image xlink:href="./ObjectReplacements/Object 328" xlink:type="simple" xlink:show="embed" xlink:actuate="onLoad"/>
         <svg:desc>formula</svg:desc>
        </draw:frame></text:span><text:span text:style-name="T80"><text:s/></text:span></text:p>
          </table:table-cell>
        </table:table-row>
        <table:table-row table:style-name="TableLine2296451042096">
          <table:table-cell table:style-name="Table243.A2" office:value-type="string">
            <text:p text:style-name="P42"><draw:frame draw:style-name="fr2" draw:name="Object325" text:anchor-type="as-char" svg:width="0.626cm" svg:height="0.527cm" draw:z-index="198"><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9"><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ext:soft-page-break/>
        <table:table-row table:style-name="TableLine2296451032032">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96451029584">
          <table:table-cell table:style-name="Table243.A2" office:value-type="string">
            <text:p text:style-name="P37">SS<text:span text:style-name="T77">reg </text:span></text:p>
          </table:table-cell>
          <table:table-cell table:style-name="Table243.A2" office:value-type="string">
            <text:p text:style-name="P37">SS<text:span text:style-name="T77">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text:span><text:span text:style-name="T54"> = ROWS(</text:span><text:span text:style-name="Parameter_20_Name">KnownY</text:span><text:span text:style-name="T54">) </text:span><text:span text:style-name="T67">∙</text:span><text:span text:style-name="T54"> COLUMNS(</text:span><text:span text:style-name="Parameter_20_Name">KnownY</text:span><text:span text:style-name="T54">)</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329" text:anchor-type="as-char" svg:y="-0.4cm" svg:width="2.723cm" svg:height="0.531cm" draw:z-index="200"><draw:object xlink:href="./Object 333" xlink:type="simple" xlink:show="embed" xlink:actuate="onLoad"/><draw:image xlink:href="./ObjectReplacements/Object 333"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330" text:anchor-type="as-char" svg:y="-0.4cm" svg:width="2.337cm" svg:height="0.531cm" draw:z-index="201"><draw:object xlink:href="./Object 334" xlink:type="simple" xlink:show="embed" xlink:actuate="onLoad"/><draw:image xlink:href="./ObjectReplacements/Object 334"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333" text:anchor-type="as-char" svg:y="-0.4cm" svg:width="0.646cm" svg:height="0.531cm" draw:z-index="202"><draw:object xlink:href="./Object 337" xlink:type="simple" xlink:show="embed" xlink:actuate="onLoad"/><draw:image xlink:href="./ObjectReplacements/Object 337"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334" text:anchor-type="as-char" svg:y="-0.4cm" svg:width="0.54cm" svg:height="0.531cm" draw:z-index="203"><draw:object xlink:href="./Object 338" xlink:type="simple" xlink:show="embed" xlink:actuate="onLoad"/><draw:image xlink:href="./ObjectReplacements/Object 338"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337" text:anchor-type="as-char" svg:y="-0.4cm" svg:width="0.647cm" svg:height="0.531cm" draw:z-index="204"><draw:object xlink:href="./Object 341" xlink:type="simple" xlink:show="embed" xlink:actuate="onLoad"/><draw:image xlink:href="./ObjectReplacements/Object 341"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338" text:anchor-type="as-char" svg:y="-0.4cm" svg:width="0.579cm" svg:height="0.531cm" draw:z-index="205"><draw:object xlink:href="./Object 342" xlink:type="simple" xlink:show="embed" xlink:actuate="onLoad"/><draw:image xlink:href="./ObjectReplacements/Object 342"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INEST returns an error. Similarly, if </text:span><text:span text:style-name="Parameter_20_Name"><text:span text:style-name="T82">Const</text:span></text:span><text:span text:style-name="T54"> is FALSE and </text:span><text:span text:style-name="T60">k</text:span><text:span text:style-name="T54"> </text:span><text:span text:style-name="T67">≤</text:span><text:span text:style-name="T13"> </text:span><text:span text:style-name="T16">n,</text:span><text:span text:style-name="T54"> LINEST returns an error. </text:span></text:p>
      <text:p text:style-name="Text_20_body">We denote </text:p>
      <text:p text:style-name="P14"><draw:frame draw:style-name="fr2" draw:name="Object341" text:anchor-type="as-char" svg:width="2.314cm" svg:height="1.139cm" draw:z-index="206"><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07"><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8"><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9"><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0"><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1"><draw:object xlink:href="./Object 350" xlink:type="simple" xlink:show="embed" xlink:actuate="onLoad"/><draw:image xlink:href="./ObjectReplacements/Object 35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347" text:anchor-type="as-char" svg:y="-0.45cm" svg:width="1.129cm" svg:height="0.527cm" draw:z-index="212"><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13"><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14"><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15"><draw:object xlink:href="./Object 354" xlink:type="simple" xlink:show="embed" xlink:actuate="onLoad"/><draw:image xlink:href="./ObjectReplacements/Object 35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3" draw:name="Object351" text:anchor-type="as-char" svg:y="-1.15cm" svg:width="1.515cm" svg:height="2.27cm" draw:z-index="216"><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352" text:anchor-type="as-char" svg:width="1.515cm" svg:height="1.732cm" draw:z-index="222"><draw:object xlink:href="./Object 356" xlink:type="simple" xlink:show="embed" xlink:actuate="onLoad"/><draw:image xlink:href="./ObjectReplacements/Object 356" xlink:type="simple" xlink:show="embed" xlink:actuate="onLoad"/>
      <svg:desc>formula</svg:desc>
     </draw:frame></text:span><text:s/>and<text:span text:style-name="T58"> a</text:span> = 0. </text:p>
      <text:p text:style-name="Text_20_body">These <draw:frame draw:style-name="fr3" draw:name="Object354" text:anchor-type="as-char" svg:y="-0.4cm" svg:width="2.096cm" svg:height="0.529cm" draw:z-index="223"><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83">nd</text:span> to 5<text:span text:style-name="T83">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4"><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5"><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6"><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7"><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28"><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29"><draw:object xlink:href="./Object 364" xlink:type="simple" xlink:show="embed" xlink:actuate="onLoad"/><draw:image xlink:href="./ObjectReplacements/Object 364" xlink:type="simple" xlink:show="embed" xlink:actuate="onLoad"/>
     <svg:desc>formula</svg:desc>
    </draw:frame><text:s/>is the element in the <text:span text:style-name="T58">i</text:span>th row and <text:span text:style-name="T58">i</text:span>th column of </text:p>
      <text:p text:style-name="P14"><draw:frame draw:style-name="fr2" draw:name="Object361" text:anchor-type="as-char" svg:width="1.783cm" svg:height="0.559cm" draw:z-index="230"><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1"><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2"><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3"><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4"><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5"><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6"><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7"><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38"><draw:object xlink:href="./Object 373" xlink:type="simple" xlink:show="embed" xlink:actuate="onLoad"/><draw:image xlink:href="./ObjectReplacements/Object 373" xlink:type="simple" xlink:show="embed" xlink:actuate="onLoad"/>
     <svg:desc>formula</svg:desc>
    </draw:frame><text:s/>is the element in the <text:span text:style-name="T58">i</text:span>th row and <text:span text:style-name="T58">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234954946296113"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list-item>
      </text:list>
      <text:p text:style-name="Text_20_body"><text:soft-page-break/><text:span text:style-name="Parameter_20_Name">Const</text:span>: If set to FALSE, the model constant a is equal to 0.</text:p>
      <text:list xml:id="list234955940661064"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or if any of the entries in </text:span><text:span text:style-name="Parameter_20_Name">KnownY</text:span><text:span text:style-name="T60"> </text:span><text:span text:style-name="T54">is negative, <text:s/>LOGEST returns an error.</text:span></text:p>
      <text:p text:style-name="Text_20_body">The result created by LOGEST if STATS<text:span text:style-name="T58"> </text:span>is TRUE is given in <text:sequence-ref text:reference-format="text" text:ref-name="refTable29">Table 30 - LOGEST</text:sequence-ref>. If STATS<text:span text:style-name="T58">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296451051072">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296451046720">
          <table:table-cell table:style-name="Table242.A2" office:value-type="string">
            <text:p text:style-name="P35"><text:span text:style-name="T80"><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80"><text:s/></text:span></text:p>
          </table:table-cell>
          <table:table-cell table:style-name="Table242.A2" office:value-type="string">
            <text:p text:style-name="P35"><text:span text:style-name="T80"><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80"><text:s/></text:span></text:p>
          </table:table-cell>
          <table:table-cell table:style-name="Table242.A2" office:value-type="string">
            <text:p text:style-name="P35">…</text:p>
          </table:table-cell>
          <table:table-cell table:style-name="Table242.A2" office:value-type="string">
            <text:p text:style-name="P35"><text:span text:style-name="T80"><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80"><text:s/></text:span></text:p>
          </table:table-cell>
          <table:table-cell table:style-name="Table242.E2" office:value-type="string">
            <text:p text:style-name="P35"><text:span text:style-name="T80"><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80"><text:s/></text:span></text:p>
          </table:table-cell>
        </table:table-row>
        <table:table-row table:style-name="TableLine2296451071472">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29645107500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296451069024">
          <table:table-cell table:style-name="Table242.A2" office:value-type="string">
            <text:p text:style-name="P37">SS<text:span text:style-name="T77">reg </text:span></text:p>
          </table:table-cell>
          <table:table-cell table:style-name="Table242.A2" office:value-type="string">
            <text:p text:style-name="P37">SS<text:span text:style-name="T77">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 </text:span><text:span text:style-name="T31">= ROWS(</text:span><text:span text:style-name="Parameter_20_Name">KnownY</text:span><text:span text:style-name="T31">) </text:span><text:span text:style-name="T69">∙</text:span><text:span text:style-name="T31"> COLUMNS(</text:span><text:span text:style-name="Parameter_20_Name">KnownY</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OGEST returns an error. Similarly, if </text:span><text:span text:style-name="Parameter_20_Name"><text:span text:style-name="T82">Const</text:span></text:span><text:span text:style-name="T54"> is FALSE and </text:span><text:span text:style-name="T60">k</text:span><text:span text:style-name="T54"> </text:span><text:span text:style-name="T67">≤ </text:span><text:span text:style-name="T70">n</text:span><text:span text:style-name="T67">,</text:span><text:span text:style-name="T54">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8">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3">nd</text:span> to 5<text:span text:style-name="T83">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4"><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4">. </text:span></text:span></text:p>
      <text:p text:style-name="P14"><text:span text:style-name="Label"><text:span text:style-name="T54"><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4">, </text:span></text:span><text:span text:style-name="Label"><text:span text:style-name="T54"><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4">, </text:span></text:span><text:span text:style-name="Label"><text:span text:style-name="T54"><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4"><text:s/></text:span></text:span></text:p>
      <text:p text:style-name="Text_20_body"><text:span text:style-name="Label"><text:span text:style-name="T54">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8">i</text:span>th row and <text:span text:style-name="T58">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8">i</text:span>th row and <text:span text:style-name="T58">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4">If </text:span></text:span><text:span text:style-name="Label"><text:span text:style-name="T54"><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4"><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4"> is TRUE includes the first column and perform the above calculations with that subset. In the latter case the coefficients </text:span></text:span><text:span text:style-name="Label"><text:span text:style-name="T54"><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4"><text:s/>of omitted columns are returned as 1.</text:span></text:span></text:p>
      <text:p text:style-name="Text_20_body"><text:span text:style-name="Label"><text:span text:style-name="T53">See also</text:span></text:span><text:span text:style-name="Label"><text:span text:style-name="T54"> COLUMNS </text:span></text:span><text:span text:style-name="Label"><text:span text:style-name="T54"><text:reference-ref text:reference-format="chapter" text:ref-name="COLUMNS">6.13.5</text:reference-ref></text:span></text:span><text:span text:style-name="Label"><text:span text:style-name="T54">, ROWS </text:span></text:span><text:span text:style-name="Label"><text:span text:style-name="T54"><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13"><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3">+</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34954518545752" text:continue-list="list234955238163595"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58">: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34955238055853" text:continue-list="list234954518545752" text:style-name="BulletedList">
        <text:list-item text:start-value="1">
          <text:p text:style-name="P71">If (<text:span text:style-name="Parameter_20_Name">X</text:span> + <text:span text:style-name="Parameter_20_Name">R</text:span> - 1) <text:span text:style-name="T37">≤</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6">μ</text:span> is <text:span text:style-name="Parameter_20_Name">Mean</text:span> and <text:span text:style-name="T66">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34955940425718" text:continue-list="list234955940661064"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34955214939679" text:continue-list="list234955238055853" text:style-name="BulletedList">
        <text:list-item text:start-value="1">
          <text:p text:style-name="Bullet_20_List">COUNT(<text:span text:style-name="Parameter_20_Name">Data</text:span>) &gt; 0</text:p>
        </text:list-item>
        <text:list-item>
          <text:p text:style-name="Bullet_20_List">0 <text:span text:style-name="T37">≤</text:span> <text:span text:style-name="Parameter_20_Name">X</text:span> <text:span text:style-name="T37">≤</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1">Alpha</text:span></text:span> = 25%, the percentile means the first quartile; <text:span text:style-name="Strong_20_Emphasis"><text:span text:style-name="T31">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34955330341685" text:continue-list="list234955214939679"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7">≤</text:span> <text:span text:style-name="Parameter_20_Name">X</text:span> <text:span text:style-name="T37">≤</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7">≥</text:span> 1</text:p>
        </text:list-item>
      </text:list>
      <text:p text:style-name="Text_20_body"><text:span text:style-name="Label">Semantics:</text:span></text:p>
      <text:list xml:id="list234954808112887" text:continue-list="list234955330341685"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5">: </text:span>an <text:span text:style-name="T52">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129"><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8">k</text:span> objects taken from <text:span text:style-name="T58">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K</text:span> <text:span text:style-name="T37">≥</text:span> 0; <text:span text:style-name="Parameter_20_Name">N</text:span> <text:span text:style-name="T37">≥</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142"><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1">≥</text:span> 0, <text:span text:style-name="Parameter_20_Name">Chosen</text:span> <text:span text:style-name="T37">≥</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7">≥</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34955523135420" text:continue-list="list234954808112887" text:style-name="BulletedList">
        <text:list-item text:start-value="1">
          <text:p text:style-name="Bullet_20_List">The sum of the probabilities in <text:span text:style-name="Parameter_20_Name">Probability</text:span> <text:span text:style-name="T37">shall</text:span> equal 1.</text:p>
        </text:list-item>
        <text:list-item>
          <text:p text:style-name="P71">All values in <text:span text:style-name="Parameter_20_Name">Probability</text:span> <text:span text:style-name="T37">shall</text:span> be &gt; 0 and <text:span text:style-name="T37">≤</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34955891410289" text:continue-list="list234955523135420"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2">End</text:span></text:span><text:span text:style-name="T60"> = </text:span><text:span text:style-name="Parameter_20_Name"><text:span text:style-name="T82">Start</text:span></text:span><text:span text:style-name="T60"> </text:span><text:span text:style-name="T54">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2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31"><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44"><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86"><draw:object xlink:href="./Object 230" xlink:type="simple" xlink:show="embed" xlink:actuate="onLoad"/><draw:image xlink:href="./ObjectReplacements/Object 230" xlink:type="simple" xlink:show="embed" xlink:actuate="onLoad"/>
    </draw:frame>for all<text:span text:style-name="T58"> i.</text:span></text:p>
      <text:p text:style-name="Text_20_body"><text:span text:style-name="Label">See also</text:span><text:span text:style-name="T51"> COUNT </text:span><text:span text:style-name="T51"><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34954541842617" text:continue-list="list234955891410289" text:style-name="BulletedList">
        <text:list-item text:start-value="1">
          <text:p text:style-name="Bullet_20_List">COUNT(<text:span text:style-name="Parameter_20_Name">Data</text:span>) &gt; 0</text:p>
        </text:list-item>
        <text:list-item>
          <text:p text:style-name="P71">0 <text:span text:style-name="T37">≤</text:span> <text:span text:style-name="Parameter_20_Name">Quart</text:span> <text:span text:style-name="T37">≤</text:span> 4</text:p>
        </text:list-item>
      </text:list>
      <text:p text:style-name="Text_20_body"><text:span text:style-name="Label">Semantics:</text:span></text:p>
      <text:list xml:id="list234955316920721" text:continue-list="list234954541842617"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8">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1">shall</text:span> exist in <text:span text:style-name="Parameter_20_Name">Data</text:span>.</text:p>
      <text:p text:style-name="P19"><text:span text:style-name="Label">Semantics:</text:span> The RANK function returns the rank of a value within a list.</text:p>
      <text:list xml:id="list234955902579726" text:continue-list="list234955316920721"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7">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8">If </text:span><text:span text:style-name="Parameter_20_Name">ArrayY</text:span><text:span text:style-name="T58"> and </text:span><text:span text:style-name="Parameter_20_Name">ArrayX</text:span><text:span text:style-name="T58">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8">Semantics:</text:span></text:span><text:span text:style-name="T58">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66">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39"><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standard deviation <text:span text:style-name="T57">s</text:span>, where</text:p>
      <text:p text:style-name="Formula"><draw:frame draw:style-name="fr2" draw:name="Object133" text:anchor-type="as-char" svg:width="3.732cm" svg:height="3.276cm" draw:z-index="240"><draw:object xlink:href="./Object 135" xlink:type="simple" xlink:show="embed" xlink:actuate="onLoad"/><draw:image xlink:href="./ObjectReplacements/Object 135" xlink:type="simple" xlink:show="embed" xlink:actuate="onLoad"/>
    </draw:frame></text:p>
      <text:p text:style-name="Text_20_body">Note that <text:span text:style-name="T57">s</text:span> is not the same as the standard deviation of the set, σ, which uses <text:span text:style-name="T57">n</text:span> rather than <text:span text:style-name="T57">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8">x</text:span><text:span text:style-name="T77">1</text:span>, <text:span text:style-name="T58">x</text:span><text:span text:style-name="T77">2</text:span>, …, x<text:span text:style-name="T77">n</text:span>. Then<text:span text:style-name="T74">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7">s</text:span>, which uses <text:span text:style-name="T57">n</text:span> − 1 rather than <text:span text:style-name="T57">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217"><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218"><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219"><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220"><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221"><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7">≤</text:span> 1, <text:span text:style-name="Parameter_20_Name">DegreeOfFreedom</text:span> <text:span text:style-name="T37">≥</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8">a</text:span> is equal to 0.</text:p>
      <text:p text:style-name="Text_20_body"><text:span text:style-name="T54">LINEST(</text:span><text:span text:style-name="Parameter_20_Name">KnownY</text:span><text:span text:style-name="T54">; </text:span><text:span text:style-name="Parameter_20_Name">KnownX</text:span><text:span text:style-name="T54">; </text:span><text:span text:style-name="Parameter_20_Name">Const</text:span><text:span text:style-name="T54">; FALSE()) either returns an error an array with 1 row and </text:span><text:span text:style-name="T60">n</text:span><text:span text:style-name="T54"> + 1 columns. If it returns an error then so does TREND. If it returns an array, we call the entries in that array </text:span><text:span text:style-name="T54"><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4">.</text:span></text:p>
      <text:p text:style-name="Text_20_body"><text:span text:style-name="T54">Let </text:span><text:span text:style-name="T54"><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KnownY</text:span><text:span text:style-name="T54">) = COLUMNS(</text:span><text:span text:style-name="Parameter_20_Name">KnownX</text:span><text:span text:style-name="T54">) and ROWS(</text:span><text:span text:style-name="Parameter_20_Name">KnownY</text:span><text:span text:style-name="T54">) = ROWS(</text:span><text:span text:style-name="Parameter_20_Name">KnownX</text:span><text:span text:style-name="T54">), then TREND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4">.</text:span></text:p>
      <text:p text:style-name="Text_20_body"><text:span text:style-name="T54">Otherwise, if COLUMNS(</text:span><text:span text:style-name="Parameter_20_Name">KnownY</text:span><text:span text:style-name="T54">) = 1 and ROWS(</text:span><text:span text:style-name="Parameter_20_Name">KnownY</text:span><text:span text:style-name="T54">) = ROWS(</text:span><text:span text:style-name="Parameter_20_Name">KnownX</text:span><text:span text:style-name="T54">) and COLUMNS(</text:span><text:span text:style-name="Parameter_20_Name">KnownX</text:span><text:span text:style-name="T54">) = COLUMNS(</text:span><text:span text:style-name="Parameter_20_Name">NewX</text:span><text:span text:style-name="T54">), then TREND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4">.</text:span></text:p>
      <text:p text:style-name="Text_20_body"><text:span text:style-name="Label"><text:span text:style-name="T54">Otherwise, if COLUMNS(</text:span></text:span><text:span text:style-name="Parameter_20_Name">KnownY</text:span><text:span text:style-name="Label"><text:span text:style-name="T54">) = COLUMNS(</text:span></text:span><text:span text:style-name="Parameter_20_Name">KnownX</text:span><text:span text:style-name="Label"><text:span text:style-name="T54">) and ROWS(</text:span></text:span><text:span text:style-name="Parameter_20_Name">KnownY</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TREND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8">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7">1</text:span>, <text:span text:style-name="Parameter_20_Name">X</text:span><text:span text:style-name="T77">2</text:span>, …,<text:span text:style-name="Parameter_20_Name">X</text:span><text:span text:style-name="T77">n</text:span> be the numbers in the sequence <text:span text:style-name="Parameter_20_Name">X</text:span> an<text:span text:style-name="T37">d </text:span><text:span text:style-name="Parameter_20_Name">Y</text:span><text:span text:style-name="T77">1</text:span>, <text:span text:style-name="Parameter_20_Name">Y</text:span><text:span text:style-name="T77">2</text:span>, …,<text:span text:style-name="Parameter_20_Name">Y</text:span><text:span text:style-name="T77">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1722811812" text:style-name="L18">
        <text:list-item>
          <text:p text:style-name="P114">If type = 1, TTEST calculates the p-value for a paired-sample comparison of means test. Note that in this case due to the above constraints n = m. With</text:p>
          <text:p text:style-name="P77"><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2232738937" text:style-name="L19">
        <text:list-item>
          <text:p text:style-name="P115"><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234955993814952" text:continue-list="list1722811812" text:style-name="L18">
        <text:list-header>
          <text:p text:style-name="P112">and</text:p>
          <text:p text:style-name="P77"><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7"><text:soft-page-break/><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234955520738470" text:continue-list="list2232738937"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234955664030514" text:continue-list="list234955993814952"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1">For an empty element or an element of type Text or Boolean in </text:span></text:span><text:span text:style-name="Parameter_20_Name">X</text:span><text:span text:style-name="Label"><text:span text:style-name="T31"> the element at the corresponding position of </text:span></text:span><text:span text:style-name="Parameter_20_Name">Y</text:span><text:span text:style-name="Label"><text:span text:style-name="T31">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variance <text:span text:style-name="T57">s</text:span><text:span text:style-name="T91">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4">Note that </text:span><text:span text:style-name="T57">s</text:span><text:span text:style-name="T91">2</text:span> is not the same as the variance of the set, σ<text:span text:style-name="T91">2</text:span>, which uses <text:span text:style-name="T57">n</text:span> rather than <text:span text:style-name="T57">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 </text:span>1</text:p>
      <text:p text:style-name="Text_20_body"><text:span text:style-name="Label">Semantics:</text:span> Computes the variance of the set σ<text:span text:style-name="T91">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1">Note that </text:span>σ<text:span text:style-name="T91">2</text:span> is not the same as the sample variance, <text:span text:style-name="T57">s</text:span><text:span text:style-name="T91">2</text:span>, which uses <text:span text:style-name="T57">n</text:span> − 1 rather than <text:span text:style-name="T57">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7">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7">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7">Sample</text:span></text:span><text:span text:style-name="T35">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3">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7"> </text:span>≥ 0</text:p>
      <text:p text:style-name="Text_20_body"><text:span text:style-name="Label">Semantics:</text:span><text:span text:style-name="T31"> Converts number </text:span><text:span text:style-name="Parameter_20_Name"><text:span text:style-name="T82">X</text:span></text:span><text:span text:style-name="T31"> into text that represents the value of </text:span><text:span text:style-name="Parameter_20_Name"><text:span text:style-name="T82">X</text:span></text:span><text:span text:style-name="T31"> in base </text:span><text:span text:style-name="Parameter_20_Name"><text:span text:style-name="T82">Radix</text:span></text:span><text:span text:style-name="T31">. The symbols 0-9 (</text:span>U+0030 through U+0039)<text:span text:style-name="T31">, then upper case A-Z (</text:span><text:span text:style-name="T24">U+0041 through U+005A</text:span><text:span text:style-name="T31">) are used as digits. Thus, BASE(</text:span><text:span text:style-name="T20">45745</text:span><text:span text:style-name="T31">;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3">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3">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 hexadecimal value, up to 10 hexadecimal digits, with the topmost bit (40<text:span text:style-name="T83">th</text:span> bit) being the sign bit and in two's-complement form. The digits A through F are in uppercase.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3">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n octal value, up to 10 octal digits, with the topmost bit (30<text:span text:style-name="T83">th</text:span> bit) being the sign bit and in two's-complement form.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its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3">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512 <text:span text:style-name="T37">≤</text:span> <text:span text:style-name="Parameter_20_Name">X</text:span> <text:span text:style-name="T37">≤</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3">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39</text:span><text:span text:style-name="T37">≤</text:span> <text:span text:style-name="Parameter_20_Name">X</text:span> <text:span text:style-name="T37">≤</text:span> 2<text:span text:style-name="T83">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3">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29</text:span><text:span text:style-name="T37">≤</text:span> <text:span text:style-name="Parameter_20_Name">X</text:span> <text:span text:style-name="T37">≤</text:span> 2<text:span text:style-name="T83">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P15">The resulting value is a octal value, up to 10 digits, with the topmost bit (3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Text_20_body"><text:span text:style-name="Label">See also</text:span> <text:span text:style-name="T31">INT </text:span><text:span text:style-name="T31"><text:reference-ref text:reference-format="chapter" text:ref-name="INT">6.17.2</text:reference-ref></text:span><text:span text:style-name="T31">,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9">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3">th</text:span> bit is sign) to base 2 (whose 10<text:span text:style-name="T83">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hexadecimal number into binary (base 2)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3">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3">th</text:span> bit is sign) to base 8 (whose 30<text:span text:style-name="T83">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4">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7">29</text:span> &lt; <text:span text:style-name="Parameter_20_Name">X</text:span> &lt; 2 <text:span text:style-name="T87">29</text:span> -1.</text:p>
      <text:p text:style-name="Text_20_body"><text:span text:style-name="Label">Semantics:</text:span> Converts given hexadecimal number into octal (base 8)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n octal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3">th</text:span> bit is sign) to base 2 (whose 10<text:span text:style-name="T83">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octal (base 8) number into binary (base 2)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3">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3">th</text:span> bit is sign) to hexadecimal (whose 40<text:span text:style-name="T83">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1">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ext:soft-page-break/>The resulting value is a hexadecimal value, up to 10 digits, with the topmost bit (4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 </text:span>0, <text:span text:style-name="Parameter_20_Name">N</text:span> &lt; 4000, 0 <text:span text:style-name="T37">≤</text:span> <text:span text:style-name="Parameter_20_Name">Format</text:span> <text:span text:style-name="T37">≤</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8">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29645112750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296451132400">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296451116624">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29645113158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296451117440">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296451117984">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296451135120">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296451135392">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2">Evaluators</text:span><text:span text:style-name="T54"> that accept 0 as a value of </text:span><text:span text:style-name="Parameter_20_Name"><text:span text:style-name="T82">N</text:span></text:span><text:span text:style-name="T54"> </text:span><text:span text:style-name="ISO_20_Keyword">should</text:span><text:span text:style-name="T31"> </text:span><text:span text:style-name="T54">return the string “0”. </text:span><text:span text:style-name="T42">Evaluators</text:span><text:span text:style-name="T54"> that accept negative values of </text:span><text:span text:style-name="Parameter_20_Name"><text:span text:style-name="T82">N</text:span></text:span><text:span text:style-name="T54"> </text:span><text:span text:style-name="ISO_20_Keyword">should</text:span><text:span text:style-name="T31"> </text:span><text:span text:style-name="T54">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296451132944">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296451136208">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8">classic</text:span>.</text:p>
          </table:table-cell>
        </table:table-row>
        <table:table-row table:style-name="TableLine2296451134304">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7">shall</text:span> be smaller than the subtracted number.</text:p>
          </table:table-cell>
        </table:table-row>
        <table:table-row table:style-name="TableLine229645113484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7">shall</text:span> be smaller than the subtracted number.</text:p>
          </table:table-cell>
        </table:table-row>
        <table:table-row table:style-name="TableLine229645113403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7">shall</text:span> be smaller than the subtracted number.</text:p>
          </table:table-cell>
        </table:table-row>
        <table:table-row table:style-name="TableLine229645113648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8">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8">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296451136752">
            <table:table-cell table:style-name="Table20.A1" office:value-type="string">
              <text:p text:style-name="P28">Fro<text:span text:style-name="T40">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296451117712">
          <table:table-cell table:style-name="Table20.A2" office:value-type="string">
            <text:p text:style-name="Table_20_Contents"><text:span text:style-name="T37">U+</text:span>30a1 <text:span text:style-name="T37">≤</text:span> c <text:span text:style-name="T37">≤</text:span> <text:span text:style-name="T37">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296446520272">
          <table:table-cell table:style-name="Table20.A2" office:value-type="string">
            <text:p text:style-name="Table_20_Contents"><text:span text:style-name="T37">U+</text:span>30a1 <text:span text:style-name="T37">≤</text:span> c <text:span text:style-name="T37">≤</text:span> <text:span text:style-name="T37">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296446521904">
          <table:table-cell table:style-name="Table20.A2" office:value-type="string">
            <text:p text:style-name="Table_20_Contents"><text:span text:style-name="T37">U+</text:span>30ab <text:span text:style-name="T37">≤</text:span> c <text:span text:style-name="T37">≤</text:span> <text:span text:style-name="T37">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296446520544">
          <table:table-cell table:style-name="Table20.A2" office:value-type="string">
            <text:p text:style-name="Table_20_Contents"><text:span text:style-name="T37">U+</text:span>30ab <text:span text:style-name="T37">≤</text:span> c <text:span text:style-name="T37">≤</text:span> <text:span text:style-name="T37">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2296446590720">
          <table:table-cell table:style-name="Table20.A2" office:value-type="string">
            <text:p text:style-name="Table_20_Contents"><text:span text:style-name="T37">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296446582560">
          <table:table-cell table:style-name="Table20.A2" office:value-type="string">
            <text:p text:style-name="Table_20_Contents"><text:span text:style-name="T37">U+</text:span>30c4 <text:span text:style-name="T37">≤</text:span> c <text:span text:style-name="T37">≤</text:span> <text:span text:style-name="T37">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296446579024">
          <table:table-cell table:style-name="Table20.A2" office:value-type="string">
            <text:p text:style-name="Table_20_Contents"><text:span text:style-name="T37">U+</text:span>30c4 <text:span text:style-name="T37">≤</text:span> c <text:span text:style-name="T37">≤</text:span> <text:span text:style-name="T37">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296446583104">
          <table:table-cell table:style-name="Table20.A2" office:value-type="string">
            <text:p text:style-name="Table_20_Contents"><text:span text:style-name="T37">U+</text:span>30ca <text:span text:style-name="T37">≤</text:span> c <text:span text:style-name="T37">≤</text:span> <text:span text:style-name="T37">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296446493888">
          <table:table-cell table:style-name="Table20.A2" office:value-type="string">
            <text:p text:style-name="Table_20_Contents"><text:span text:style-name="T37">U+</text:span>30cf <text:span text:style-name="T37">≤</text:span> c <text:span text:style-name="T37">≤</text:span> <text:span text:style-name="T37">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296437929904">
          <table:table-cell table:style-name="Table20.A2" office:value-type="string">
            <text:p text:style-name="Table_20_Contents"><text:span text:style-name="T37">U+</text:span>30cf <text:span text:style-name="T37">≤</text:span> c <text:span text:style-name="T37">≤</text:span> <text:span text:style-name="T37">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296437934256">
          <table:table-cell table:style-name="Table20.A2" office:value-type="string">
            <text:p text:style-name="Table_20_Contents"><text:span text:style-name="T37">U+</text:span>30cf <text:span text:style-name="T37">≤</text:span> c <text:span text:style-name="T37">≤</text:span> <text:span text:style-name="T37">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296437931808">
          <table:table-cell table:style-name="Table20.A2" office:value-type="string">
            <text:p text:style-name="Table_20_Contents"><text:span text:style-name="T37">U+</text:span>30de <text:span text:style-name="T37">≤</text:span> c <text:span text:style-name="T37">≤</text:span> <text:span text:style-name="T37">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296437925552">
          <table:table-cell table:style-name="Table20.A2" office:value-type="string">
            <text:p text:style-name="Table_20_Contents"><text:span text:style-name="T37">U+</text:span>30e3 <text:span text:style-name="T37">≤</text:span> c <text:span text:style-name="T37">≤</text:span> <text:span text:style-name="T37">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296437920656">
          <table:table-cell table:style-name="Table20.A2" office:value-type="string">
            <text:p text:style-name="Table_20_Contents"><text:span text:style-name="T37">U+</text:span>30e3 <text:span text:style-name="T37">≤</text:span> c <text:span text:style-name="T37">≤</text:span> <text:span text:style-name="T37">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296467240192">
          <table:table-cell table:style-name="Table20.A2" office:value-type="string">
            <text:p text:style-name="Table_20_Contents"><text:span text:style-name="T37">U+</text:span>30e9 <text:span text:style-name="T37">≤</text:span> c <text:span text:style-name="T37">≤</text:span> <text:span text:style-name="T37">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296467239920">
          <table:table-cell table:style-name="Table20.A2" office:value-type="string">
            <text:p text:style-name="Table_20_Contents"><text:span text:style-name="T37">U+</text:span>30ef</text:p>
          </table:table-cell>
          <table:table-cell table:style-name="Table20.A2" office:value-type="string">
            <text:p text:style-name="Table_20_Contents"><text:span text:style-name="T37">U+</text:span>ff9c</text:p>
          </table:table-cell>
          <table:table-cell table:style-name="Table20.C2" office:value-type="string">
            <text:p text:style-name="Table_20_Contents">katakana wa</text:p>
          </table:table-cell>
        </table:table-row>
        <table:table-row table:style-name="TableLine2296467247808">
          <table:table-cell table:style-name="Table20.A2" office:value-type="string">
            <text:p text:style-name="Table_20_Contents"><text:span text:style-name="T37">U+</text:span>30f2</text:p>
          </table:table-cell>
          <table:table-cell table:style-name="Table20.A2" office:value-type="string">
            <text:p text:style-name="Table_20_Contents"><text:span text:style-name="T37">U+</text:span>ff66</text:p>
          </table:table-cell>
          <table:table-cell table:style-name="Table20.C2" office:value-type="string">
            <text:p text:style-name="Table_20_Contents">katakana wo</text:p>
          </table:table-cell>
        </table:table-row>
        <table:table-row table:style-name="TableLine2296467239104">
          <table:table-cell table:style-name="Table20.A2" office:value-type="string">
            <text:p text:style-name="Table_20_Contents"><text:span text:style-name="T37">U+</text:span>30f3</text:p>
          </table:table-cell>
          <table:table-cell table:style-name="Table20.A2" office:value-type="string">
            <text:p text:style-name="Table_20_Contents"><text:span text:style-name="T37">U+</text:span>ff9d</text:p>
          </table:table-cell>
          <table:table-cell table:style-name="Table20.C2" office:value-type="string">
            <text:p text:style-name="Table_20_Contents">katakana nn</text:p>
          </table:table-cell>
        </table:table-row>
        <table:table-row table:style-name="TableLine2296467244000">
          <table:table-cell table:style-name="Table20.A2" office:value-type="string">
            <text:p text:style-name="Table_20_Contents"><text:span text:style-name="T37">U+</text:span>ff01 &lt;= c &lt;= <text:span text:style-name="T37">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296467242912">
          <table:table-cell table:style-name="Table20.A2" office:value-type="string">
            <text:p text:style-name="Table_20_Contents"><text:span text:style-name="T37">U+</text:span>2015</text:p>
          </table:table-cell>
          <table:table-cell table:style-name="Table20.A2" office:value-type="string">
            <text:p text:style-name="Table_20_Contents"><text:span text:style-name="T37">U+</text:span>ff70</text:p>
          </table:table-cell>
          <table:table-cell table:style-name="Table20.C2" office:value-type="string">
            <text:p text:style-name="Table_20_Contents">HORIZONTAL BAR =&gt; HALFWIDTH KATAKANA-HIRAGANA PROLONGED SOUND MARK</text:p>
          </table:table-cell>
        </table:table-row>
        <table:table-row table:style-name="TableLine2296467240464">
          <table:table-cell table:style-name="Table20.A2" office:value-type="string">
            <text:p text:style-name="Table_20_Contents"><text:span text:style-name="T37">U+</text:span>2018</text:p>
          </table:table-cell>
          <table:table-cell table:style-name="Table20.A2" office:value-type="string">
            <text:p text:style-name="Table_20_Contents"><text:span text:style-name="T37">U+</text:span>0060</text:p>
          </table:table-cell>
          <table:table-cell table:style-name="Table20.C2" office:value-type="string">
            <text:p text:style-name="Table_20_Contents">LEFT SINGLE QUOTATION MARK =&gt; GRAVE ACCENT</text:p>
          </table:table-cell>
        </table:table-row>
        <table:table-row table:style-name="TableLine2296467240736">
          <table:table-cell table:style-name="Table20.A2" office:value-type="string">
            <text:p text:style-name="Table_20_Contents"><text:span text:style-name="T37">U+</text:span>2019</text:p>
          </table:table-cell>
          <table:table-cell table:style-name="Table20.A2" office:value-type="string">
            <text:p text:style-name="Table_20_Contents"><text:span text:style-name="T37">U+</text:span>0027</text:p>
          </table:table-cell>
          <table:table-cell table:style-name="Table20.C2" office:value-type="string">
            <text:p text:style-name="Table_20_Contents">RIGHT SINGLE QUOTATION MARK =&gt; APOSTROPHE</text:p>
          </table:table-cell>
        </table:table-row>
        <table:table-row table:style-name="TableLine2296467238016">
          <table:table-cell table:style-name="Table20.A2" office:value-type="string">
            <text:p text:style-name="Table_20_Contents"><text:span text:style-name="T37">U+</text:span>201d</text:p>
          </table:table-cell>
          <table:table-cell table:style-name="Table20.A2" office:value-type="string">
            <text:p text:style-name="Table_20_Contents"><text:span text:style-name="T37">U+</text:span>0022</text:p>
          </table:table-cell>
          <table:table-cell table:style-name="Table20.C2" office:value-type="string">
            <text:p text:style-name="Table_20_Contents">RIGHT DOUBLE QUOTATION MARK =&gt; QUOTATION MARK</text:p>
          </table:table-cell>
        </table:table-row>
        <table:table-row table:style-name="TableLine2296467244544">
          <table:table-cell table:style-name="Table20.A2" office:value-type="string">
            <text:p text:style-name="Table_20_Contents"><text:span text:style-name="T37">U+</text:span>3001</text:p>
          </table:table-cell>
          <table:table-cell table:style-name="Table20.A2" office:value-type="string">
            <text:p text:style-name="Table_20_Contents"><text:span text:style-name="T37">U+</text:span>ff64</text:p>
          </table:table-cell>
          <table:table-cell table:style-name="Table20.C2" office:value-type="string">
            <text:p text:style-name="Table_20_Contents">IDEOGRAPHIC COMMA</text:p>
          </table:table-cell>
        </table:table-row>
        <table:table-row table:style-name="TableLine2296467234208">
          <table:table-cell table:style-name="Table20.A2" office:value-type="string">
            <text:p text:style-name="Table_20_Contents"><text:span text:style-name="T37">U+</text:span>3002</text:p>
          </table:table-cell>
          <table:table-cell table:style-name="Table20.A2" office:value-type="string">
            <text:p text:style-name="Table_20_Contents"><text:span text:style-name="T37">U+</text:span>ff61</text:p>
          </table:table-cell>
          <table:table-cell table:style-name="Table20.C2" office:value-type="string">
            <text:p text:style-name="Table_20_Contents">IDEOGRAPHIC FULL STOP</text:p>
          </table:table-cell>
        </table:table-row>
        <table:table-row table:style-name="TableLine2296467230944">
          <table:table-cell table:style-name="Table20.A2" office:value-type="string">
            <text:p text:style-name="Table_20_Contents"><text:span text:style-name="T37">U+</text:span>300c</text:p>
          </table:table-cell>
          <table:table-cell table:style-name="Table20.A2" office:value-type="string">
            <text:p text:style-name="Table_20_Contents"><text:span text:style-name="T37">U+</text:span>ff62</text:p>
          </table:table-cell>
          <table:table-cell table:style-name="Table20.C2" office:value-type="string">
            <text:p text:style-name="Table_20_Contents">LEFT CORNER BRACKET</text:p>
          </table:table-cell>
        </table:table-row>
        <table:table-row table:style-name="TableLine2296467238288">
          <table:table-cell table:style-name="Table20.A2" office:value-type="string">
            <text:p text:style-name="Table_20_Contents"><text:span text:style-name="T37">U+</text:span>300d</text:p>
          </table:table-cell>
          <table:table-cell table:style-name="Table20.A2" office:value-type="string">
            <text:p text:style-name="Table_20_Contents"><text:span text:style-name="T37">U+</text:span>ff63</text:p>
          </table:table-cell>
          <table:table-cell table:style-name="Table20.C2" office:value-type="string">
            <text:p text:style-name="Table_20_Contents">RIGHT CORNER BRACKET</text:p>
          </table:table-cell>
        </table:table-row>
        <table:table-row table:style-name="TableLine2296467243456">
          <table:table-cell table:style-name="Table20.A2" office:value-type="string">
            <text:p text:style-name="Table_20_Contents"><text:span text:style-name="T37">U+</text:span>309b</text:p>
          </table:table-cell>
          <table:table-cell table:style-name="Table20.A2" office:value-type="string">
            <text:p text:style-name="Table_20_Contents"><text:span text:style-name="T37">U+</text:span>ff9e</text:p>
          </table:table-cell>
          <table:table-cell table:style-name="Table20.C2" office:value-type="string">
            <text:p text:style-name="Table_20_Contents">KATAKANA-HIRAGANA VOICED SOUND MARK</text:p>
          </table:table-cell>
        </table:table-row>
        <text:soft-page-break/>
        <table:table-row table:style-name="TableLine2296467246720">
          <table:table-cell table:style-name="Table20.A2" office:value-type="string">
            <text:p text:style-name="Table_20_Contents"><text:span text:style-name="T37">U+</text:span>309c</text:p>
          </table:table-cell>
          <table:table-cell table:style-name="Table20.A2" office:value-type="string">
            <text:p text:style-name="Table_20_Contents"><text:span text:style-name="T37">U+</text:span>ff9f</text:p>
          </table:table-cell>
          <table:table-cell table:style-name="Table20.C2" office:value-type="string">
            <text:p text:style-name="Table_20_Contents">KATAKANA-HIRAGANA SEMI-VOICED SOUND MARK</text:p>
          </table:table-cell>
        </table:table-row>
        <table:table-row table:style-name="TableLine2296467245632">
          <table:table-cell table:style-name="Table20.A2" office:value-type="string">
            <text:p text:style-name="Table_20_Contents"><text:span text:style-name="T37">U+</text:span>30fb</text:p>
          </table:table-cell>
          <table:table-cell table:style-name="Table20.A2" office:value-type="string">
            <text:p text:style-name="Table_20_Contents"><text:span text:style-name="T37">U+</text:span>ff65</text:p>
          </table:table-cell>
          <table:table-cell table:style-name="Table20.C2" office:value-type="string">
            <text:p text:style-name="Table_20_Contents">KATAKANA MIDDLE DOT</text:p>
          </table:table-cell>
        </table:table-row>
        <table:table-row table:style-name="TableLine2296467236928">
          <table:table-cell table:style-name="Table20.A2" office:value-type="string">
            <text:p text:style-name="Table_20_Contents"><text:span text:style-name="T37">U+</text:span>30fc</text:p>
          </table:table-cell>
          <table:table-cell table:style-name="Table20.A2" office:value-type="string">
            <text:p text:style-name="Table_20_Contents"><text:span text:style-name="T37">U+</text:span>ff70</text:p>
          </table:table-cell>
          <table:table-cell table:style-name="Table20.C2" office:value-type="string">
            <text:p text:style-name="Table_20_Contents">KATAKANA-HIRAGANA PROLONGED SOUND MARK</text:p>
          </table:table-cell>
        </table:table-row>
        <table:table-row table:style-name="TableLine2296467238560">
          <table:table-cell table:style-name="Table20.A2" office:value-type="string">
            <text:p text:style-name="Table_20_Contents"><text:span text:style-name="T37">U+</text:span>ffe5</text:p>
          </table:table-cell>
          <table:table-cell table:style-name="Table20.A2" office:value-type="string">
            <text:p text:style-name="Table_20_Contents"><text:span text:style-name="T37">U+</text:span>005c</text:p>
          </table:table-cell>
          <table:table-cell table:style-name="Table20.C2" office:value-type="string">
            <text:p text:style-name="Table_20_Contents">FULLWIDTH YEN SIGN =&gt; REVERSE SOLIDUS "\"</text:p>
          </table:table-cell>
        </table:table-row>
        <table:table-row table:style-name="TableLine229646724427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127; Evaluators may evaluate expressions where <text:span text:style-name="Parameter_20_Name">N</text:span> <text:span text:style-name="T37">≥</text:span> 1, <text:span text:style-name="Parameter_20_Name">N</text:span> <text:span text:style-name="T37">≤</text:span> 255.</text:p>
      <text:p text:style-name="Text_20_body"><text:span text:style-name="Label">Semantics:</text:span></text:p>
      <text:p text:style-name="Text_20_body">Returns character represented by the given numeric value.</text:p>
      <text:p text:style-name="Text_20_body"><text:span text:style-name="T31">Evaluators </text:span><text:span text:style-name="ISO_20_Keyword">should</text:span><text:span text:style-name="T31"> return an Error if </text:span><text:span text:style-name="Parameter_20_Name"><text:span text:style-name="T82">N</text:span></text:span><text:span text:style-name="T31"> &gt; 255.</text:span></text:p>
      <text:p text:style-name="Text_20_body"><text:span text:style-name="T31">Evaluators </text:span><text:span text:style-name="ISO_20_Keyword">should</text:span><text:span text:style-name="T31"> implement CHAR such that CODE(CHAR(</text:span><text:span text:style-name="Parameter_20_Name"><text:span text:style-name="T82">N</text:span></text:span><text:span text:style-name="T31">)) returns </text:span><text:span text:style-name="Parameter_20_Name"><text:span text:style-name="T82">N</text:span></text:span><text:span text:style-name="T31"> for any 1 </text:span><text:span text:style-name="T43">≤</text:span><text:span text:style-name="T31"> </text:span><text:span text:style-name="Parameter_20_Name"><text:span text:style-name="T82">N</text:span></text:span><text:span text:style-name="T31"> </text:span><text:span text:style-name="T43">≤</text:span><text:span text:style-name="T31"> 255.</text:span></text:p>
      <text:p text:style-name="Note"><text:span text:style-name="Note_20_Label"><text:span text:style-name="T82">Note 1:</text:span></text:span><text:span text:style-name="T31"> Beyond 127, some evaluators return a character from a system-specific code page, while others return the </text:span><text:span text:style-name="T31"><text:reference-ref text:reference-format="text" text:ref-name="nref-unicode">[UNICODE]</text:reference-ref></text:span><text:span text:style-name="T31"><text:s/>character. Most evaluators do not allow values greater than 255.</text:span></text:p>
      <text:p text:style-name="Note"><text:span text:style-name="Note_20_Label"><text:span text:style-name="T82">Note 2:</text:span></text:span><text:span text:style-name="T31"> Where interoperability is a concern, expressions should use the UNICHAR function. </text:span><text:span text:style-name="T3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1">Removes all non-printable characters from the string </text:span><text:span text:style-name="Parameter_20_Name"><text:span text:style-name="T82">T</text:span></text:span><text:span text:style-name="T31"> and returns the resulting string. </text:span><text:span text:style-name="T43">Evaluators</text:span><text:span text:style-name="T31"> </text:span><text:span text:style-name="ISO_20_Keyword">should</text:span> <text:span text:style-name="T31">remove each particular character from the string, if and only if the character belongs to </text:span><text:span text:style-name="T31"><text:reference-ref text:reference-format="text" text:ref-name="nref-unicode">[UNICODE]</text:reference-ref></text:span><text:span text:style-name="T31"><text:s/>class Cc (Other - Control), or to Unicode class Cn (Other - Not Assigned). The </text:span><text:soft-page-break/><text:span text:style-name="T31">resulting string </text:span><text:span text:style-name="ISO_20_Keyword">shall</text:span> <text:span text:style-name="T31">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7">≤</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7">≥</text:span> 128 is implementation-defined. Evaluators<text:span text:style-name="T31"> </text:span><text:span text:style-name="ISO_20_Keyword">may</text:span><text:span text:style-name="T31"> use the underlying system's code page. Evaluators </text:span><text:span text:style-name="ISO_20_Keyword">should</text:span><text:span text:style-name="T31"> implement CODE such that CODE(CHAR(N)) returns N for 1 </text:span><text:span text:style-name="T43">≤</text:span><text:span text:style-name="T31"> N </text:span><text:span text:style-name="T43">≤</text:span><text:span text:style-name="T31"> 255.</text:span></text:p>
      <text:p text:style-name="Note"><text:span text:style-name="Note_20_Label"><text:span text:style-name="T82">Note:</text:span></text:span><text:span text:style-name="T31"> Where interoperability is a concern, expressions should use the UNICODE function. </text:span><text:span text:style-name="T3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3">+</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eturns the value formatted as a currency, using locale-specific data. </text:span><text:span text:style-name="Parameter_20_Name">D</text:span><text:span text:style-name="T31"> is the number of decimal places used in the result string, a negative </text:span><text:span text:style-name="Parameter_20_Name">D</text:span><text:span text:style-name="T31">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ounds value </text:span><text:span text:style-name="Parameter_20_Name"><text:span text:style-name="T82">N</text:span></text:span><text:span text:style-name="T31"> to </text:span><text:span text:style-name="Parameter_20_Name"><text:span text:style-name="T82">D</text:span></text:span><text:span text:style-name="T31"> decimal places (after the decimal point) and returns the result formatted as text, using locale-specific settings. If </text:span><text:span text:style-name="Parameter_20_Name"><text:span text:style-name="T82">D</text:span></text:span><text:span text:style-name="T31"> is negative, the number is rounded to ABS(</text:span><text:span text:style-name="Parameter_20_Name"><text:span text:style-name="T82">D</text:span></text:span><text:span text:style-name="T31">) places to the left from the decimal point. If the optional parameter </text:span><text:span text:style-name="Parameter_20_Name">OmitSeparators</text:span> <text:span text:style-name="T31">is TRUE, then group separators are omitted from the resulting string. Group separators are included in the absence of this parameter. If </text:span><text:span text:style-name="Parameter_20_Name"><text:span text:style-name="T82">D</text:span></text:span><text:span text:style-name="T31"> is a fraction, it is rounded towards 0 as an integer (ignoring what is the closest integer).</text:span></text:p>
      <text:p text:style-name="Text_20_body"><text:span text:style-name="T31">See also ABS </text:span><text:span text:style-name="T31"><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8">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296467233936">
            <table:table-cell table:style-name="Table21.A1" office:value-type="string">
              <text:p text:style-name="P28">From Unicod<text:span text:style-name="T40">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296467233120">
          <table:table-cell table:style-name="Table21.A2" office:value-type="string">
            <text:p text:style-name="Table_20_Contents"><text:span text:style-name="T37">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296467245904">
          <table:table-cell table:style-name="Table21.A2" office:value-type="string">
            <text:p text:style-name="Table_20_Contents"><text:span text:style-name="T37">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2296467236112">
          <table:table-cell table:style-name="Table21.A2" office:value-type="string">
            <text:p text:style-name="Table_20_Contents"><text:span text:style-name="T37">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296467232576">
          <table:table-cell table:style-name="Table21.A2" office:value-type="string">
            <text:p text:style-name="Table_20_Contents"><text:span text:style-name="T37">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296467242096">
          <table:table-cell table:style-name="Table21.A2" office:value-type="string">
            <text:p text:style-name="Table_20_Contents"><text:span text:style-name="T37">U+</text:span>0021 <text:span text:style-name="T37">≤</text:span> c <text:span text:style-name="T37">≤</text:span>= <text:span text:style-name="T37">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296467246992">
          <table:table-cell table:style-name="Table21.A2" office:value-type="string">
            <text:p text:style-name="Table_20_Contents"><text:span text:style-name="T37">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296467231488">
          <table:table-cell table:style-name="Table21.A2" office:value-type="string">
            <text:p text:style-name="Table_20_Contents"><text:span text:style-name="T37">U+</text:span>ff67 <text:span text:style-name="T37">≤</text:span> c <text:span text:style-name="T37">≤</text:span> <text:span text:style-name="T37">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296467235568">
          <table:table-cell table:style-name="Table21.A2" office:value-type="string">
            <text:p text:style-name="Table_20_Contents"><text:span text:style-name="T37">U+</text:span>ff6c <text:span text:style-name="T37">≤</text:span> c <text:span text:style-name="T37">≤</text:span> <text:span text:style-name="T37">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296467241008">
          <table:table-cell table:style-name="Table21.A2" office:value-type="string">
            <text:p text:style-name="Table_20_Contents"><text:span text:style-name="T37">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296467232848">
          <table:table-cell table:style-name="Table21.A2" office:value-type="string">
            <text:p text:style-name="Table_20_Contents"><text:span text:style-name="T37">U+</text:span>ff71 <text:span text:style-name="T37">≤</text:span> c <text:span text:style-name="T37">≤</text:span> <text:span text:style-name="T37">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296467236384">
          <table:table-cell table:style-name="Table21.A2" office:value-type="string">
            <text:p text:style-name="Table_20_Contents"><text:span text:style-name="T37">U+</text:span>ff76 <text:span text:style-name="T37">≤</text:span> c <text:span text:style-name="T37">≤</text:span> <text:span text:style-name="T37">U+</text:span>ff81<text:line-break/>followed by <text:span text:style-name="T37">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296467235840">
          <table:table-cell table:style-name="Table21.A2" office:value-type="string">
            <text:p text:style-name="Table_20_Contents"><text:span text:style-name="T37">U+</text:span>ff76 <text:span text:style-name="T37">≤</text:span> c <text:span text:style-name="T37">≤</text:span> <text:span text:style-name="T37">U+</text:span>ff81<text:line-break/>not followed by <text:span text:style-name="T37">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296467233392">
          <table:table-cell table:style-name="Table21.A2" office:value-type="string">
            <text:p text:style-name="Table_20_Contents"><text:span text:style-name="T37">U+</text:span>ff82 <text:span text:style-name="T37">≤</text:span> c <text:span text:style-name="T37">≤</text:span> <text:span text:style-name="T37">U+</text:span>ff84<text:line-break/>followed by <text:span text:style-name="T37">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296467236656">
          <table:table-cell table:style-name="Table21.A2" office:value-type="string">
            <text:p text:style-name="Table_20_Contents"><text:span text:style-name="T37">U+</text:span>ff82 <text:span text:style-name="T37">≤</text:span> c <text:span text:style-name="T37">≤</text:span> <text:span text:style-name="T37">U+</text:span>ff84<text:line-break/>not followed by <text:span text:style-name="T37">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296467241280">
          <table:table-cell table:style-name="Table21.A2" office:value-type="string">
            <text:p text:style-name="Table_20_Contents"><text:span text:style-name="T37">U+</text:span>ff85 <text:span text:style-name="T37">≤</text:span> c <text:span text:style-name="T37">≤</text:span> <text:span text:style-name="T37">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296467231760">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296467237472">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296467241552">
          <table:table-cell table:style-name="Table21.A2" office:value-type="string">
            <text:p text:style-name="Table_20_Contents"><text:span text:style-name="T37">U+</text:span>ff8a <text:span text:style-name="T37">≤</text:span> c <text:span text:style-name="T37">≤</text:span> <text:span text:style-name="T37">U+</text:span>ff8e<text:line-break/>neither followed by <text:span text:style-name="T37">U+</text:span>ff9e nor <text:span text:style-name="T37">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296467239648">
          <table:table-cell table:style-name="Table21.A2" office:value-type="string">
            <text:p text:style-name="Table_20_Contents"><text:span text:style-name="T37">U+</text:span>ff8f <text:span text:style-name="T37">≤</text:span> c <text:span text:style-name="T37">≤</text:span> <text:span text:style-name="T37">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296467233664">
          <table:table-cell table:style-name="Table21.A2" office:value-type="string">
            <text:p text:style-name="Table_20_Contents"><text:span text:style-name="T37">U+</text:span>ff94 <text:span text:style-name="T37">≤</text:span> c <text:span text:style-name="T37">≤</text:span> <text:span text:style-name="T37">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296467242640">
          <table:table-cell table:style-name="Table21.A2" office:value-type="string">
            <text:p text:style-name="Table_20_Contents"><text:span text:style-name="T37">U+</text:span>ff97 <text:span text:style-name="T37">≤</text:span> c <text:span text:style-name="T37">≤</text:span> <text:span text:style-name="T37">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296467237744">
          <table:table-cell table:style-name="Table21.A2" office:value-type="string">
            <text:p text:style-name="Table_20_Contents"><text:span text:style-name="T37">U+</text:span>ff9c</text:p>
          </table:table-cell>
          <table:table-cell table:style-name="Table21.A2" office:value-type="string">
            <text:p text:style-name="Table_20_Contents"><text:span text:style-name="T37">U+</text:span>30ef</text:p>
          </table:table-cell>
          <table:table-cell table:style-name="Table21.C2" office:value-type="string">
            <text:p text:style-name="Table_20_Contents">katakana wa</text:p>
          </table:table-cell>
        </table:table-row>
        <table:table-row table:style-name="TableLine2296467238832">
          <table:table-cell table:style-name="Table21.A2" office:value-type="string">
            <text:p text:style-name="Table_20_Contents"><text:span text:style-name="T37">U+</text:span>ff9d</text:p>
          </table:table-cell>
          <table:table-cell table:style-name="Table21.A2" office:value-type="string">
            <text:p text:style-name="Table_20_Contents"><text:span text:style-name="T37">U+</text:span>30f3</text:p>
          </table:table-cell>
          <table:table-cell table:style-name="Table21.C2" office:value-type="string">
            <text:p text:style-name="Table_20_Contents">katakana nn</text:p>
          </table:table-cell>
        </table:table-row>
        <table:table-row table:style-name="TableLine2296467245088">
          <table:table-cell table:style-name="Table21.A2" office:value-type="string">
            <text:p text:style-name="Table_20_Contents"><text:span text:style-name="T37">U+</text:span>ff9e</text:p>
          </table:table-cell>
          <table:table-cell table:style-name="Table21.A2" office:value-type="string">
            <text:p text:style-name="Table_20_Contents"><text:span text:style-name="T37">U+</text:span>309b</text:p>
          </table:table-cell>
          <table:table-cell table:style-name="Table21.C2" office:value-type="string">
            <text:p text:style-name="Table_20_Contents">HALFWIDTH KATAKANA VOICED SOUND MARK =&gt; FULLWIDTH</text:p>
          </table:table-cell>
        </table:table-row>
        <table:table-row table:style-name="TableLine2296467241824">
          <table:table-cell table:style-name="Table21.A2" office:value-type="string">
            <text:p text:style-name="Table_20_Contents"><text:span text:style-name="T37">U+</text:span>ff9f</text:p>
          </table:table-cell>
          <table:table-cell table:style-name="Table21.A2" office:value-type="string">
            <text:p text:style-name="Table_20_Contents"><text:span text:style-name="T37">U+</text:span>309c</text:p>
          </table:table-cell>
          <table:table-cell table:style-name="Table21.C2" office:value-type="string">
            <text:p text:style-name="Table_20_Contents">HALFWIDTH KATAKANA <text:soft-page-break/>SEMI-VOICED SOUND MARK =&gt; FULLWIDTH</text:p>
          </table:table-cell>
        </table:table-row>
        <table:table-row table:style-name="TableLine2296467246176">
          <table:table-cell table:style-name="Table21.A2" office:value-type="string">
            <text:p text:style-name="Table_20_Contents"><text:span text:style-name="T37">U+</text:span>ff70</text:p>
          </table:table-cell>
          <table:table-cell table:style-name="Table21.A2" office:value-type="string">
            <text:p text:style-name="Table_20_Contents"><text:span text:style-name="T37">U+</text:span>30fc</text:p>
          </table:table-cell>
          <table:table-cell table:style-name="Table21.C2" office:value-type="string">
            <text:p text:style-name="Table_20_Contents">HALFWIDTH KATAKANA-HIRAGANA PROLONGED SOUND MARK =&gt; FULLWIDTH</text:p>
          </table:table-cell>
        </table:table-row>
        <table:table-row table:style-name="TableLine2296467232032">
          <table:table-cell table:style-name="Table21.A2" office:value-type="string">
            <text:p text:style-name="Table_20_Contents"><text:span text:style-name="T37">U+</text:span>ff61</text:p>
          </table:table-cell>
          <table:table-cell table:style-name="Table21.A2" office:value-type="string">
            <text:p text:style-name="Table_20_Contents"><text:span text:style-name="T37">U+</text:span>3002</text:p>
          </table:table-cell>
          <table:table-cell table:style-name="Table21.C2" office:value-type="string">
            <text:p text:style-name="Table_20_Contents">HALFWIDTH IDEOGRAPHIC FULL STOP =&gt; FULLWIDTH</text:p>
          </table:table-cell>
        </table:table-row>
        <table:table-row table:style-name="TableLine2296467239376">
          <table:table-cell table:style-name="Table21.A2" office:value-type="string">
            <text:p text:style-name="Table_20_Contents"><text:span text:style-name="T37">U+</text:span>ff62</text:p>
          </table:table-cell>
          <table:table-cell table:style-name="Table21.A2" office:value-type="string">
            <text:p text:style-name="Table_20_Contents"><text:span text:style-name="T37">U+</text:span>300c</text:p>
          </table:table-cell>
          <table:table-cell table:style-name="Table21.C2" office:value-type="string">
            <text:p text:style-name="Table_20_Contents">HALFWIDTH LEFT CORNER BRACKET =&gt; FULLWIDTH</text:p>
          </table:table-cell>
        </table:table-row>
        <table:table-row table:style-name="TableLine2296467246448">
          <table:table-cell table:style-name="Table21.A2" office:value-type="string">
            <text:p text:style-name="Table_20_Contents"><text:span text:style-name="T37">U+</text:span>ff63</text:p>
          </table:table-cell>
          <table:table-cell table:style-name="Table21.A2" office:value-type="string">
            <text:p text:style-name="Table_20_Contents"><text:span text:style-name="T37">U+</text:span>300d</text:p>
          </table:table-cell>
          <table:table-cell table:style-name="Table21.C2" office:value-type="string">
            <text:p text:style-name="Table_20_Contents">HALFWIDTH RIGHT CORNER BRACKET =&gt; FULLWIDTH</text:p>
          </table:table-cell>
        </table:table-row>
        <table:table-row table:style-name="TableLine2296467247264">
          <table:table-cell table:style-name="Table21.A2" office:value-type="string">
            <text:p text:style-name="Table_20_Contents"><text:span text:style-name="T37">U+</text:span>ff64</text:p>
          </table:table-cell>
          <table:table-cell table:style-name="Table21.A2" office:value-type="string">
            <text:p text:style-name="Table_20_Contents"><text:span text:style-name="T37">U+</text:span>3001</text:p>
          </table:table-cell>
          <table:table-cell table:style-name="Table21.C2" office:value-type="string">
            <text:p text:style-name="Table_20_Contents">HALFWIDTH IDEOGRAPHIC COMMA =&gt; FULLWIDTH</text:p>
          </table:table-cell>
        </table:table-row>
        <table:table-row table:style-name="TableLine2296467234480">
          <table:table-cell table:style-name="Table21.A2" office:value-type="string">
            <text:p text:style-name="Table_20_Contents"><text:span text:style-name="T37">U+</text:span>ff65</text:p>
          </table:table-cell>
          <table:table-cell table:style-name="Table21.A2" office:value-type="string">
            <text:p text:style-name="Table_20_Contents"><text:span text:style-name="T37">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1"> return the same string as MID(</text:span><text:span text:style-name="Parameter_20_Name"><text:span text:style-name="T82">T</text:span></text:span><text:span text:style-name="T31">; 1; </text:span><text:span text:style-name="Parameter_20_Name"><text:span text:style-name="T82">Length</text:span></text:span><text:span text:style-name="T31">).</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7">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7">I</text:span>, U+0049) is converted to a lower case "i without dot" (LATIN SMALL LETTER DOTLESS <text:span text:style-name="T37">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 <text:span text:style-name="Parameter_20_Name">Length</text:span> <text:span text:style-name="T37">≥</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7">≥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1769994500"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37">Evaluators</text:span> <text:span text:style-name="ISO_20_Keyword">shall</text:span><text:span text:style-name="T31"> implement this for at least the Latin letters A-Z and a-z.</text:span></text:p>
      <text:p text:style-name="Text_20_body"><text:soft-page-break/>As with most functions, it is side-effect free, that is, it does <text:span text:style-name="T57">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6">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7">≥</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7">≥</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1">case</text:span>-sensitive. <text:span text:style-name="Parameter_20_Name">Start</text:span> is 1 if omitted. Returns an Error if text not found.</text:p>
      <text:p text:style-name="Text_20_body">The values returned may vary depending upon th<text:span text:style-name="T37">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7">≥</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6">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0, <text:span text:style-name="Parameter_20_Name">N</text:span> <text:span text:style-name="T37">≤</text:span> 1114111 (U+10FFFF)</text:p>
      <text:p text:style-name="Text_20_body"><text:span text:style-name="Label">Semantics:</text:span> <text:span text:style-name="T31">Returns the character having the given numeric value as [UNICODE] code point. <text:line-break/>Evaluators shall support values between 1 and 0xFFFF. Evaluators should allow </text:span><text:span text:style-name="Parameter_20_Name"><text:span text:style-name="T82">N</text:span></text:span><text:span text:style-name="T31"> to be any </text:span><text:span text:style-name="T31"><text:reference-ref text:reference-format="text" text:ref-name="nref-unicode">[UNICODE]</text:reference-ref></text:span><text:span text:style-name="T31"><text:s text:c="2"/>code point of type Graphic, Format or Control. Evaluators should implement UNICHAR such that UNICODE(UNICHAR(</text:span><text:span text:style-name="Parameter_20_Name"><text:span text:style-name="T82">N</text:span></text:span><text:span text:style-name="T31">)) returns </text:span><text:span text:style-name="Parameter_20_Name"><text:span text:style-name="T82">N</text:span></text:span><text:span text:style-name="T31"> for any </text:span><text:span text:style-name="T31"><text:reference-ref text:reference-format="text" text:ref-name="nref-unicode">[UNICODE]</text:reference-ref></text:span><text:span text:style-name="T31"><text:s/>code point </text:span><text:span text:style-name="Parameter_20_Name"><text:span text:style-name="T82">N</text:span></text:span><text:span text:style-name="T31">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7">I</text:span>) U+0069 is converted to an upper case "I with dot" (LATIN CAPITAL LETTER <text:span text:style-name="T37">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7">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1"> implement them, and documents </text:span><text:span text:style-name="ISO_20_Keyword">may</text:span><text:span text:style-name="T3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7">Evaluators</text:span> claiming to implement “Inline constant arrays” <text:span text:style-name="ISO_20_Keyword">shall</text:span><text:span text:style-name="T31"> support inline arrays with one matrix, with one or more rows, and one or more columns. Such evaluators </text:span><text:span text:style-name="ISO_20_Keyword">shall</text:span><text:span text:style-name="T31"> support these 2-dimensional arrays as long as the number of expressions in each row is identical; evaluators </text:span><text:span text:style-name="ISO_20_Keyword">may</text:span><text:span text:style-name="T31"> but need not support arrays with a different number of expressions in each row. They </text:span><text:span text:style-name="ISO_20_Keyword">shall</text:span><text:span text:style-name="T31"> support </text:span><text:span text:style-name="T60">at least</text:span><text:span text:style-name="T54"> the following syntactic rules in the Expression values for the inline array:</text:span></text:p>
      <text:list xml:id="list234954365648460" text:continue-list="list234955902579726"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7">Evaluators</text:span> claiming to implement “Inline non-constant arrays” <text:span text:style-name="ISO_20_Keyword">shall</text:span><text:span text:style-name="T31"> support </text:span><text:span text:style-name="T54">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7">Evaluators</text:span> claiming to implement “Year 1583” can correctly calculate dates correctly starting from the January 1 of the (ISO) year 1583. This means that the <text:span text:style-name="T37">evaluator</text:span> correctly determines that 1900 was not a leap year, and can handle year values for dates back to <text:span text:style-name="T58">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7">Evaluators</text:span> <text:span text:style-name="ISO_20_Keyword">may</text:span> <text:span text:style-name="T31">choose to support years even earlier than this; such evaluators </text:span><text:span text:style-name="ISO_20_Keyword">should</text:span><text:span text:style-name="T3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7">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34955969437579" text:continue-list="list234955940425718"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234956236604827" text:continue-list="list2002465422" text:style-name="Appendix">
        <text:list-item>
          <text:p text:style-name="Appendix_20_Heading_20_1"><text:bookmark-start text:name="__RefHeading___Toc1134099_2705524876"/><text:change text:change-id="ct2296467939968"/>Changes from “Open Document Format for Office Applications (OpenDocument) v1.3”<text:bookmark-end text:name="__RefHeading___Toc1134099_2705524876"/></text:p>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text:a xlink:type="simple" xlink:href="https://issues.oasis-open.org/browse/OFFICE-4096" text:style-name="Internet_20_link" text:visited-style-name="Visited_20_Internet_20_Link"/></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change-start text:change-id="ct2296467946208"/></text:p>
      <text:p text:style-name="Text_20_body"/>
      <text:p text:style-name="Text_20_body">The following function is new:</text:p>
      <text:p text:style-name="P3">EASTERSUNDAY <text:change-end text:change-id="ct2296467946208"/><text:change-start text:change-id="ct2296467935648"/><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2296467935648"/><text:change-start text:change-id="ct2296467942368"/><text:a xlink:type="simple" xlink:href="https://issues.oasis-open.org/browse/OFFICE-2164" text:style-name="Internet_20_link" text:visited-style-name="Visited_20_Internet_20_Link">ice-2164</text:a><text:change-end text:change-id="ct2296467942368"/></text:p>
      <text:p text:style-name="P3">The definitions of the following functions changed:</text:p>
      <text:p text:style-name="P3"><text:change-start text:change-id="ct2296467940208"/>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296467940208"/><text:change-start text:change-id="ct2296467942848"/></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296467942848"/><text:change-start text:change-id="ct2296467937328"/></text:p>
      <text:p text:style-name="P3"><text:change-end text:change-id="ct2296467937328"/><text:change-start text:change-id="ct2296467948368"/>INDEX <text:bookmark-ref text:reference-format="number" text:ref-name="__RefHeading__1018424_715980110">6.14.6</text:bookmark-ref><text:s/><text:a xlink:type="simple" xlink:href="https://issues.oasis-open.org/browse/OFFICE-4143" text:style-name="Internet_20_link" text:visited-style-name="Visited_20_Internet_20_Link">Office-4143</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2296467948368"/><text:change-start text:change-id="ct2296467947648"/>NPER <text:bookmark-ref text:reference-format="number" text:ref-name="__RefHeading__1018288_715980110">6.12.29</text:bookmark-ref><text:s/><text:a xlink:type="simple" xlink:href="https://issues.oasis-open.org/browse/OFFICE-3915" text:style-name="Internet_20_link" text:visited-style-name="Visited_20_Internet_20_Link">Office-3915</text:a></text:p>
      <text:p text:style-name="P3">PMT <text:bookmark-ref text:reference-format="number" text:ref-name="__RefHeading__1018302_715980110">6.12.36</text:bookmark-ref><text:s/><text:a xlink:type="simple" xlink:href="https://issues.oasis-open.org/browse/OFFICE-3915" text:style-name="Internet_20_link" text:visited-style-name="Visited_20_Internet_20_Link">Office-3915</text:a></text:p>
      <text:p text:style-name="P3"><text:change-end text:change-id="ct2296467947648"/><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3"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2" svg:font-family="'Courier New'" style:font-family-generic="modern" style:font-pitch="fixed"/>
    <style:font-face style:name="Courier New3"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213</text:page-number></text:span></text:span><text:span text:style-name="Page_20_Number"><text:span text:style-name="MT1"><text:s/>of </text:span></text:span><text:span text:style-name="Page_20_Number"><text:span text:style-name="MT1"><text:page-count style:num-format="1">215</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9" meta:word-count="65783" meta:character-count="398377" meta:non-whitespace-character-count="33797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